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kontroluj.xml" manifest:media-type="text/xml"/>
  <manifest:file-entry manifest:full-path="Basic/Standard/script-lb.xml" manifest:media-type="text/xml"/>
  <manifest:file-entry manifest:full-path="Basic/Standard/penalizujAdalsie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4.189cm"/>
    </style:style>
    <style:style style:name="co4" style:family="table-column">
      <style:table-column-properties fo:break-before="auto" style:column-width="5.133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859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0.665cm"/>
    </style:style>
    <style:style style:name="co10" style:family="table-column">
      <style:table-column-properties fo:break-before="auto" style:column-width="0.748cm"/>
    </style:style>
    <style:style style:name="co11" style:family="table-column">
      <style:table-column-properties fo:break-before="auto" style:column-width="0.776cm"/>
    </style:style>
    <style:style style:name="co12" style:family="table-column">
      <style:table-column-properties fo:break-before="auto" style:column-width="6.242cm"/>
    </style:style>
    <style:style style:name="co13" style:family="table-column">
      <style:table-column-properties fo:break-before="auto" style:column-width="7.742cm"/>
    </style:style>
    <style:style style:name="co14" style:family="table-column">
      <style:table-column-properties fo:break-before="auto" style:column-width="4.3cm"/>
    </style:style>
    <style:style style:name="co15" style:family="table-column">
      <style:table-column-properties fo:break-before="auto" style:column-width="4.383cm"/>
    </style:style>
    <style:style style:name="co16" style:family="table-column">
      <style:table-column-properties fo:break-before="auto" style:column-width="3.912cm"/>
    </style:style>
    <style:style style:name="co17" style:family="table-column">
      <style:table-column-properties fo:break-before="auto" style:column-width="4.078cm"/>
    </style:style>
    <style:style style:name="co18" style:family="table-column">
      <style:table-column-properties fo:break-before="auto" style:column-width="5.438cm"/>
    </style:style>
    <style:style style:name="co19" style:family="table-column">
      <style:table-column-properties fo:break-before="auto" style:column-width="3.246cm"/>
    </style:style>
    <style:style style:name="co20" style:family="table-column">
      <style:table-column-properties fo:break-before="auto" style:column-width="5.743cm"/>
    </style:style>
    <style:style style:name="co21" style:family="table-column">
      <style:table-column-properties fo:break-before="auto" style:column-width="5.105cm"/>
    </style:style>
    <style:style style:name="co22" style:family="table-column">
      <style:table-column-properties fo:break-before="auto" style:column-width="5.05cm"/>
    </style:style>
    <style:style style:name="co23" style:family="table-column">
      <style:table-column-properties fo:break-before="auto" style:column-width="5.188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4.523cm"/>
    </style:style>
    <style:style style:name="co26" style:family="table-column">
      <style:table-column-properties fo:break-before="auto" style:column-width="4.662cm"/>
    </style:style>
    <style:style style:name="co27" style:family="table-column">
      <style:table-column-properties fo:break-before="auto" style:column-width="4.967cm"/>
    </style:style>
    <style:style style:name="co28" style:family="table-column">
      <style:table-column-properties fo:break-before="auto" style:column-width="5.355cm"/>
    </style:style>
    <style:style style:name="co29" style:family="table-column">
      <style:table-column-properties fo:break-before="auto" style:column-width="5.216cm"/>
    </style:style>
    <style:style style:name="co30" style:family="table-column">
      <style:table-column-properties fo:break-before="auto" style:column-width="5.771cm"/>
    </style:style>
    <style:style style:name="co31" style:family="table-column">
      <style:table-column-properties fo:break-before="auto" style:column-width="5.521cm"/>
    </style:style>
    <style:style style:name="co32" style:family="table-column">
      <style:table-column-properties fo:break-before="auto" style:column-width="10.767cm"/>
    </style:style>
    <style:style style:name="co33" style:family="table-column">
      <style:table-column-properties fo:break-before="auto" style:column-width="12.569cm"/>
    </style:style>
    <style:style style:name="co34" style:family="table-column">
      <style:table-column-properties fo:break-before="auto" style:column-width="8.102cm"/>
    </style:style>
    <style:style style:name="co35" style:family="table-column">
      <style:table-column-properties fo:break-before="auto" style:column-width="4.217cm"/>
    </style:style>
    <style:style style:name="co36" style:family="table-column">
      <style:table-column-properties fo:break-before="auto" style:column-width="5.272cm"/>
    </style:style>
    <style:style style:name="co37" style:family="table-column">
      <style:table-column-properties fo:break-before="auto" style:column-width="5.965cm"/>
    </style:style>
    <style:style style:name="co38" style:family="table-column">
      <style:table-column-properties fo:break-before="auto" style:column-width="3.745cm"/>
    </style:style>
    <style:style style:name="co39" style:family="table-column">
      <style:table-column-properties fo:break-before="auto" style:column-width="3.607cm"/>
    </style:style>
    <style:style style:name="co40" style:family="table-column">
      <style:table-column-properties fo:break-before="auto" style:column-width="3.995cm"/>
    </style:style>
    <style:style style:name="co41" style:family="table-column">
      <style:table-column-properties fo:break-before="auto" style:column-width="1.803cm"/>
    </style:style>
    <style:style style:name="co42" style:family="table-column">
      <style:table-column-properties fo:break-before="auto" style:column-width="3.134cm"/>
    </style:style>
    <style:style style:name="co43" style:family="table-column">
      <style:table-column-properties fo:break-before="auto" style:column-width="8.879cm"/>
    </style:style>
    <style:style style:name="co44" style:family="table-column">
      <style:table-column-properties fo:break-before="auto" style:column-width="8.851cm"/>
    </style:style>
    <style:style style:name="co45" style:family="table-column">
      <style:table-column-properties fo:break-before="auto" style:column-width="10.85cm"/>
    </style:style>
    <style:style style:name="co46" style:family="table-column">
      <style:table-column-properties fo:break-before="auto" style:column-width="9.045cm"/>
    </style:style>
    <style:style style:name="co47" style:family="table-column">
      <style:table-column-properties fo:break-before="auto" style:column-width="4.44cm"/>
    </style:style>
    <style:style style:name="co48" style:family="table-column">
      <style:table-column-properties fo:break-before="auto" style:column-width="6.604cm"/>
    </style:style>
    <style:style style:name="co49" style:family="table-column">
      <style:table-column-properties fo:break-before="auto" style:column-width="2.441cm"/>
    </style:style>
    <style:style style:name="co50" style:family="table-column">
      <style:table-column-properties fo:break-before="auto" style:column-width="5.466cm"/>
    </style:style>
    <style:style style:name="co51" style:family="table-column">
      <style:table-column-properties fo:break-before="auto" style:column-width="6.077cm"/>
    </style:style>
    <style:style style:name="co52" style:family="table-column">
      <style:table-column-properties fo:break-before="auto" style:column-width="5.549cm"/>
    </style:style>
    <style:style style:name="co53" style:family="table-column">
      <style:table-column-properties fo:break-before="auto" style:column-width="2.718cm"/>
    </style:style>
    <style:style style:name="co54" style:family="table-column">
      <style:table-column-properties fo:break-before="auto" style:column-width="5.909cm"/>
    </style:style>
    <style:style style:name="co55" style:family="table-column">
      <style:table-column-properties fo:break-before="auto" style:column-width="6.271cm"/>
    </style:style>
    <style:style style:name="co56" style:family="table-column">
      <style:table-column-properties fo:break-before="auto" style:column-width="6.548cm"/>
    </style:style>
    <style:style style:name="co57" style:family="table-column">
      <style:table-column-properties fo:break-before="auto" style:column-width="6.082cm"/>
    </style:style>
    <style:style style:name="co58" style:family="table-column">
      <style:table-column-properties fo:break-before="auto" style:column-width="5.251cm"/>
    </style:style>
    <style:style style:name="co59" style:family="table-column">
      <style:table-column-properties fo:break-before="auto" style:column-width="4.948cm"/>
    </style:style>
    <style:style style:name="co6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fo:background-color="#eb613d"/>
      <style:text-properties fo:color="#ffffff"/>
    </style:style>
    <style:style style:name="ce3" style:family="table-cell" style:parent-style-name="Default">
      <style:text-properties fo:color="#000000" fo:font-size="20pt" style:font-size-asian="20pt" style:font-size-complex="20pt"/>
    </style:style>
    <style:style style:name="ce4" style:family="table-cell" style:parent-style-name="Default">
      <style:table-cell-properties fo:background-color="#999999"/>
      <style:text-properties fo:color="#000000"/>
    </style:style>
    <style:style style:name="ce5" style:family="table-cell" style:parent-style-name="Default">
      <style:text-properties style:font-name="Arial" fo:font-size="14pt" style:font-size-asian="14pt" style:font-size-complex="14pt"/>
    </style:style>
    <style:style style:name="ce6" style:family="table-cell" style:parent-style-name="Default">
      <style:text-properties fo:font-size="20pt" style:font-size-asian="20pt" style:font-size-complex="20pt"/>
    </style:style>
    <style:style style:name="ce7" style:family="table-cell" style:parent-style-name="Default">
      <style:text-properties fo:color="#ffffff" fo:font-size="10pt" style:font-size-asian="10pt" style:font-size-complex="10pt"/>
    </style:style>
    <style:style style:name="ce8" style:family="table-cell" style:parent-style-name="Default"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9" style:family="table-cell" style:parent-style-name="Default">
      <style:text-properties style:font-name="Arial" fo:font-size="10pt" style:font-size-asian="10pt" style:font-size-complex="10pt"/>
    </style:style>
    <style:style style:name="ce10" style:family="table-cell" style:parent-style-name="Default" style:data-style-name="N100">
      <style:table-cell-properties fo:background-color="#eb613d" style:text-align-source="fix" style:repeat-content="false"/>
      <style:paragraph-properties fo:text-align="start" fo:margin-left="0cm"/>
      <style:text-properties fo:color="#ffffff" style:font-name="Arial" fo:font-size="14pt" style:font-size-asian="14pt" style:font-size-complex="14pt"/>
    </style:style>
    <style:style style:name="ce11" style:family="table-cell" style:parent-style-name="Default" style:data-style-name="N0">
      <style:table-cell-properties fo:background-color="#999999"/>
      <style:text-properties fo:color="#000000" style:font-name="Arial" fo:font-size="20pt" style:font-size-asian="20pt" style:font-size-complex="20pt"/>
    </style:style>
    <style:style style:name="ce12" style:family="table-cell" style:parent-style-name="Default">
      <style:table-cell-properties fo:background-color="#999999"/>
      <style:text-properties style:font-name="Arial" fo:font-size="14pt" style:font-size-asian="14pt" style:font-size-complex="14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4pt" style:font-size-asian="14pt" style:font-size-complex="14pt"/>
    </style:style>
    <style:style style:name="ce14" style:family="table-cell" style:parent-style-name="Default" style:data-style-name="N0">
      <style:text-properties style:font-name="Arial" fo:font-size="20pt" style:font-size-asian="20pt" style:font-size-complex="20pt"/>
    </style:style>
    <style:style style:name="ce15" style:family="table-cell" style:parent-style-name="Default" style:data-style-name="N0">
      <style:text-properties style:font-name="Arial" fo:font-size="14pt" style:font-size-asian="14pt" style:font-size-complex="14pt"/>
    </style:style>
    <style:style style:name="ce16" style:family="table-cell" style:parent-style-name="Default">
      <style:text-properties fo:color="#00cccc" fo:font-size="14pt" fo:font-style="italic" style:font-size-asian="14pt" style:font-style-asian="italic" style:font-size-complex="14pt" style:font-style-complex="italic"/>
    </style:style>
    <style:style style:name="ce17" style:family="table-cell" style:parent-style-name="Default">
      <style:text-properties fo:font-size="14pt" style:font-size-asian="14pt" style:font-size-complex="14pt"/>
    </style:style>
    <style:style style:name="ce18" style:family="table-cell" style:parent-style-name="Default">
      <style:table-cell-properties style:shrink-to-fit="true"/>
      <style:text-properties fo:color="#000000" fo:font-size="14pt" fo:font-style="italic" style:font-size-asian="14pt" style:font-style-asian="italic" style:font-size-complex="14pt" style:font-style-complex="italic"/>
    </style:style>
    <style:style style:name="ce19" style:family="table-cell" style:parent-style-name="Default" style:data-style-name="N100">
      <style:table-cell-properties fo:background-color="#ffffff" style:text-align-source="fix" style:repeat-content="false"/>
      <style:paragraph-properties fo:text-align="start" fo:margin-left="0cm"/>
      <style:text-properties fo:color="#ffffff" fo:font-size="14pt" style:font-size-asian="14pt" style:font-size-complex="14pt"/>
    </style:style>
    <style:style style:name="ce20" style:family="table-cell" style:parent-style-name="Default">
      <style:table-cell-properties fo:background-color="#ffffff"/>
      <style:text-properties fo:color="#ffffff" fo:font-size="14pt" style:font-size-asian="14pt" style:font-size-complex="14pt"/>
    </style:style>
    <style:style style:name="ce21" style:family="table-cell" style:parent-style-name="Default">
      <style:text-properties fo:color="#ffffff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ce23" style:family="table-cell" style:parent-style-name="Default">
      <style:text-properties fo:color="#000000" fo:font-size="14pt" style:font-size-asian="14pt" style:font-size-complex="14pt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ce25" style:family="table-cell" style:parent-style-name="Default" style:data-style-name="N0">
      <style:text-properties fo:color="#000000" fo:font-size="14pt" style:font-size-asian="14pt" style:font-size-complex="14pt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cm"/>
      <style:text-properties fo:color="#000000" fo:font-size="14pt" style:font-size-asian="14pt" style:font-size-complex="14pt"/>
    </style:style>
    <style:style style:name="ce27" style:family="table-cell" style:parent-style-name="Default" style:data-style-name="N0">
      <style:table-cell-properties style:text-align-source="value-type" style:repeat-content="false"/>
      <style:text-properties fo:color="#000000" fo:font-size="14pt" style:font-size-asian="14pt" style:font-size-complex="14pt"/>
    </style:style>
    <style:style style:name="ce28" style:family="table-cell" style:parent-style-name="Default" style:data-style-name="N1">
      <style:table-cell-properties style:text-align-source="value-type" style:repeat-content="false"/>
      <style:paragraph-properties fo:margin-left="0cm"/>
      <style:text-properties fo:color="#000000" fo:font-size="14pt" style:font-size-asian="14pt" style:font-size-complex="14pt"/>
    </style:style>
    <style:style style:name="ce29" style:family="table-cell" style:parent-style-name="Default" style:data-style-name="N1">
      <style:table-cell-properties style:text-align-source="value-type" style:repeat-content="false"/>
      <style:text-properties fo:color="#000000" fo:font-size="14pt" style:font-size-asian="14pt" style:font-size-complex="14pt"/>
    </style:style>
    <style:style style:name="ce30" style:family="table-cell" style:parent-style-name="Default">
      <style:table-cell-properties fo:background-color="#ffffff"/>
      <style:text-properties fo:color="#000000" fo:font-size="14pt" style:font-size-asian="14pt" style:font-size-complex="14pt"/>
    </style:style>
    <style:style style:name="ce31" style:family="table-cell" style:parent-style-name="Default">
      <style:text-properties fo:color="#000000" style:font-name="Arial" fo:font-size="14pt" fo:language="en" fo:country="US" style:font-name-asian="Lucida Sans Unicode" style:font-size-asian="14pt" style:language-asian="en" style:country-asian="US" style:font-size-complex="14pt" style:language-complex="en" style:country-complex="US"/>
    </style:style>
    <style:style style:name="ce32" style:family="table-cell" style:parent-style-name="Default">
      <style:text-properties fo:color="#ffffff" fo:font-size="14pt" style:font-size-asian="14pt" style:font-size-complex="14pt"/>
    </style:style>
    <style:style style:name="ce33" style:family="table-cell" style:parent-style-name="Default">
      <style:text-properties fo:color="#ffffff" style:font-name="Arial" fo:font-size="14pt" style:font-size-asian="14pt" style:font-size-complex="14pt"/>
    </style:style>
    <style:style style:name="ce34" style:family="table-cell" style:parent-style-name="Default">
      <style:table-cell-properties fo:wrap-option="wrap"/>
      <style:text-properties fo:color="#ffffff" style:text-outline="false" style:text-line-through-styl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font-name="Arial" fo:font-size="14pt" style:font-size-asian="14pt" style:font-size-complex="14pt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4pt" style:font-size-asian="14pt" style:font-size-complex="14pt"/>
    </style:style>
  </office:automatic-styles>
  <office:body>
    <office:spreadsheet>
      <table:table table:name="0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Dalsie!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document" xlink:type="simple"/>
              </office:event-listeners>
            </form:button>
            <form:button form:name="PushButton1" form:control-implementation="ooo:com.sun.star.form.component.CommandButton" xml:id="control2" form:id="control2" form:label="Skontroluj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kontroluj.Main?language=Basic&amp;location=document" xlink:type="simple"/>
              </office:event-listeners>
            </form:button>
            <form:button form:name="PushButton2" form:control-implementation="ooo:com.sun.star.form.component.CommandButton" xml:id="control3" form:id="control3" form:label="Penalizuj&amp;Dalsi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penalizujAdalsie.Main?language=Basic&amp;location=document" xlink:type="simple"/>
              </office:event-listeners>
            </form:button>
          </form:form>
        </office:form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10" table:default-cell-style-name="ce5"/>
        <table:table-column table:style-name="co6" table:number-columns-repeated="1011" table:default-cell-style-name="ce5"/>
        <table:table-row table:style-name="ro1">
          <table:table-cell table:style-name="ce1" office:value-type="string">
            <text:p>PARAMETRE</text:p>
          </table:table-cell>
          <table:table-cell table:style-name="ce1" office:value-type="string">
            <text:p>&lt;dôslednost(0, inf)... lim 0= vsetky rovnako, 1=normalne, viac= najme tie co neviem</text:p>
          </table:table-cell>
          <table:table-cell table:style-name="ce1" office:value-type="string">
            <text:p>.</text:p>
          </table:table-cell>
          <table:table-cell table:style-name="ce1" table:number-columns-repeated="2"/>
          <table:table-cell table:style-name="ce8" office:value-type="float" office:value="1">
            <text:p>1</text:p>
          </table:table-cell>
          <table:table-cell table:style-name="ce9"/>
          <table:table-cell table:style-name="ce9" office:value-type="string">
            <text:p>OK</text:p>
          </table:table-cell>
          <table:table-cell table:style-name="ce9" table:number-columns-repeated="1016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9" table:number-columns-repeated="1019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style-name="ce9" table:number-columns-repeated="1013"/>
        </table:table-row>
        <table:table-row table:style-name="ro1">
          <table:table-cell table:style-name="ce1" office:value-type="string">
            <text:p>lekcie-----&gt;</text:p>
          </table:table-cell>
          <table:table-cell table:style-name="ce1" table:number-columns-repeated="4"/>
          <table:table-cell table:style-name="ce9" table:number-columns-repeated="1019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style-name="ce9" table:number-columns-repeated="1013"/>
        </table:table-row>
        <table:table-row table:style-name="ro1">
          <table:table-cell table:style-name="ce1" office:value-type="string">
            <text:p>lekcie-----&gt;</text:p>
          </table:table-cell>
          <table:table-cell table:style-name="ce1" table:number-columns-repeated="4"/>
          <table:table-cell table:style-name="ce9"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style-name="ce1" table:number-columns-repeated="5"/>
          <table:table-cell table:style-name="ce9" table:number-columns-repeated="1019"/>
        </table:table-row>
        <table:table-row table:style-name="ro1">
          <table:table-cell table:style-name="ce1" office:value-type="string">
            <text:p>Sheet3</text:p>
          </table:table-cell>
          <table:table-cell table:style-name="ce1" office:value-type="string">
            <text:p>&lt;-----aktualny seet slovicka</text:p>
          </table:table-cell>
          <table:table-cell table:style-name="ce1" table:number-columns-repeated="3"/>
          <table:table-cell table:style-name="ce9" table:number-columns-repeated="1019"/>
        </table:table-row>
        <table:table-row table:style-name="ro1">
          <table:table-cell table:style-name="ce1" office:value-type="float" office:value="28.6582764262863">
            <text:p>28,66</text:p>
          </table:table-cell>
          <table:table-cell table:style-name="ce1" table:number-columns-repeated="4"/>
          <table:table-cell table:style-name="Default" table:number-columns-repeated="11"/>
          <table:table-cell table:style-name="ce9" table:number-columns-repeated="1008"/>
        </table:table-row>
        <table:table-row table:style-name="ro1">
          <table:table-cell table:style-name="ce1" office:value-type="float" office:value="117.634273072347">
            <text:p>117,63</text:p>
          </table:table-cell>
          <table:table-cell table:style-name="ce1" office:value-type="string">
            <text:p>&lt;-----celkove skore</text:p>
          </table:table-cell>
          <table:table-cell table:style-name="ce1" table:number-columns-repeated="3"/>
          <table:table-cell table:style-name="Default" office:value-type="string">
            <text:p>Sheet1</text:p>
          </table:table-cell>
          <table:table-cell table:style-name="Default" office:value-type="string">
            <text:p>Sheet2</text:p>
          </table:table-cell>
          <table:table-cell table:style-name="Default" office:value-type="string">
            <text:p>Sheet3</text:p>
          </table:table-cell>
          <table:table-cell table:style-name="Default" office:value-type="string">
            <text:p>Sheet4</text:p>
          </table:table-cell>
          <table:table-cell table:style-name="Default" office:value-type="string">
            <text:p>Sheet5</text:p>
          </table:table-cell>
          <table:table-cell table:style-name="Default" office:value-type="string">
            <text:p>Sheet6</text:p>
          </table:table-cell>
          <table:table-cell table:style-name="Default" office:value-type="string">
            <text:p>Sheet7</text:p>
          </table:table-cell>
          <table:table-cell table:style-name="Default" office:value-type="string">
            <text:p>Sheet8</text:p>
          </table:table-cell>
          <table:table-cell table:style-name="Default" office:value-type="string">
            <text:p>Sheet9</text:p>
          </table:table-cell>
          <table:table-cell table:style-name="Default" office:value-type="string">
            <text:p>Sheet10</text:p>
          </table:table-cell>
          <table:table-cell table:style-name="ce9" office:value-type="string">
            <text:p>Duolingo - animals</text:p>
          </table:table-cell>
          <table:table-cell table:number-columns-repeated="10" table:style-name="ce9" office:value-type="string">
            <text:p>0</text:p>
          </table:table-cell>
          <table:table-cell table:style-name="ce9" table:number-columns-repeated="998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&lt;---poradie, a index sheetu</text:p>
          </table:table-cell>
          <table:table-cell table:style-name="ce1" table:number-columns-repeated="2"/>
          <table:table-cell office:value-type="float" office:value="8.97219015616712">
            <text:p>8,97</text:p>
          </table:table-cell>
          <table:table-cell office:value-type="float" office:value="19.0512939513203">
            <text:p>19,05</text:p>
          </table:table-cell>
          <table:table-cell office:value-type="float" office:value="29.5291110504221">
            <text:p>29,53</text:p>
          </table:table-cell>
          <table:table-cell office:value-type="float" office:value="46.5499163284826">
            <text:p>46,55</text:p>
          </table:table-cell>
          <table:table-cell office:value-type="float" office:value="58.3643484437649">
            <text:p>58,36</text:p>
          </table:table-cell>
          <table:table-cell office:value-type="float" office:value="71.7710913082199">
            <text:p>71,77</text:p>
          </table:table-cell>
          <table:table-cell office:value-type="float" office:value="76.2641923739201">
            <text:p>76,26</text:p>
          </table:table-cell>
          <table:table-cell office:value-type="float" office:value="83.7564577197521">
            <text:p>83,76</text:p>
          </table:table-cell>
          <table:table-cell office:value-type="float" office:value="105.501716419393">
            <text:p>105,5</text:p>
          </table:table-cell>
          <table:table-cell office:value-type="float" office:value="117.59618457296">
            <text:p>117,6</text:p>
          </table:table-cell>
          <table:table-cell table:number-columns-repeated="11" office:value-type="float" office:value="117.634273072347">
            <text:p>117,63</text:p>
          </table:table-cell>
          <table:table-cell table:number-columns-repeated="998"/>
        </table:table-row>
        <table:table-row table:style-name="ro2">
          <table:table-cell table:style-name="ce2" table:number-columns-repeated="5"/>
          <table:table-cell table:style-name="ce10" office:value-type="float" office:value="15.4755704779465">
            <text:p>15,48</text:p>
          </table:table-cell>
          <table:table-cell table:style-name="ce13" office:value-type="float" office:value="16.5308641975309">
            <text:p>16,53</text:p>
          </table:table-cell>
          <table:table-cell table:style-name="ce13" office:value-type="float" office:value="16.3268321412913">
            <text:p>16,33</text:p>
          </table:table-cell>
          <table:table-cell table:style-name="ce13" office:value-type="float" office:value="25.33150434385">
            <text:p>25,33</text:p>
          </table:table-cell>
          <table:table-cell table:style-name="ce13" office:value-type="float" office:value="19.6486511202561">
            <text:p>19,65</text:p>
          </table:table-cell>
          <table:table-cell table:style-name="ce13" office:value-type="float" office:value="18.4486782163966">
            <text:p>18,45</text:p>
          </table:table-cell>
          <table:table-cell table:style-name="ce13" office:value-type="float" office:value="9.29644871208657">
            <text:p>9,3</text:p>
          </table:table-cell>
          <table:table-cell table:style-name="ce13" office:value-type="float" office:value="13.9045877152873">
            <text:p>13,9</text:p>
          </table:table-cell>
          <table:table-cell table:style-name="ce13" office:value-type="float" office:value="18.1648634282737">
            <text:p>18,16</text:p>
          </table:table-cell>
          <table:table-cell table:style-name="ce13" office:value-type="float" office:value="18.3024691358025">
            <text:p>18,3</text:p>
          </table:table-cell>
          <table:table-cell table:style-name="ce13" office:value-type="float" office:value="0.999194319844039">
            <text:p>1</text:p>
          </table:table-cell>
          <table:table-cell table:style-name="ce13" table:number-columns-repeated="1008"/>
        </table:table-row>
        <table:table-row table:style-name="ro3">
          <table:table-cell table:style-name="ce3" office:value-type="string">
            <text:p>inžinier</text:p>
          </table:table-cell>
          <table:table-cell table:style-name="ce6"/>
          <table:table-cell table:style-name="ce3" office:value-type="string">
            <text:p>---</text:p>
          </table:table-cell>
          <table:table-cell table:style-name="ce3"/>
          <table:table-cell table:style-name="ce7" office:value-type="string">
            <text:p>l'ingénieur m</text:p>
          </table:table-cell>
          <table:table-cell table:style-name="ce11"/>
          <table:table-cell table:style-name="ce14" table:number-columns-repeated="1018"/>
        </table:table-row>
        <table:table-row table:style-name="ro2">
          <table:table-cell table:style-name="ce4" table:number-columns-repeated="5"/>
          <table:table-cell table:style-name="ce12"/>
          <table:table-cell table:number-columns-repeated="1018"/>
        </table:table-row>
        <table:table-row table:style-name="ro2">
          <table:table-cell table:style-name="ce1"/>
          <table:table-cell table:style-name="ce1">
            <draw:control table:end-cell-address="'0'.C18" table:end-x="3.899cm" table:end-y="0.543cm" draw:z-index="1" draw:text-style-name="P1" svg:width="4.135cm" svg:height="0.875cm" svg:x="4.878cm" svg:y="0.291cm" draw:control="control2"/>
          </table:table-cell>
          <table:table-cell table:style-name="ce1"/>
          <table:table-cell table:style-name="ce1">
            <draw:control table:end-cell-address="'0'.E19" table:end-x="0.323cm" table:end-y="0.146cm" draw:z-index="2" draw:text-style-name="P1" svg:width="5.372cm" svg:height="1.031cm" svg:x="0.084cm" svg:y="0.361cm" draw:control="control3"/>
          </table:table-cell>
          <table:table-cell table:style-name="ce1">
            <draw:control table:end-cell-address="'0'.H19" table:end-x="0.42cm" table:end-y="0.116cm" draw:z-index="0" draw:name="bla" draw:text-style-name="P1" svg:width="5.963cm" svg:height="0.878cm" svg:x="0.495cm" svg:y="0.484cm" draw:control="control1"/>
          </table:table-cell>
          <table:table-cell table:number-columns-repeated="1019"/>
        </table:table-row>
        <table:table-row table:style-name="ro2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1"/>
          <table:table-cell table:style-name="ce1" office:value-type="string">
            <text:p>KLAVES. SKRATKY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1" office:value-type="string">
            <text:p>skontroluj: shift+enter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1" office:value-type="string">
            <text:p>dalsie:</text:p>
          </table:table-cell>
          <table:table-cell table:style-name="ce1" table:number-columns-repeated="3"/>
          <table:table-cell table:number-columns-repeated="2"/>
          <table:table-cell office:value-type="string">
            <text:p>OK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1" office:value-type="string">
            <text:p>penalizuj a dalsie: ctrl+enter</text:p>
          </table:table-cell>
          <table:table-cell table:style-name="ce1" table:number-columns-repeated="3"/>
          <table:table-cell table:number-columns-repeated="2"/>
          <table:table-cell office:value-type="string">
            <text:p>OK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1" table:number-columns-repeated="2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1"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3">
            <text:p>13</text:p>
          </table:table-cell>
          <table:table-cell table:style-name="ce9" table:number-columns-repeated="1014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Default" table:number-columns-repeated="6"/>
          <table:table-cell table:style-name="ce13" table:number-columns-repeated="1018"/>
        </table:table-row>
        <table:table-row table:style-name="ro2" table:number-rows-repeated="3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Default" table:number-columns-repeated="6"/>
          <table:table-cell table:style-name="ce15" table:number-columns-repeated="1018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Default" table:number-columns-repeated="6"/>
          <table:table-cell table:style-name="ce15" table:number-columns-repeated="1018"/>
        </table:table-row>
        <table:table-row table:style-name="ro2">
          <table:table-cell table:style-name="Default" table:number-columns-repeated="6"/>
          <table:table-cell table:style-name="ce13" table:number-columns-repeated="1018"/>
        </table:table-row>
        <table:table-row table:style-name="ro2" table:number-rows-repeated="3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Default" table:number-columns-repeated="6"/>
          <table:table-cell table:style-name="ce13"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 table:number-rows-repeated="65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snicky" table:style-name="ta1" table:print="false">
        <table:table-column table:style-name="co12" table:default-cell-style-name="ce17"/>
        <table:table-column table:style-name="co13" table:default-cell-style-name="ce17"/>
        <table:table-column table:style-name="co6" table:number-columns-repeated="1022" table:default-cell-style-name="ce17"/>
        <table:table-row table:style-name="ro2">
          <table:table-cell table:style-name="ce16" office:value-type="string">
            <text:p>Alizee</text:p>
          </table:table-cell>
          <table:table-cell table:style-name="ce16" office:value-type="string">
            <text:p>Veni vedi vici</text:p>
          </table:table-cell>
          <table:table-cell table:style-name="ce18" office:value-type="string">
            <text:p>http://www.supermusic.sk/skupina.php?idpiesne=8025&amp;sid=</text:p>
          </table:table-cell>
          <table:table-cell table:number-columns-repeated="4"/>
          <table:table-cell office:value-type="float" office:value="0.00000001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a chance</text:p>
          </table:table-cell>
          <table:table-cell office:value-type="string">
            <text:p>štastie, šanca</text:p>
          </table:table-cell>
          <table:table-cell table:number-columns-repeated="5"/>
          <table:table-cell office:value-type="float" office:value="0.00000001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tout </text:p>
          </table:table-cell>
          <table:table-cell office:value-type="string">
            <text:p>všetko, celý</text:p>
          </table:table-cell>
          <table:table-cell office:value-type="string">
            <text:p>(tu)</text:p>
          </table:table-cell>
          <table:table-cell table:number-columns-repeated="4"/>
          <table:table-cell office:value-type="float" office:value="0.00000001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etit à petit</text:p>
          </table:table-cell>
          <table:table-cell office:value-type="string">
            <text:p>postupne, po kúskoch</text:p>
          </table:table-cell>
          <table:table-cell table:number-columns-repeated="5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2">
          <table:table-cell office:value-type="string">
            <text:p>le nid</text:p>
          </table:table-cell>
          <table:table-cell office:value-type="string">
            <text:p>hniezdo</text:p>
          </table:table-cell>
          <table:table-cell office:value-type="string">
            <text:p>(ni)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1016"/>
        </table:table-row>
        <table:table-row table:style-name="ro2">
          <table:table-cell office:value-type="string">
            <text:p>l'oiseau m</text:p>
          </table:table-cell>
          <table:table-cell office:value-type="string">
            <text:p>vták</text:p>
          </table:table-cell>
          <table:table-cell office:value-type="string">
            <text:p>(u-azo.)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1016"/>
        </table:table-row>
        <table:table-row table:style-name="ro2">
          <table:table-cell office:value-type="string">
            <text:p>douillet</text:p>
          </table:table-cell>
          <table:table-cell office:value-type="string">
            <text:p>pohodlný</text:p>
          </table:table-cell>
          <table:table-cell office:value-type="string">
            <text:p>(duje)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Vanessa Paradis</text:p>
          </table:table-cell>
          <table:table-cell table:style-name="ce16" office:value-type="string">
            <text:p>La lune brille por toi</text:p>
          </table:table-cell>
          <table:table-cell table:number-columns-repeated="5"/>
          <table:table-cell office:value-type="float" office:value="0.00000001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es yeux</text:p>
          </table:table-cell>
          <table:table-cell office:value-type="string">
            <text:p>oči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1016"/>
        </table:table-row>
        <table:table-row table:style-name="ro2">
          <table:table-cell office:value-type="string">
            <text:p>laisser</text:p>
          </table:table-cell>
          <table:table-cell office:value-type="string">
            <text:p>opustiť, nechať</text:p>
          </table:table-cell>
          <table:table-cell table:number-columns-repeated="5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e doigt</text:p>
          </table:table-cell>
          <table:table-cell office:value-type="string">
            <text:p>prst</text:p>
          </table:table-cell>
          <table:table-cell office:value-type="string">
            <text:p>(du-a)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s'accrocher</text:p>
          </table:table-cell>
          <table:table-cell office:value-type="string">
            <text:p>chytiť sa</text:p>
          </table:table-cell>
          <table:table-cell office:value-type="string">
            <text:p>(akroše.)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le papillon</text:p>
          </table:table-cell>
          <table:table-cell office:value-type="string">
            <text:p>motýľ</text:p>
          </table:table-cell>
          <table:table-cell office:value-type="string">
            <text:p>(papijo~)</text:p>
          </table:table-cell>
          <table:table-cell table:number-columns-repeated="4"/>
          <table:table-cell office:value-type="float" office:value="1.33333333333333">
            <text:p>1,33</text:p>
          </table:table-cell>
          <table:table-cell table:number-columns-repeated="1016"/>
        </table:table-row>
        <table:table-row table:style-name="ro2">
          <table:table-cell office:value-type="string">
            <text:p>approcher</text:p>
          </table:table-cell>
          <table:table-cell office:value-type="string">
            <text:p>priblížiť sa</text:p>
          </table:table-cell>
          <table:table-cell office:value-type="string">
            <text:p>(aproše.)</text:p>
          </table:table-cell>
          <table:table-cell table:number-columns-repeated="4"/>
          <table:table-cell office:value-type="float" office:value="1.33333333333333">
            <text:p>1,33</text:p>
          </table:table-cell>
          <table:table-cell table:number-columns-repeated="1016"/>
        </table:table-row>
        <table:table-row table:style-name="ro2">
          <table:table-cell office:value-type="string">
            <text:p>ouvrir</text:p>
          </table:table-cell>
          <table:table-cell office:value-type="string">
            <text:p>otvoriť</text:p>
          </table:table-cell>
          <table:table-cell office:value-type="string">
            <text:p>(uvrir)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1016"/>
        </table:table-row>
        <table:table-row table:style-name="ro2">
          <table:table-cell office:value-type="string">
            <text:p>l'aile ž</text:p>
          </table:table-cell>
          <table:table-cell office:value-type="string">
            <text:p>krýdlo</text:p>
          </table:table-cell>
          <table:table-cell table:number-columns-repeated="5"/>
          <table:table-cell office:value-type="float" office:value="1.18518518518519">
            <text:p>1,19</text:p>
          </table:table-cell>
          <table:table-cell table:number-columns-repeated="1016"/>
        </table:table-row>
        <table:table-row table:style-name="ro2">
          <table:table-cell office:value-type="string">
            <text:p>tel, telle</text:p>
          </table:table-cell>
          <table:table-cell office:value-type="string">
            <text:p>taký, aký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1016"/>
        </table:table-row>
        <table:table-row table:style-name="ro2">
          <table:table-cell office:value-type="string">
            <text:p>l'ange m</text:p>
          </table:table-cell>
          <table:table-cell office:value-type="string">
            <text:p>anjel</text:p>
          </table:table-cell>
          <table:table-cell office:value-type="string">
            <text:p>(a~ž)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veiller</text:p>
          </table:table-cell>
          <table:table-cell office:value-type="string">
            <text:p>bdieť</text:p>
          </table:table-cell>
          <table:table-cell office:value-type="string">
            <text:p>(veje)</text:p>
          </table:table-cell>
          <table:table-cell table:number-columns-repeated="4"/>
          <table:table-cell office:value-type="float" office:value="1.33333333333333">
            <text:p>1,33</text:p>
          </table:table-cell>
          <table:table-cell table:number-columns-repeated="1016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1" table:print="false">
        <office:forms form:automatic-focus="false" form:apply-design-mode="false"/>
        <table:table-column table:style-name="co14" table:default-cell-style-name="ce2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6" table:number-columns-repeated="1018" table:default-cell-style-name="Default"/>
        <table:table-row table:style-name="ro2">
          <table:table-cell table:style-name="ce19" office:value-type="string">
            <text:p>leçon</text:p>
          </table:table-cell>
          <table:table-cell table:style-name="ce22" office:value-type="string">
            <text:p>lekcia</text:p>
          </table:table-cell>
          <table:table-cell table:style-name="ce23"/>
          <table:table-cell table:style-name="ce24" table:formula="of:=IF((([.A1]&lt;&gt;[.C1])AND([.E$1]=&quot;1&quot;)) ;&quot;CHYBA&quot;;&quot;&quot;)" office:value-type="string" office:string-value="CHYBA">
            <text:p>CHYBA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1 znamená skontroluj</text:p>
          </table:table-cell>
          <table:table-cell table:style-name="ce24" table:formula="of:=COUNTA([.A1:.A200])" office:value-type="float" office:value="36">
            <text:p>36</text:p>
          </table:table-cell>
          <table:table-cell table:style-name="ce26" office:value-type="float" office:value="0.8">
            <text:p>0,8</text:p>
          </table:table-cell>
          <table:table-cell table:style-name="ce26"/>
          <table:table-cell table:style-name="ce22" table:number-columns-repeated="1015"/>
        </table:table-row>
        <table:table-row table:style-name="ro2">
          <table:table-cell table:style-name="ce19" office:value-type="string">
            <text:p>premier, ère</text:p>
          </table:table-cell>
          <table:table-cell table:style-name="ce22" office:value-type="string">
            <text:p>prvý</text:p>
          </table:table-cell>
          <table:table-cell table:style-name="ce23"/>
          <table:table-cell table:style-name="ce24" table:formula="of:=IF((([.A2]&lt;&gt;[.C2])AND([.E$1]=&quot;1&quot;)) ;&quot;CHYBA&quot;;&quot;&quot;)" office:value-type="string" office:string-value="CHYBA">
            <text:p>CHYBA</text:p>
          </table:table-cell>
          <table:table-cell table:style-name="ce22" office:value-type="string">
            <text:p>XX</text:p>
          </table:table-cell>
          <table:table-cell table:style-name="ce22" table:number-columns-repeated="2"/>
          <table:table-cell table:style-name="ce26" office:value-type="float" office:value="0.790123456790124">
            <text:p>0,79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est-ce que</text:p>
          </table:table-cell>
          <table:table-cell table:style-name="ce22" office:value-type="string">
            <text:p>?</text:p>
          </table:table-cell>
          <table:table-cell table:style-name="ce23"/>
          <table:table-cell table:style-name="ce24" table:formula="of:=IF((([.A3]&lt;&gt;[.C3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296296296296296">
            <text:p>0,3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vous</text:p>
          </table:table-cell>
          <table:table-cell table:style-name="ce22" office:value-type="string">
            <text:p>vy</text:p>
          </table:table-cell>
          <table:table-cell table:style-name="ce23" office:value-type="string">
            <text:p>vous</text:p>
          </table:table-cell>
          <table:table-cell table:style-name="ce24" table:formula="of:=IF((([.A4]&lt;&gt;[.C4])AND([.E$1]=&quot;1&quot;)) ;&quot;CHYBA&quot;;&quot;&quot;)">
            <text:p/>
          </table:table-cell>
          <table:table-cell table:style-name="ce22" table:number-columns-repeated="3"/>
          <table:table-cell table:style-name="ce26" office:value-type="float" office:value="0.444444444444444">
            <text:p>0,44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vous parlez</text:p>
          </table:table-cell>
          <table:table-cell table:style-name="ce22" office:value-type="string">
            <text:p>hovoríte</text:p>
          </table:table-cell>
          <table:table-cell table:style-name="ce23"/>
          <table:table-cell table:style-name="ce24" table:formula="of:=IF((([.A5]&lt;&gt;[.C5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197530864197531">
            <text:p>0,2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français</text:p>
          </table:table-cell>
          <table:table-cell table:style-name="ce22" office:value-type="string">
            <text:p>francúzsky</text:p>
          </table:table-cell>
          <table:table-cell table:style-name="ce23"/>
          <table:table-cell table:style-name="ce24" table:formula="of:=IF((([.A6]&lt;&gt;[.C6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296296296296296">
            <text:p>0,3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monsieur</text:p>
          </table:table-cell>
          <table:table-cell table:style-name="ce22" office:value-type="string">
            <text:p>pán</text:p>
          </table:table-cell>
          <table:table-cell table:style-name="ce23"/>
          <table:table-cell table:style-name="ce24" table:formula="of:=IF((([.A7]&lt;&gt;[.C7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444444444444445">
            <text:p>0,44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non</text:p>
          </table:table-cell>
          <table:table-cell table:style-name="ce22" office:value-type="string">
            <text:p>nie</text:p>
          </table:table-cell>
          <table:table-cell table:style-name="ce23"/>
          <table:table-cell table:style-name="ce24" table:formula="of:=IF((([.A8]&lt;&gt;[.C8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444444444444445">
            <text:p>0,44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je parle</text:p>
          </table:table-cell>
          <table:table-cell table:style-name="ce22" office:value-type="string">
            <text:p>hovorím</text:p>
          </table:table-cell>
          <table:table-cell table:style-name="ce23"/>
          <table:table-cell table:style-name="ce24" table:formula="of:=IF((([.A9]&lt;&gt;[.C9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666666666666667">
            <text:p>0,67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slovaque</text:p>
          </table:table-cell>
          <table:table-cell table:style-name="ce22" office:value-type="string">
            <text:p>slovensky</text:p>
          </table:table-cell>
          <table:table-cell table:style-name="ce23"/>
          <table:table-cell table:style-name="ce24" table:formula="of:=IF((([.A10]&lt;&gt;[.C10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666666666666667">
            <text:p>0,67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peut-être</text:p>
          </table:table-cell>
          <table:table-cell table:style-name="ce22" office:value-type="string">
            <text:p>možno</text:p>
          </table:table-cell>
          <table:table-cell table:style-name="ce23"/>
          <table:table-cell table:style-name="ce24" table:formula="of:=IF((([.A11]&lt;&gt;[.C11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296296296296296">
            <text:p>0,3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anglais</text:p>
          </table:table-cell>
          <table:table-cell table:style-name="ce22" office:value-type="string">
            <text:p>anglicky</text:p>
          </table:table-cell>
          <table:table-cell table:style-name="ce23"/>
          <table:table-cell table:style-name="ce24" table:formula="of:=IF((([.A12]&lt;&gt;[.C12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296296296296296">
            <text:p>0,3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russe</text:p>
          </table:table-cell>
          <table:table-cell table:style-name="ce22" office:value-type="string">
            <text:p>rusky</text:p>
          </table:table-cell>
          <table:table-cell table:style-name="ce23"/>
          <table:table-cell table:style-name="ce24" table:formula="of:=IF((([.A13]&lt;&gt;[.C13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131687242798354">
            <text:p>0,13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un peu</text:p>
          </table:table-cell>
          <table:table-cell table:style-name="ce22" office:value-type="string">
            <text:p>trochu</text:p>
          </table:table-cell>
          <table:table-cell table:style-name="ce23"/>
          <table:table-cell table:style-name="ce24" table:formula="of:=IF((([.A14]&lt;&gt;[.C14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131687242798354">
            <text:p>0,13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oui</text:p>
          </table:table-cell>
          <table:table-cell table:style-name="ce22" office:value-type="string">
            <text:p>áno</text:p>
          </table:table-cell>
          <table:table-cell table:style-name="ce23"/>
          <table:table-cell table:style-name="ce24" table:formula="of:=IF((([.A15]&lt;&gt;[.C15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296296296296296">
            <text:p>0,3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mais</text:p>
          </table:table-cell>
          <table:table-cell table:style-name="ce22" office:value-type="string">
            <text:p>ale</text:p>
          </table:table-cell>
          <table:table-cell table:style-name="ce23"/>
          <table:table-cell table:style-name="ce24" table:formula="of:=IF((([.A16]&lt;&gt;[.C16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444444444444444">
            <text:p>0,44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qui</text:p>
          </table:table-cell>
          <table:table-cell table:style-name="ce22" office:value-type="string">
            <text:p>kto</text:p>
          </table:table-cell>
          <table:table-cell table:style-name="ce23"/>
          <table:table-cell table:style-name="ce24" table:formula="of:=IF((([.A17]&lt;&gt;[.C17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197530864197531">
            <text:p>0,2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est-ce?</text:p>
          </table:table-cell>
          <table:table-cell table:style-name="ce22" office:value-type="string">
            <text:p>to je?</text:p>
          </table:table-cell>
          <table:table-cell table:style-name="ce23"/>
          <table:table-cell table:style-name="ce24" table:formula="of:=IF((([.A18]&lt;&gt;[.C18])AND([.E$1]=&quot;1&quot;)) ;&quot;CHYBA&quot;;&quot;&quot;)" office:value-type="string" office:string-value="CHYBA">
            <text:p>CHYBA</text:p>
          </table:table-cell>
          <table:table-cell table:style-name="ce22" office:value-type="string">
            <text:p>P</text:p>
          </table:table-cell>
          <table:table-cell table:style-name="ce22" table:number-columns-repeated="2"/>
          <table:table-cell table:style-name="ce26" office:value-type="float" office:value="0.296296296296296">
            <text:p>0,3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c'est</text:p>
          </table:table-cell>
          <table:table-cell table:style-name="ce22" office:value-type="string">
            <text:p>to je</text:p>
          </table:table-cell>
          <table:table-cell table:style-name="ce23"/>
          <table:table-cell table:style-name="ce24" table:formula="of:=IF((([.A19]&lt;&gt;[.C19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444444444444444">
            <text:p>0,44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ma femme</text:p>
          </table:table-cell>
          <table:table-cell table:style-name="ce22" office:value-type="string">
            <text:p>moja žena</text:p>
          </table:table-cell>
          <table:table-cell table:style-name="ce23"/>
          <table:table-cell table:style-name="ce24" table:formula="of:=IF((([.A20]&lt;&gt;[.C20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296296296296296">
            <text:p>0,3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elle parle</text:p>
          </table:table-cell>
          <table:table-cell table:style-name="ce22" office:value-type="string">
            <text:p>ona hovorí</text:p>
          </table:table-cell>
          <table:table-cell table:style-name="ce23"/>
          <table:table-cell table:style-name="ce24" table:formula="of:=IF((([.A21]&lt;&gt;[.C21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1.16923302938684">
            <text:p>1,17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bien</text:p>
          </table:table-cell>
          <table:table-cell table:style-name="ce22" office:value-type="string">
            <text:p>dobre</text:p>
          </table:table-cell>
          <table:table-cell table:style-name="ce23"/>
          <table:table-cell table:style-name="ce24" table:formula="of:=IF((([.A22]&lt;&gt;[.C22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1.18518518518518">
            <text:p>1,19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mal</text:p>
          </table:table-cell>
          <table:table-cell table:style-name="ce22" office:value-type="string">
            <text:p>zle</text:p>
          </table:table-cell>
          <table:table-cell table:style-name="ce23"/>
          <table:table-cell table:style-name="ce24" table:formula="of:=IF((([.A23]&lt;&gt;[.C23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444444444444445">
            <text:p>0,44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mon fils</text:p>
          </table:table-cell>
          <table:table-cell table:style-name="ce22" office:value-type="string">
            <text:p>môj syn</text:p>
          </table:table-cell>
          <table:table-cell table:style-name="ce23"/>
          <table:table-cell table:style-name="ce24" table:formula="of:=IF((([.A24]&lt;&gt;[.C24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444444444444444">
            <text:p>0,44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beaucoup</text:p>
          </table:table-cell>
          <table:table-cell table:style-name="ce22" office:value-type="string">
            <text:p>veľa</text:p>
          </table:table-cell>
          <table:table-cell table:style-name="ce23"/>
          <table:table-cell table:style-name="ce24" table:formula="of:=IF((([.A25]&lt;&gt;[.C25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197530864197531">
            <text:p>0,2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il travaille</text:p>
          </table:table-cell>
          <table:table-cell table:style-name="ce22" office:value-type="string">
            <text:p>on pracuje</text:p>
          </table:table-cell>
          <table:table-cell table:style-name="ce23"/>
          <table:table-cell table:style-name="ce24" table:formula="of:=IF((([.A26]&lt;&gt;[.C26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296296296296296">
            <text:p>0,3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peu</text:p>
          </table:table-cell>
          <table:table-cell table:style-name="ce22" office:value-type="string">
            <text:p>málo</text:p>
          </table:table-cell>
          <table:table-cell table:style-name="ce23"/>
          <table:table-cell table:style-name="ce24" table:formula="of:=IF((([.A27]&lt;&gt;[.C27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296296296296296">
            <text:p>0,3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ma fille</text:p>
          </table:table-cell>
          <table:table-cell table:style-name="ce22" office:value-type="string">
            <text:p>moja dcéra</text:p>
          </table:table-cell>
          <table:table-cell table:style-name="ce23"/>
          <table:table-cell table:style-name="ce24" table:formula="of:=IF((([.A28]&lt;&gt;[.C28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197530864197531">
            <text:p>0,2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et</text:p>
          </table:table-cell>
          <table:table-cell table:style-name="ce22" office:value-type="string">
            <text:p>a</text:p>
          </table:table-cell>
          <table:table-cell table:style-name="ce23"/>
          <table:table-cell table:style-name="ce24" table:formula="of:=IF((([.A29]&lt;&gt;[.C29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444444444444445">
            <text:p>0,44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encore</text:p>
          </table:table-cell>
          <table:table-cell table:style-name="ce22" office:value-type="string">
            <text:p>ešte</text:p>
          </table:table-cell>
          <table:table-cell table:style-name="ce23"/>
          <table:table-cell table:style-name="ce24" table:formula="of:=IF((([.A30]&lt;&gt;[.C30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5">
            <text:p>0,5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petit</text:p>
          </table:table-cell>
          <table:table-cell table:style-name="ce22" office:value-type="string">
            <text:p>malý</text:p>
          </table:table-cell>
          <table:table-cell table:style-name="ce23"/>
          <table:table-cell table:style-name="ce24" table:formula="of:=IF((([.A31]&lt;&gt;[.C31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197530864197531">
            <text:p>0,2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bonjour</text:p>
          </table:table-cell>
          <table:table-cell table:style-name="ce22" office:value-type="string">
            <text:p>dobrý deň</text:p>
          </table:table-cell>
          <table:table-cell table:style-name="ce23"/>
          <table:table-cell table:style-name="ce24" table:formula="of:=IF((([.A32]&lt;&gt;[.C32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5">
            <text:p>0,5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je vous présente</text:p>
          </table:table-cell>
          <table:table-cell table:style-name="ce22" office:value-type="string">
            <text:p>predstavujem vám</text:p>
          </table:table-cell>
          <table:table-cell table:style-name="ce23"/>
          <table:table-cell table:style-name="ce24" table:formula="of:=IF((([.A33]&lt;&gt;[.C33])AND([.E$1]=&quot;1&quot;)) ;&quot;CHYBA&quot;;&quot;&quot;)" office:value-type="string" office:string-value="CHYBA">
            <text:p>CHYBA</text:p>
          </table:table-cell>
          <table:table-cell table:style-name="ce22" office:value-type="string">
            <text:p>XX</text:p>
          </table:table-cell>
          <table:table-cell table:style-name="ce22" table:number-columns-repeated="2"/>
          <table:table-cell table:style-name="ce26" office:value-type="float" office:value="0.790123456790127">
            <text:p>0,79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madame</text:p>
          </table:table-cell>
          <table:table-cell table:style-name="ce22" office:value-type="string">
            <text:p>pani</text:p>
          </table:table-cell>
          <table:table-cell table:style-name="ce23"/>
          <table:table-cell table:style-name="ce24" table:formula="of:=IF((([.A34]&lt;&gt;[.C34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296296296296296">
            <text:p>0,3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mademoiselle</text:p>
          </table:table-cell>
          <table:table-cell table:style-name="ce22" office:value-type="string">
            <text:p>slečna</text:p>
          </table:table-cell>
          <table:table-cell table:style-name="ce23"/>
          <table:table-cell table:style-name="ce24" table:formula="of:=IF((([.A35]&lt;&gt;[.C35])AND([.E$1]=&quot;1&quot;)) ;&quot;CHYBA&quot;;&quot;&quot;)" office:value-type="string" office:string-value="CHYBA">
            <text:p>CHYBA</text:p>
          </table:table-cell>
          <table:table-cell table:style-name="ce22" table:number-columns-repeated="3"/>
          <table:table-cell table:style-name="ce26" office:value-type="float" office:value="0.444444444444445">
            <text:p>0,44</text:p>
          </table:table-cell>
          <table:table-cell table:style-name="ce28"/>
          <table:table-cell table:style-name="ce22" table:number-columns-repeated="1015"/>
        </table:table-row>
        <table:table-row table:style-name="ro2">
          <table:table-cell table:style-name="ce19" office:value-type="string">
            <text:p>enchanté</text:p>
          </table:table-cell>
          <table:table-cell table:style-name="ce22" office:value-type="string">
            <text:p>teší ma; potešený</text:p>
          </table:table-cell>
          <table:table-cell table:style-name="ce23"/>
          <table:table-cell table:style-name="ce24" table:formula="of:=IF((([.A36]&lt;&gt;[.C36])AND([.E$1]=&quot;1&quot;)) ;&quot;CHYBA&quot;;&quot;&quot;)" office:value-type="string" office:string-value="CHYBA">
            <text:p>CHYBA</text:p>
          </table:table-cell>
          <table:table-cell table:style-name="ce22" office:value-type="string">
            <text:p>XX</text:p>
          </table:table-cell>
          <table:table-cell table:style-name="ce22" table:number-columns-repeated="2"/>
          <table:table-cell table:style-name="ce26" office:value-type="float" office:value="0.193580246913581">
            <text:p>0,19</text:p>
          </table:table-cell>
          <table:table-cell table:style-name="ce28"/>
          <table:table-cell table:style-name="ce22" table:number-columns-repeated="1015"/>
        </table:table-row>
        <table:table-row table:style-name="ro2" table:number-rows-repeated="2">
          <table:table-cell table:style-name="ce19"/>
          <table:table-cell table:style-name="ce22"/>
          <table:table-cell table:style-name="ce23"/>
          <table:table-cell table:style-name="ce24"/>
          <table:table-cell table:style-name="ce22" table:number-columns-repeated="3"/>
          <table:table-cell table:style-name="ce26"/>
          <table:table-cell table:style-name="ce28"/>
          <table:table-cell table:style-name="ce22" table:number-columns-repeated="1015"/>
        </table:table-row>
        <table:table-row table:style-name="ro2" table:number-rows-repeated="3">
          <table:table-cell table:style-name="ce20"/>
          <table:table-cell table:style-name="ce23" table:number-columns-repeated="6"/>
          <table:table-cell table:style-name="ce27"/>
          <table:table-cell table:style-name="ce29"/>
          <table:table-cell table:style-name="ce23" table:number-columns-repeated="1015"/>
        </table:table-row>
        <table:table-row table:style-name="ro2">
          <table:table-cell table:style-name="ce20"/>
          <table:table-cell table:style-name="ce23" table:number-columns-repeated="2"/>
          <table:table-cell table:style-name="ce25"/>
          <table:table-cell table:style-name="ce23" table:number-columns-repeated="3"/>
          <table:table-cell table:style-name="ce27"/>
          <table:table-cell table:style-name="ce29"/>
          <table:table-cell table:style-name="ce23" table:number-columns-repeated="1015"/>
        </table:table-row>
        <table:table-row table:style-name="ro2" table:number-rows-repeated="5">
          <table:table-cell table:style-name="ce20"/>
          <table:table-cell table:style-name="ce23" table:number-columns-repeated="6"/>
          <table:table-cell table:style-name="ce27"/>
          <table:table-cell table:style-name="ce29"/>
          <table:table-cell table:style-name="ce23" table:number-columns-repeated="1015"/>
        </table:table-row>
        <table:table-row table:style-name="ro2" table:number-rows-repeated="65489">
          <table:table-cell table:style-name="ce19"/>
          <table:table-cell table:style-name="ce22"/>
          <table:table-cell table:style-name="ce23"/>
          <table:table-cell table:style-name="ce24"/>
          <table:table-cell table:style-name="ce22" table:number-columns-repeated="3"/>
          <table:table-cell table:style-name="ce26"/>
          <table:table-cell table:style-name="ce28"/>
          <table:table-cell table:style-name="ce22" table:number-columns-repeated="1015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office:forms form:automatic-focus="false" form:apply-design-mode="false"/>
        <table:table-column table:style-name="co19" table:default-cell-style-name="ce25"/>
        <table:table-column table:style-name="co20" table:default-cell-style-name="ce25"/>
        <table:table-column table:style-name="co15" table:default-cell-style-name="ce23"/>
        <table:table-column table:style-name="co19" table:number-columns-repeated="2" table:default-cell-style-name="ce25"/>
        <table:table-column table:style-name="co6" table:number-columns-repeated="1019" table:default-cell-style-name="ce25"/>
        <table:table-row table:style-name="ro2">
          <table:table-cell office:value-type="string">
            <text:p>deux</text:p>
          </table:table-cell>
          <table:table-cell office:value-type="string">
            <text:p>dva, dvaja, dve</text:p>
          </table:table-cell>
          <table:table-cell office:value-type="string">
            <text:p>deux</text:p>
          </table:table-cell>
          <table:table-cell table:formula="of:=IF((([.A1]&lt;&gt;[.C1])AND([.F$1]=1)) ;&quot;CHYBA&quot;;&quot;&quot;)">
            <text:p/>
          </table:table-cell>
          <table:table-cell/>
          <table:table-cell office:value-type="float" office:value="1">
            <text:p>1</text:p>
          </table:table-cell>
          <table:table-cell table:formula="of:=COUNTA([.A1:.A200])" office:value-type="float" office:value="36">
            <text:p>36</text:p>
          </table:table-cell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à</text:p>
          </table:table-cell>
          <table:table-cell office:value-type="string">
            <text:p>v, vo</text:p>
          </table:table-cell>
          <table:table-cell office:value-type="string">
            <text:p>à</text:p>
          </table:table-cell>
          <table:table-cell table:formula="of:=IF((([.A2]&lt;&gt;[.C2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Paris</text:p>
          </table:table-cell>
          <table:table-cell office:value-type="string">
            <text:p>Paríž</text:p>
          </table:table-cell>
          <table:table-cell office:value-type="string">
            <text:p>Paris</text:p>
          </table:table-cell>
          <table:table-cell table:formula="of:=IF((([.A3]&lt;&gt;[.C3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voilà</text:p>
          </table:table-cell>
          <table:table-cell office:value-type="string">
            <text:p>tu je, tam je, sú</text:p>
          </table:table-cell>
          <table:table-cell office:value-type="string">
            <text:p>voilà</text:p>
          </table:table-cell>
          <table:table-cell table:formula="of:=IF((([.A4]&lt;&gt;[.C4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l'usine <text:span text:style-name="T1">ž</text:span></text:p>
          </table:table-cell>
          <table:table-cell office:value-type="string">
            <text:p>továreň</text:p>
          </table:table-cell>
          <table:table-cell office:value-type="string">
            <text:p>l'usine ž</text:p>
          </table:table-cell>
          <table:table-cell table:formula="of:=IF((([.A5]&lt;&gt;[.C5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où</text:p>
          </table:table-cell>
          <table:table-cell office:value-type="string">
            <text:p>kde, kam</text:p>
          </table:table-cell>
          <table:table-cell office:value-type="string">
            <text:p>où</text:p>
          </table:table-cell>
          <table:table-cell table:formula="of:=IF((([.A6]&lt;&gt;[.C6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la voiture</text:p>
          </table:table-cell>
          <table:table-cell office:value-type="string">
            <text:p>auto</text:p>
          </table:table-cell>
          <table:table-cell office:value-type="string">
            <text:p>la voiture</text:p>
          </table:table-cell>
          <table:table-cell table:formula="of:=IF((([.A7]&lt;&gt;[.C7])AND([.F$1]=1)) ;&quot;CHYBA&quot;;&quot;&quot;)">
            <text:p/>
          </table:table-cell>
          <table:table-cell table:number-columns-repeated="3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de</text:p>
          </table:table-cell>
          <table:table-cell office:value-type="string">
            <text:p>predložka s 2. pádom</text:p>
          </table:table-cell>
          <table:table-cell office:value-type="string">
            <text:p>de</text:p>
          </table:table-cell>
          <table:table-cell table:formula="of:=IF((([.A8]&lt;&gt;[.C8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aujourd'hui</text:p>
          </table:table-cell>
          <table:table-cell office:value-type="string">
            <text:p>dnes</text:p>
          </table:table-cell>
          <table:table-cell office:value-type="string">
            <text:p>aujourd'hui</text:p>
          </table:table-cell>
          <table:table-cell table:formula="of:=IF((([.A9]&lt;&gt;[.C9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a maison</text:p>
          </table:table-cell>
          <table:table-cell office:value-type="string">
            <text:p>dom</text:p>
          </table:table-cell>
          <table:table-cell office:value-type="string">
            <text:p>la maison</text:p>
          </table:table-cell>
          <table:table-cell table:formula="of:=IF((([.A10]&lt;&gt;[.C10])AND([.F$1]=1)) ;&quot;CHYBA&quot;;&quot;&quot;)">
            <text:p/>
          </table:table-cell>
          <table:table-cell table:number-columns-repeated="3"/>
          <table:table-cell office:value-type="float" office:value="0.333333333333333">
            <text:p>0,33</text:p>
          </table:table-cell>
          <table:table-cell table:number-columns-repeated="1016"/>
        </table:table-row>
        <table:table-row table:style-name="ro2">
          <table:table-cell office:value-type="string">
            <text:p>le théâtre</text:p>
          </table:table-cell>
          <table:table-cell office:value-type="string">
            <text:p>divadlo</text:p>
          </table:table-cell>
          <table:table-cell office:value-type="string">
            <text:p>le théâtre</text:p>
          </table:table-cell>
          <table:table-cell table:formula="of:=IF((([.A11]&lt;&gt;[.C11])AND([.F$1]=1)) ;&quot;CHYBA&quot;;&quot;&quot;)">
            <text:p/>
          </table:table-cell>
          <table:table-cell table:number-columns-repeated="3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ça</text:p>
          </table:table-cell>
          <table:table-cell office:value-type="string">
            <text:p>to</text:p>
          </table:table-cell>
          <table:table-cell office:value-type="string">
            <text:p>ça</text:p>
          </table:table-cell>
          <table:table-cell table:formula="of:=IF((([.A12]&lt;&gt;[.C12])AND([.F$1]=1)) ;&quot;CHYBA&quot;;&quot;&quot;)">
            <text:p/>
          </table:table-cell>
          <table:table-cell table:number-columns-repeated="3"/>
          <table:table-cell office:value-type="float" office:value="0.888888888888888">
            <text:p>0,89</text:p>
          </table:table-cell>
          <table:table-cell table:number-columns-repeated="1016"/>
        </table:table-row>
        <table:table-row table:style-name="ro2">
          <table:table-cell office:value-type="string">
            <text:p>grand</text:p>
          </table:table-cell>
          <table:table-cell office:value-type="string">
            <text:p>veľký</text:p>
          </table:table-cell>
          <table:table-cell office:value-type="string">
            <text:p>grand</text:p>
          </table:table-cell>
          <table:table-cell table:formula="of:=IF((([.A13]&lt;&gt;[.C13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le palais</text:p>
          </table:table-cell>
          <table:table-cell office:value-type="string">
            <text:p>palác</text:p>
          </table:table-cell>
          <table:table-cell office:value-type="string">
            <text:p>le palais</text:p>
          </table:table-cell>
          <table:table-cell table:formula="of:=IF((([.A14]&lt;&gt;[.C14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beau, belle</text:p>
          </table:table-cell>
          <table:table-cell office:value-type="string">
            <text:p>pekný, krásny</text:p>
          </table:table-cell>
          <table:table-cell office:value-type="string">
            <text:p>beau</text:p>
          </table:table-cell>
          <table:table-cell table:formula="of:=IF((([.A15]&lt;&gt;[.C15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592592592592593">
            <text:p>0,59</text:p>
          </table:table-cell>
          <table:table-cell table:number-columns-repeated="1016"/>
        </table:table-row>
        <table:table-row table:style-name="ro2">
          <table:table-cell office:value-type="string">
            <text:p>la tour</text:p>
          </table:table-cell>
          <table:table-cell office:value-type="string">
            <text:p>veža</text:p>
          </table:table-cell>
          <table:table-cell office:value-type="string">
            <text:p>la tour</text:p>
          </table:table-cell>
          <table:table-cell table:formula="of:=IF((([.A16]&lt;&gt;[.C16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je connais</text:p>
          </table:table-cell>
          <table:table-cell office:value-type="string">
            <text:p>poznám</text:p>
          </table:table-cell>
          <table:table-cell office:value-type="string">
            <text:p>je connais</text:p>
          </table:table-cell>
          <table:table-cell table:formula="of:=IF((([.A17]&lt;&gt;[.C17])AND([.F$1]=1)) ;&quot;CHYBA&quot;;&quot;&quot;)">
            <text:p/>
          </table:table-cell>
          <table:table-cell table:number-columns-repeated="3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je cherche</text:p>
          </table:table-cell>
          <table:table-cell office:value-type="string">
            <text:p>hľadám</text:p>
          </table:table-cell>
          <table:table-cell office:value-type="string">
            <text:p>je cherche</text:p>
          </table:table-cell>
          <table:table-cell table:formula="of:=IF((([.A18]&lt;&gt;[.C18])AND([.F$1]=1)) ;&quot;CHYBA&quot;;&quot;&quot;)">
            <text:p/>
          </table:table-cell>
          <table:table-cell table:number-columns-repeated="3"/>
          <table:table-cell office:value-type="float" office:value="0.296296296296297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a photo</text:p>
          </table:table-cell>
          <table:table-cell office:value-type="string">
            <text:p>fotografia</text:p>
          </table:table-cell>
          <table:table-cell office:value-type="string">
            <text:p>la photo</text:p>
          </table:table-cell>
          <table:table-cell table:formula="of:=IF((([.A19]&lt;&gt;[.C19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dans</text:p>
          </table:table-cell>
          <table:table-cell office:value-type="string">
            <text:p>v, vo</text:p>
          </table:table-cell>
          <table:table-cell office:value-type="string">
            <text:p>dans</text:p>
          </table:table-cell>
          <table:table-cell table:formula="of:=IF((([.A20]&lt;&gt;[.C20])AND([.F$1]=1)) ;&quot;CHYBA&quot;;&quot;&quot;)">
            <text:p/>
          </table:table-cell>
          <table:table-cell table:number-columns-repeated="3"/>
          <table:table-cell office:value-type="float" office:value="0.296296296296297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a boîte</text:p>
          </table:table-cell>
          <table:table-cell office:value-type="string">
            <text:p>škatuľa</text:p>
          </table:table-cell>
          <table:table-cell office:value-type="string">
            <text:p>la boîte</text:p>
          </table:table-cell>
          <table:table-cell table:formula="of:=IF((([.A21]&lt;&gt;[.C21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sur</text:p>
          </table:table-cell>
          <table:table-cell office:value-type="string">
            <text:p>na</text:p>
          </table:table-cell>
          <table:table-cell office:value-type="string">
            <text:p>sur</text:p>
          </table:table-cell>
          <table:table-cell table:formula="of:=IF((([.A22]&lt;&gt;[.C22])AND([.F$1]=1)) ;&quot;CHYBA&quot;;&quot;&quot;)">
            <text:p/>
          </table:table-cell>
          <table:table-cell table:number-columns-repeated="3"/>
          <table:table-cell office:value-type="float" office:value="0.888888888888888">
            <text:p>0,89</text:p>
          </table:table-cell>
          <table:table-cell table:number-columns-repeated="1016"/>
        </table:table-row>
        <table:table-row table:style-name="ro2">
          <table:table-cell office:value-type="string">
            <text:p>la table</text:p>
          </table:table-cell>
          <table:table-cell office:value-type="string">
            <text:p>stôl</text:p>
          </table:table-cell>
          <table:table-cell office:value-type="string">
            <text:p>la table</text:p>
          </table:table-cell>
          <table:table-cell table:formula="of:=IF((([.A23]&lt;&gt;[.C23])AND([.F$1]=1)) ;&quot;CHYBA&quot;;&quot;&quot;)">
            <text:p/>
          </table:table-cell>
          <table:table-cell table:number-columns-repeated="3"/>
          <table:table-cell office:value-type="float" office:value="1.33333333333333">
            <text:p>1,33</text:p>
          </table:table-cell>
          <table:table-cell table:number-columns-repeated="1016"/>
        </table:table-row>
        <table:table-row table:style-name="ro2">
          <table:table-cell office:value-type="string">
            <text:p>vous habitez</text:p>
          </table:table-cell>
          <table:table-cell office:value-type="string">
            <text:p>bývate</text:p>
          </table:table-cell>
          <table:table-cell office:value-type="string">
            <text:p>vous habitez</text:p>
          </table:table-cell>
          <table:table-cell table:formula="of:=IF((([.A24]&lt;&gt;[.C24])AND([.F$1]=1)) ;&quot;CHYBA&quot;;&quot;&quot;)">
            <text:p/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2">
          <table:table-cell office:value-type="string">
            <text:p>j'habite</text:p>
          </table:table-cell>
          <table:table-cell office:value-type="string">
            <text:p>bývam</text:p>
          </table:table-cell>
          <table:table-cell office:value-type="string">
            <text:p>j'habite</text:p>
          </table:table-cell>
          <table:table-cell table:formula="of:=IF((([.A25]&lt;&gt;[.C25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e bureau</text:p>
          </table:table-cell>
          <table:table-cell office:value-type="string">
            <text:p>kancelária</text:p>
          </table:table-cell>
          <table:table-cell office:value-type="string">
            <text:p>le bureau</text:p>
          </table:table-cell>
          <table:table-cell table:formula="of:=IF((([.A26]&lt;&gt;[.C26])AND([.F$1]=1)) ;&quot;CHYBA&quot;;&quot;&quot;)">
            <text:p/>
          </table:table-cell>
          <table:table-cell table:number-columns-repeated="3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4">
          <table:table-cell office:value-type="string">
            <text:p>l'atelier <text:span text:style-name="T1">m</text:span></text:p>
          </table:table-cell>
          <table:table-cell office:value-type="string">
            <text:p>dielňa</text:p>
          </table:table-cell>
          <table:table-cell office:value-type="string">
            <text:p>l'atelier m</text:p>
          </table:table-cell>
          <table:table-cell table:formula="of:=IF((([.A27]&lt;&gt;[.C27])AND([.F$1]=1)) ;&quot;CHYBA&quot;;&quot;&quot;)">
            <text:p/>
          </table:table-cell>
          <table:table-cell table:number-columns-repeated="3"/>
          <table:table-cell office:value-type="float" office:value="1.18518518518519">
            <text:p>1,19</text:p>
          </table:table-cell>
          <table:table-cell table:number-columns-repeated="1016"/>
        </table:table-row>
        <table:table-row table:style-name="ro2">
          <table:table-cell office:value-type="string">
            <text:p>la rue</text:p>
          </table:table-cell>
          <table:table-cell office:value-type="string">
            <text:p>ulica</text:p>
          </table:table-cell>
          <table:table-cell office:value-type="string">
            <text:p>la rue</text:p>
          </table:table-cell>
          <table:table-cell table:formula="of:=IF((([.A28]&lt;&gt;[.C28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e café</text:p>
          </table:table-cell>
          <table:table-cell office:value-type="string">
            <text:p>kaviareň</text:p>
          </table:table-cell>
          <table:table-cell office:value-type="string">
            <text:p>le café</text:p>
          </table:table-cell>
          <table:table-cell table:formula="of:=IF((([.A29]&lt;&gt;[.C29])AND([.F$1]=1)) ;&quot;CHYBA&quot;;&quot;&quot;)">
            <text:p/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2">
          <table:table-cell office:value-type="string">
            <text:p>la paix</text:p>
          </table:table-cell>
          <table:table-cell office:value-type="string">
            <text:p>mier</text:p>
          </table:table-cell>
          <table:table-cell office:value-type="string">
            <text:p>la paix</text:p>
          </table:table-cell>
          <table:table-cell table:formula="of:=IF((([.A30]&lt;&gt;[.C30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vous connaissez</text:p>
          </table:table-cell>
          <table:table-cell office:value-type="string">
            <text:p>poznáte</text:p>
          </table:table-cell>
          <table:table-cell office:value-type="string">
            <text:p>vous connaissez</text:p>
          </table:table-cell>
          <table:table-cell table:formula="of:=IF((([.A31]&lt;&gt;[.C31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4">
          <table:table-cell office:value-type="string">
            <text:p>l'Opéra <text:span text:style-name="T1">m</text:span></text:p>
          </table:table-cell>
          <table:table-cell office:value-type="string">
            <text:p>Opera</text:p>
          </table:table-cell>
          <table:table-cell office:value-type="string">
            <text:p>l'Opéra m</text:p>
          </table:table-cell>
          <table:table-cell table:formula="of:=IF((([.A32]&lt;&gt;[.C32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eh bien</text:p>
          </table:table-cell>
          <table:table-cell office:value-type="string">
            <text:p>tak teda</text:p>
          </table:table-cell>
          <table:table-cell office:value-type="string">
            <text:p>eh bien</text:p>
          </table:table-cell>
          <table:table-cell table:formula="of:=IF((([.A33]&lt;&gt;[.C33])AND([.F$1]=1)) ;&quot;CHYBA&quot;;&quot;&quot;)">
            <text:p/>
          </table:table-cell>
          <table:table-cell office:value-type="string">
            <text:p>XXXP</text:p>
          </table:table-cell>
          <table:table-cell table:number-columns-repeated="2"/>
          <table:table-cell office:value-type="float" office:value="0.395061728395062">
            <text:p>0,4</text:p>
          </table:table-cell>
          <table:table-cell table:number-columns-repeated="1016"/>
        </table:table-row>
        <table:table-row table:style-name="ro2">
          <table:table-cell office:value-type="string">
            <text:p>juste</text:p>
          </table:table-cell>
          <table:table-cell office:value-type="string">
            <text:p>práve, akurát</text:p>
          </table:table-cell>
          <table:table-cell office:value-type="string">
            <text:p>juste</text:p>
          </table:table-cell>
          <table:table-cell table:formula="of:=IF((([.A34]&lt;&gt;[.C34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à côté</text:p>
          </table:table-cell>
          <table:table-cell office:value-type="string">
            <text:p>vedľa</text:p>
          </table:table-cell>
          <table:table-cell office:value-type="string">
            <text:p>à côté</text:p>
          </table:table-cell>
          <table:table-cell table:formula="of:=IF((([.A35]&lt;&gt;[.C35])AND([.F$1]=1)) ;&quot;CHYBA&quot;;&quot;&quot;)">
            <text:p/>
          </table:table-cell>
          <table:table-cell table:number-columns-repeated="3"/>
          <table:table-cell office:value-type="float" office:value="0.790123456790122">
            <text:p>0,79</text:p>
          </table:table-cell>
          <table:table-cell table:number-columns-repeated="1016"/>
        </table:table-row>
        <table:table-row table:style-name="ro2">
          <table:table-cell office:value-type="string">
            <text:p>merci</text:p>
          </table:table-cell>
          <table:table-cell office:value-type="string">
            <text:p>ďakujem</text:p>
          </table:table-cell>
          <table:table-cell office:value-type="string">
            <text:p>merci</text:p>
          </table:table-cell>
          <table:table-cell table:formula="of:=IF((([.A36]&lt;&gt;[.C36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8">
          <table:table-cell table:style-name="ce23" table:number-columns-repeated="2"/>
          <table:table-cell/>
          <table:table-cell table:style-name="ce23" table:number-columns-repeated="1021"/>
        </table:table-row>
        <table:table-row table:style-name="ro2" table:number-rows-repeated="65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office:forms form:automatic-focus="false" form:apply-design-mode="false"/>
        <table:table-column table:style-name="co21" table:default-cell-style-name="ce30"/>
        <table:table-column table:style-name="co22" table:default-cell-style-name="ce23"/>
        <table:table-column table:style-name="co23" table:default-cell-style-name="ce23"/>
        <table:table-column table:style-name="co6" table:number-columns-repeated="1021" table:default-cell-style-name="ce23"/>
        <table:table-row table:style-name="ro2">
          <table:table-cell office:value-type="string">
            <text:p>trois</text:p>
          </table:table-cell>
          <table:table-cell office:value-type="string">
            <text:p>traja, tri</text:p>
          </table:table-cell>
          <table:table-cell office:value-type="string">
            <text:p>trois</text:p>
          </table:table-cell>
          <table:table-cell table:formula="of:=IF((([.A1]&lt;&gt;[.C1])AND([.F$1]=1)) ;&quot;CHYBA&quot;;&quot;&quot;)">
            <text:p/>
          </table:table-cell>
          <table:table-cell/>
          <table:table-cell office:value-type="float" office:value="1">
            <text:p>1</text:p>
          </table:table-cell>
          <table:table-cell table:formula="of:=COUNTA([.A1:.A200])" office:value-type="float" office:value="32">
            <text:p>32</text:p>
          </table:table-cell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contente</text:p>
          </table:table-cell>
          <table:table-cell office:value-type="string">
            <text:p>spokojná</text:p>
          </table:table-cell>
          <table:table-cell office:value-type="string">
            <text:p>contente</text:p>
          </table:table-cell>
          <table:table-cell table:formula="of:=IF((([.A2]&lt;&gt;[.C2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maman ž</text:p>
          </table:table-cell>
          <table:table-cell office:value-type="string">
            <text:p>mamička</text:p>
          </table:table-cell>
          <table:table-cell office:value-type="string">
            <text:p>maman ž</text:p>
          </table:table-cell>
          <table:table-cell table:formula="of:=IF((([.A3]&lt;&gt;[.C3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a chambre</text:p>
          </table:table-cell>
          <table:table-cell office:value-type="string">
            <text:p>izba</text:p>
          </table:table-cell>
          <table:table-cell office:value-type="string">
            <text:p>la chambre</text:p>
          </table:table-cell>
          <table:table-cell table:formula="of:=IF((([.A4]&lt;&gt;[.C4])AND([.F$1]=1)) ;&quot;CHYBA&quot;;&quot;&quot;)">
            <text:p/>
          </table:table-cell>
          <table:table-cell table:number-columns-repeated="3"/>
          <table:table-cell office:value-type="float" office:value="0.888888888888887">
            <text:p>0,89</text:p>
          </table:table-cell>
          <table:table-cell table:number-columns-repeated="1016"/>
        </table:table-row>
        <table:table-row table:style-name="ro2">
          <table:table-cell office:value-type="string">
            <text:p>le balcon</text:p>
          </table:table-cell>
          <table:table-cell office:value-type="string">
            <text:p>balkón</text:p>
          </table:table-cell>
          <table:table-cell office:value-type="string">
            <text:p>le balcon</text:p>
          </table:table-cell>
          <table:table-cell table:formula="of:=IF((([.A5]&lt;&gt;[.C5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j'espère</text:p>
          </table:table-cell>
          <table:table-cell office:value-type="string">
            <text:p>dúfam</text:p>
          </table:table-cell>
          <table:table-cell office:value-type="string">
            <text:p>j'espère</text:p>
          </table:table-cell>
          <table:table-cell table:formula="of:=IF((([.A6]&lt;&gt;[.C6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0.526748971193416">
            <text:p>0,53</text:p>
          </table:table-cell>
          <table:table-cell table:number-columns-repeated="1016"/>
        </table:table-row>
        <table:table-row table:style-name="ro2">
          <table:table-cell office:value-type="string">
            <text:p>sous</text:p>
          </table:table-cell>
          <table:table-cell office:value-type="string">
            <text:p>pod</text:p>
          </table:table-cell>
          <table:table-cell office:value-type="string">
            <text:p>sous</text:p>
          </table:table-cell>
          <table:table-cell table:formula="of:=IF((([.A7]&lt;&gt;[.C7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e divan</text:p>
          </table:table-cell>
          <table:table-cell office:value-type="string">
            <text:p>pohovka</text:p>
          </table:table-cell>
          <table:table-cell office:value-type="string">
            <text:p>le divan</text:p>
          </table:table-cell>
          <table:table-cell table:formula="of:=IF((([.A8]&lt;&gt;[.C8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pourquoi</text:p>
          </table:table-cell>
          <table:table-cell office:value-type="string">
            <text:p>prečo</text:p>
          </table:table-cell>
          <table:table-cell office:value-type="string">
            <text:p>pourquoi</text:p>
          </table:table-cell>
          <table:table-cell table:formula="of:=IF((([.A9]&lt;&gt;[.C9])AND([.F$1]=1)) ;&quot;CHYBA&quot;;&quot;&quot;)">
            <text:p/>
          </table:table-cell>
          <table:table-cell table:number-columns-repeated="3"/>
          <table:table-cell office:value-type="float" office:value="0.93644261545496">
            <text:p>0,94</text:p>
          </table:table-cell>
          <table:table-cell table:number-columns-repeated="1016"/>
        </table:table-row>
        <table:table-row table:style-name="ro2">
          <table:table-cell office:value-type="string">
            <text:p>qu'est-ce que</text:p>
          </table:table-cell>
          <table:table-cell office:value-type="string">
            <text:p>čo</text:p>
          </table:table-cell>
          <table:table-cell office:value-type="string">
            <text:p>qu'est-ce que</text:p>
          </table:table-cell>
          <table:table-cell table:formula="of:=IF((([.A10]&lt;&gt;[.C10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papa m</text:p>
          </table:table-cell>
          <table:table-cell office:value-type="string">
            <text:p>otecko</text:p>
          </table:table-cell>
          <table:table-cell office:value-type="string">
            <text:p>papa m</text:p>
          </table:table-cell>
          <table:table-cell table:formula="of:=IF((([.A11]&lt;&gt;[.C11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a salle à manger</text:p>
          </table:table-cell>
          <table:table-cell office:value-type="string">
            <text:p>jedáleň</text:p>
          </table:table-cell>
          <table:table-cell office:value-type="string">
            <text:p>la salle à manger</text:p>
          </table:table-cell>
          <table:table-cell table:formula="of:=IF((([.A12]&lt;&gt;[.C12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e placard</text:p>
          </table:table-cell>
          <table:table-cell office:value-type="string">
            <text:p>vstavaná skriňa</text:p>
          </table:table-cell>
          <table:table-cell office:value-type="string">
            <text:p>le placard</text:p>
          </table:table-cell>
          <table:table-cell table:formula="of:=IF((([.A13]&lt;&gt;[.C13])AND([.F$1]=1)) ;&quot;CHYBA&quot;;&quot;&quot;)">
            <text:p/>
          </table:table-cell>
          <table:table-cell table:number-columns-repeated="3"/>
          <table:table-cell office:value-type="float" office:value="1.40466392318244">
            <text:p>1,4</text:p>
          </table:table-cell>
          <table:table-cell table:number-columns-repeated="1016"/>
        </table:table-row>
        <table:table-row table:style-name="ro2">
          <table:table-cell office:value-type="string">
            <text:p>mon Dieu!</text:p>
          </table:table-cell>
          <table:table-cell office:value-type="string">
            <text:p>preboha!</text:p>
          </table:table-cell>
          <table:table-cell office:value-type="string">
            <text:p>mon Dieu!</text:p>
          </table:table-cell>
          <table:table-cell table:formula="of:=IF((([.A14]&lt;&gt;[.C14])AND([.F$1]=1)) ;&quot;CHYBA&quot;;&quot;&quot;)">
            <text:p/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2">
          <table:table-cell office:value-type="string">
            <text:p>nous jouons</text:p>
          </table:table-cell>
          <table:table-cell office:value-type="string">
            <text:p>hráme sa</text:p>
          </table:table-cell>
          <table:table-cell office:value-type="string">
            <text:p>nous jouons</text:p>
          </table:table-cell>
          <table:table-cell table:formula="of:=IF((([.A15]&lt;&gt;[.C15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ah bon!</text:p>
          </table:table-cell>
          <table:table-cell office:value-type="string">
            <text:p>ach tak!</text:p>
          </table:table-cell>
          <table:table-cell office:value-type="string">
            <text:p>ah bon!</text:p>
          </table:table-cell>
          <table:table-cell table:formula="of:=IF((([.A16]&lt;&gt;[.C16])AND([.F$1]=1)) ;&quot;CHYBA&quot;;&quot;&quot;)">
            <text:p/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.526748971193418">
            <text:p>0,53</text:p>
          </table:table-cell>
          <table:table-cell table:number-columns-repeated="1016"/>
        </table:table-row>
        <table:table-row table:style-name="ro2">
          <table:table-cell office:value-type="string">
            <text:p>bien sûr</text:p>
          </table:table-cell>
          <table:table-cell office:value-type="string">
            <text:p>samozrejme</text:p>
          </table:table-cell>
          <table:table-cell office:value-type="string">
            <text:p>bien sûr</text:p>
          </table:table-cell>
          <table:table-cell table:formula="of:=IF((([.A17]&lt;&gt;[.C17])AND([.F$1]=1)) ;&quot;CHYBA&quot;;&quot;&quot;)">
            <text:p/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des bêtises ž</text:p>
          </table:table-cell>
          <table:table-cell office:value-type="string">
            <text:p>hlúposti</text:p>
          </table:table-cell>
          <table:table-cell office:value-type="string">
            <text:p>des bêtises ž</text:p>
          </table:table-cell>
          <table:table-cell table:formula="of:=IF((([.A18]&lt;&gt;[.C18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0.592592592592592">
            <text:p>0,59</text:p>
          </table:table-cell>
          <table:table-cell table:number-columns-repeated="1016"/>
        </table:table-row>
        <table:table-row table:style-name="ro2">
          <table:table-cell office:value-type="string">
            <text:p>pardon</text:p>
          </table:table-cell>
          <table:table-cell office:value-type="string">
            <text:p>prepáč(te)</text:p>
          </table:table-cell>
          <table:table-cell office:value-type="string">
            <text:p>pardon</text:p>
          </table:table-cell>
          <table:table-cell table:formula="of:=IF((([.A19]&lt;&gt;[.C19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de</text:p>
          </table:table-cell>
          <table:table-cell office:value-type="string">
            <text:p>z, zo</text:p>
          </table:table-cell>
          <table:table-cell office:value-type="string">
            <text:p>de</text:p>
          </table:table-cell>
          <table:table-cell table:formula="of:=IF((([.A20]&lt;&gt;[.C20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a Slovaquie</text:p>
          </table:table-cell>
          <table:table-cell office:value-type="string">
            <text:p>Slovensko</text:p>
          </table:table-cell>
          <table:table-cell office:value-type="string">
            <text:p>la Slovaquie</text:p>
          </table:table-cell>
          <table:table-cell table:formula="of:=IF((([.A21]&lt;&gt;[.C21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0.888888888888887">
            <text:p>0,89</text:p>
          </table:table-cell>
          <table:table-cell table:number-columns-repeated="1016"/>
        </table:table-row>
        <table:table-row table:style-name="ro2">
          <table:table-cell office:value-type="string">
            <text:p>le médecin</text:p>
          </table:table-cell>
          <table:table-cell office:value-type="string">
            <text:p>lekár</text:p>
          </table:table-cell>
          <table:table-cell office:value-type="string">
            <text:p>le médecin</text:p>
          </table:table-cell>
          <table:table-cell table:formula="of:=IF((([.A22]&lt;&gt;[.C22])AND([.F$1]=1)) ;&quot;CHYBA&quot;;&quot;&quot;)">
            <text:p/>
          </table:table-cell>
          <table:table-cell table:number-columns-repeated="3"/>
          <table:table-cell office:value-type="float" office:value="0.526748971193414">
            <text:p>0,53</text:p>
          </table:table-cell>
          <table:table-cell table:number-columns-repeated="1016"/>
        </table:table-row>
        <table:table-row table:style-name="ro2">
          <table:table-cell office:value-type="string">
            <text:p>l'étudiant m</text:p>
          </table:table-cell>
          <table:table-cell office:value-type="string">
            <text:p>študent</text:p>
          </table:table-cell>
          <table:table-cell office:value-type="string">
            <text:p>l'étudiant m</text:p>
          </table:table-cell>
          <table:table-cell table:formula="of:=IF((([.A23]&lt;&gt;[.C23])AND([.F$1]=1)) ;&quot;CHYBA&quot;;&quot;&quot;)">
            <text:p/>
          </table:table-cell>
          <table:table-cell office:value-type="string">
            <text:p>XX</text:p>
          </table:table-cell>
          <table:table-cell table:number-columns-repeated="2"/>
          <table:table-cell office:value-type="float" office:value="0.702331961591222">
            <text:p>0,7</text:p>
          </table:table-cell>
          <table:table-cell table:number-columns-repeated="1016"/>
        </table:table-row>
        <table:table-row table:style-name="ro2">
          <table:table-cell office:value-type="string">
            <text:p>le Français</text:p>
          </table:table-cell>
          <table:table-cell office:value-type="string">
            <text:p>Francúz</text:p>
          </table:table-cell>
          <table:table-cell office:value-type="string">
            <text:p>le Français</text:p>
          </table:table-cell>
          <table:table-cell table:formula="of:=IF((([.A24]&lt;&gt;[.C24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e Slovaque</text:p>
          </table:table-cell>
          <table:table-cell office:value-type="string">
            <text:p>Slovák</text:p>
          </table:table-cell>
          <table:table-cell office:value-type="string">
            <text:p>le Slovaque</text:p>
          </table:table-cell>
          <table:table-cell table:formula="of:=IF((([.A25]&lt;&gt;[.C25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e Tchèque</text:p>
          </table:table-cell>
          <table:table-cell office:value-type="string">
            <text:p>Čech</text:p>
          </table:table-cell>
          <table:table-cell office:value-type="string">
            <text:p>le Tchèque</text:p>
          </table:table-cell>
          <table:table-cell table:formula="of:=IF((([.A26]&lt;&gt;[.C26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l'ouvrier m</text:p>
          </table:table-cell>
          <table:table-cell office:value-type="string">
            <text:p>robotník</text:p>
          </table:table-cell>
          <table:table-cell office:value-type="string">
            <text:p>l'ouvrier m</text:p>
          </table:table-cell>
          <table:table-cell table:formula="of:=IF((([.A27]&lt;&gt;[.C27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maintenant</text:p>
          </table:table-cell>
          <table:table-cell office:value-type="string">
            <text:p>teraz</text:p>
          </table:table-cell>
          <table:table-cell office:value-type="string">
            <text:p>maintenant</text:p>
          </table:table-cell>
          <table:table-cell table:formula="of:=IF((([.A28]&lt;&gt;[.C28])AND([.F$1]=1)) ;&quot;CHYBA&quot;;&quot;&quot;)">
            <text:p/>
          </table:table-cell>
          <table:table-cell office:value-type="string">
            <text:p>XP</text:p>
          </table:table-cell>
          <table:table-cell table:number-columns-repeated="2"/>
          <table:table-cell office:value-type="float" office:value="0.493270184272572">
            <text:p>0,49</text:p>
          </table:table-cell>
          <table:table-cell table:number-columns-repeated="1016"/>
        </table:table-row>
        <table:table-row table:style-name="ro2">
          <table:table-cell office:value-type="string">
            <text:p>en</text:p>
          </table:table-cell>
          <table:table-cell office:value-type="string">
            <text:p>v, vo</text:p>
          </table:table-cell>
          <table:table-cell office:value-type="string">
            <text:p>en</text:p>
          </table:table-cell>
          <table:table-cell table:formula="of:=IF((([.A29]&lt;&gt;[.C29])AND([.F$1]=1)) ;&quot;CHYBA&quot;;&quot;&quot;)">
            <text:p/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2">
          <table:table-cell office:value-type="string">
            <text:p>n'est-ce pas</text:p>
          </table:table-cell>
          <table:table-cell office:value-type="string">
            <text:p>však, všakže, pravda</text:p>
          </table:table-cell>
          <table:table-cell office:value-type="string">
            <text:p>n'est-ce pas</text:p>
          </table:table-cell>
          <table:table-cell table:formula="of:=IF((([.A30]&lt;&gt;[.C30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l'ingénieur m</text:p>
          </table:table-cell>
          <table:table-cell office:value-type="string">
            <text:p>inžinier</text:p>
          </table:table-cell>
          <table:table-cell office:value-type="string">
            <text:p>l'ingénieur m</text:p>
          </table:table-cell>
          <table:table-cell table:formula="of:=IF((([.A31]&lt;&gt;[.C31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0.888888888888889">
            <text:p>0,89</text:p>
          </table:table-cell>
          <table:table-cell table:number-columns-repeated="1016"/>
        </table:table-row>
        <table:table-row table:style-name="ro2">
          <table:table-cell office:value-type="string">
            <text:p>chez</text:p>
          </table:table-cell>
          <table:table-cell office:value-type="string">
            <text:p>u (koho)</text:p>
          </table:table-cell>
          <table:table-cell office:value-type="string">
            <text:p>chez</text:p>
          </table:table-cell>
          <table:table-cell table:formula="of:=IF((([.A32]&lt;&gt;[.C32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 table:number-rows-repeated="65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 table:print="false">
        <office:forms form:automatic-focus="false" form:apply-design-mode="false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6" table:number-columns-repeated="1021" table:default-cell-style-name="ce23"/>
        <table:table-row table:style-name="ro2">
          <table:table-cell table:style-name="ce30" office:value-type="string">
            <text:p>quatre</text:p>
          </table:table-cell>
          <table:table-cell office:value-type="string">
            <text:p>štyri, štyria</text:p>
          </table:table-cell>
          <table:table-cell office:value-type="string">
            <text:p>quatre</text:p>
          </table:table-cell>
          <table:table-cell table:formula="of:=IF((([.A1]&lt;&gt;[.C1])AND([.F$1]=1)) ;&quot;CHYBA&quot;;&quot;&quot;)">
            <text:p/>
          </table:table-cell>
          <table:table-cell/>
          <table:table-cell office:value-type="float" office:value="1">
            <text:p>1</text:p>
          </table:table-cell>
          <table:table-cell table:formula="of:=COUNTA([.A1:.A200])" office:value-type="float" office:value="48">
            <text:p>48</text:p>
          </table:table-cell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ils vont</text:p>
          </table:table-cell>
          <table:table-cell office:value-type="string">
            <text:p>idú</text:p>
          </table:table-cell>
          <table:table-cell office:value-type="string">
            <text:p>ils vont</text:p>
          </table:table-cell>
          <table:table-cell table:formula="of:=IF((([.A2]&lt;&gt;[.C2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e ZOO</text:p>
          </table:table-cell>
          <table:table-cell office:value-type="string">
            <text:p>ZOO</text:p>
          </table:table-cell>
          <table:table-cell office:value-type="string">
            <text:p>le ZOO</text:p>
          </table:table-cell>
          <table:table-cell table:formula="of:=IF((([.A3]&lt;&gt;[.C3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prêt</text:p>
          </table:table-cell>
          <table:table-cell office:value-type="string">
            <text:p>pripravený</text:p>
          </table:table-cell>
          <table:table-cell office:value-type="string">
            <text:p>prêt</text:p>
          </table:table-cell>
          <table:table-cell table:formula="of:=IF((([.A4]&lt;&gt;[.C4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2">
          <table:table-cell office:value-type="string">
            <text:p>chercher</text:p>
          </table:table-cell>
          <table:table-cell office:value-type="string">
            <text:p>hľadať</text:p>
          </table:table-cell>
          <table:table-cell office:value-type="string">
            <text:p>chercher</text:p>
          </table:table-cell>
          <table:table-cell table:formula="of:=IF((([.A5]&lt;&gt;[.C5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le pull-over</text:p>
          </table:table-cell>
          <table:table-cell office:value-type="string">
            <text:p>pulóver</text:p>
          </table:table-cell>
          <table:table-cell office:value-type="string">
            <text:p>le pull-over</text:p>
          </table:table-cell>
          <table:table-cell table:formula="of:=IF((([.A6]&lt;&gt;[.C6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vrai</text:p>
          </table:table-cell>
          <table:table-cell office:value-type="string">
            <text:p>pravdivý</text:p>
          </table:table-cell>
          <table:table-cell office:value-type="string">
            <text:p>vrai</text:p>
          </table:table-cell>
          <table:table-cell table:formula="of:=IF((([.A7]&lt;&gt;[.C7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jouer</text:p>
          </table:table-cell>
          <table:table-cell office:value-type="string">
            <text:p>hrať sa</text:p>
          </table:table-cell>
          <table:table-cell office:value-type="string">
            <text:p>jouer</text:p>
          </table:table-cell>
          <table:table-cell table:formula="of:=IF((([.A8]&lt;&gt;[.C8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préparer</text:p>
          </table:table-cell>
          <table:table-cell office:value-type="string">
            <text:p>pripravovať</text:p>
          </table:table-cell>
          <table:table-cell office:value-type="string">
            <text:p>préparer</text:p>
          </table:table-cell>
          <table:table-cell table:formula="of:=IF((([.A9]&lt;&gt;[.C9])AND([.F$1]=1)) ;&quot;CHYBA&quot;;&quot;&quot;)">
            <text:p/>
          </table:table-cell>
          <table:table-cell table:number-columns-repeated="3"/>
          <table:table-cell office:value-type="float" office:value="1.33333333333333">
            <text:p>1,33</text:p>
          </table:table-cell>
          <table:table-cell table:number-columns-repeated="1016"/>
        </table:table-row>
        <table:table-row table:style-name="ro2">
          <table:table-cell office:value-type="string">
            <text:p>le sandwich</text:p>
          </table:table-cell>
          <table:table-cell office:value-type="string">
            <text:p>sendvič</text:p>
          </table:table-cell>
          <table:table-cell office:value-type="string">
            <text:p>le sandwich</text:p>
          </table:table-cell>
          <table:table-cell table:formula="of:=IF((([.A10]&lt;&gt;[.C10])AND([.F$1]=1)) ;&quot;CHYBA&quot;;&quot;&quot;)">
            <text:p/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2">
          <table:table-cell office:value-type="string">
            <text:p>pour</text:p>
          </table:table-cell>
          <table:table-cell office:value-type="string">
            <text:p>pre</text:p>
          </table:table-cell>
          <table:table-cell office:value-type="string">
            <text:p>pour</text:p>
          </table:table-cell>
          <table:table-cell table:formula="of:=IF((([.A11]&lt;&gt;[.C11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l'enfant m, ž</text:p>
          </table:table-cell>
          <table:table-cell office:value-type="string">
            <text:p>dieťa</text:p>
          </table:table-cell>
          <table:table-cell office:value-type="string">
            <text:p>l'enfant m, ž</text:p>
          </table:table-cell>
          <table:table-cell table:formula="of:=IF((([.A12]&lt;&gt;[.C12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écouter</text:p>
          </table:table-cell>
          <table:table-cell office:value-type="string">
            <text:p>počúvať</text:p>
          </table:table-cell>
          <table:table-cell office:value-type="string">
            <text:p>écouter</text:p>
          </table:table-cell>
          <table:table-cell table:formula="of:=IF((([.A13]&lt;&gt;[.C13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la radio</text:p>
          </table:table-cell>
          <table:table-cell office:value-type="string">
            <text:p>rádio</text:p>
          </table:table-cell>
          <table:table-cell office:value-type="string">
            <text:p>la radio</text:p>
          </table:table-cell>
          <table:table-cell table:formula="of:=IF((([.A14]&lt;&gt;[.C14])AND([.F$1]=1)) ;&quot;CHYBA&quot;;&quot;&quot;)">
            <text:p/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2">
          <table:table-cell office:value-type="string">
            <text:p>on</text:p>
          </table:table-cell>
          <table:table-cell office:value-type="string">
            <text:p>všeobecný podmet</text:p>
          </table:table-cell>
          <table:table-cell office:value-type="string">
            <text:p>on</text:p>
          </table:table-cell>
          <table:table-cell table:formula="of:=IF((([.A15]&lt;&gt;[.C15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on donne</text:p>
          </table:table-cell>
          <table:table-cell office:value-type="string">
            <text:p>dávajú</text:p>
          </table:table-cell>
          <table:table-cell office:value-type="string">
            <text:p>on donne</text:p>
          </table:table-cell>
          <table:table-cell table:formula="of:=IF((([.A16]&lt;&gt;[.C16])AND([.F$1]=1)) ;&quot;CHYBA&quot;;&quot;&quot;)">
            <text:p/>
          </table:table-cell>
          <table:table-cell table:number-columns-repeated="3"/>
          <table:table-cell office:value-type="float" office:value="0.888888888888888">
            <text:p>0,89</text:p>
          </table:table-cell>
          <table:table-cell table:number-columns-repeated="1016"/>
        </table:table-row>
        <table:table-row table:style-name="ro2">
          <table:table-cell office:value-type="string">
            <text:p>donner</text:p>
          </table:table-cell>
          <table:table-cell office:value-type="string">
            <text:p>dávať</text:p>
          </table:table-cell>
          <table:table-cell office:value-type="string">
            <text:p>donner</text:p>
          </table:table-cell>
          <table:table-cell table:formula="of:=IF((([.A17]&lt;&gt;[.C17])AND([.F$1]=1)) ;&quot;CHYBA&quot;;&quot;&quot;)">
            <text:p/>
          </table:table-cell>
          <table:table-cell table:number-columns-repeated="3"/>
          <table:table-cell office:value-type="float" office:value="0.296296296296297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e résultat</text:p>
          </table:table-cell>
          <table:table-cell office:value-type="string">
            <text:p>výsledok</text:p>
          </table:table-cell>
          <table:table-cell office:value-type="string">
            <text:p>le résultat</text:p>
          </table:table-cell>
          <table:table-cell table:formula="of:=IF((([.A18]&lt;&gt;[.C18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0.592592592592593">
            <text:p>0,59</text:p>
          </table:table-cell>
          <table:table-cell table:number-columns-repeated="1016"/>
        </table:table-row>
        <table:table-row table:style-name="ro2">
          <table:table-cell office:value-type="string">
            <text:p>le match</text:p>
          </table:table-cell>
          <table:table-cell office:value-type="string">
            <text:p>zápas</text:p>
          </table:table-cell>
          <table:table-cell office:value-type="string">
            <text:p>le match</text:p>
          </table:table-cell>
          <table:table-cell table:formula="of:=IF((([.A19]&lt;&gt;[.C19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e match de football</text:p>
          </table:table-cell>
          <table:table-cell office:value-type="string">
            <text:p>futbalový zápas</text:p>
          </table:table-cell>
          <table:table-cell office:value-type="string">
            <text:p>le match de football</text:p>
          </table:table-cell>
          <table:table-cell table:formula="of:=IF((([.A20]&lt;&gt;[.C20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aider</text:p>
          </table:table-cell>
          <table:table-cell office:value-type="string">
            <text:p>pomôcť, pomáhať (komu)</text:p>
          </table:table-cell>
          <table:table-cell office:value-type="string">
            <text:p>aider</text:p>
          </table:table-cell>
          <table:table-cell table:formula="of:=IF((([.A21]&lt;&gt;[.C21])AND([.F$1]=1)) ;&quot;CHYBA&quot;;&quot;&quot;)">
            <text:p/>
          </table:table-cell>
          <table:table-cell table:number-columns-repeated="3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son pull</text:p>
          </table:table-cell>
          <table:table-cell office:value-type="string">
            <text:p>jeho pulóver</text:p>
          </table:table-cell>
          <table:table-cell office:value-type="string">
            <text:p>son pull</text:p>
          </table:table-cell>
          <table:table-cell table:formula="of:=IF((([.A22]&lt;&gt;[.C22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la salle de bains</text:p>
          </table:table-cell>
          <table:table-cell office:value-type="string">
            <text:p>kúpeľňa</text:p>
          </table:table-cell>
          <table:table-cell office:value-type="string">
            <text:p>la salle de bains</text:p>
          </table:table-cell>
          <table:table-cell table:formula="of:=IF((([.A23]&lt;&gt;[.C23])AND([.F$1]=1)) ;&quot;CHYBA&quot;;&quot;&quot;)">
            <text:p/>
          </table:table-cell>
          <table:table-cell office:value-type="string">
            <text:p>XX</text:p>
          </table:table-cell>
          <table:table-cell table:number-columns-repeated="2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laver</text:p>
          </table:table-cell>
          <table:table-cell office:value-type="string">
            <text:p>umyť, umývať</text:p>
          </table:table-cell>
          <table:table-cell office:value-type="string">
            <text:p>laver</text:p>
          </table:table-cell>
          <table:table-cell table:formula="of:=IF((([.A24]&lt;&gt;[.C24])AND([.F$1]=1)) ;&quot;CHYBA&quot;;&quot;&quot;)">
            <text:p/>
          </table:table-cell>
          <table:table-cell table:number-columns-repeated="3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le chat</text:p>
          </table:table-cell>
          <table:table-cell office:value-type="string">
            <text:p>mačka</text:p>
          </table:table-cell>
          <table:table-cell office:value-type="string">
            <text:p>le chat</text:p>
          </table:table-cell>
          <table:table-cell table:formula="of:=IF((([.A25]&lt;&gt;[.C25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espérer</text:p>
          </table:table-cell>
          <table:table-cell office:value-type="string">
            <text:p>dúfať</text:p>
          </table:table-cell>
          <table:table-cell office:value-type="string">
            <text:p>espérer</text:p>
          </table:table-cell>
          <table:table-cell table:formula="of:=IF((([.A26]&lt;&gt;[.C26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.33333333333333">
            <text:p>1,33</text:p>
          </table:table-cell>
          <table:table-cell table:number-columns-repeated="1016"/>
        </table:table-row>
        <table:table-row table:style-name="ro2">
          <table:table-cell office:value-type="string">
            <text:p>regarder</text:p>
          </table:table-cell>
          <table:table-cell office:value-type="string">
            <text:p>pozerať sa</text:p>
          </table:table-cell>
          <table:table-cell office:value-type="string">
            <text:p>regarder</text:p>
          </table:table-cell>
          <table:table-cell table:formula="of:=IF((([.A27]&lt;&gt;[.C27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a télévision</text:p>
          </table:table-cell>
          <table:table-cell office:value-type="string">
            <text:p>televízia</text:p>
          </table:table-cell>
          <table:table-cell office:value-type="string">
            <text:p>la télévision</text:p>
          </table:table-cell>
          <table:table-cell table:formula="of:=IF((([.A28]&lt;&gt;[.C28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encore</text:p>
          </table:table-cell>
          <table:table-cell office:value-type="string">
            <text:p>zase, ešte</text:p>
          </table:table-cell>
          <table:table-cell office:value-type="string">
            <text:p>encore</text:p>
          </table:table-cell>
          <table:table-cell table:formula="of:=IF((([.A29]&lt;&gt;[.C29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devant</text:p>
          </table:table-cell>
          <table:table-cell office:value-type="string">
            <text:p>pred</text:p>
          </table:table-cell>
          <table:table-cell office:value-type="string">
            <text:p>devant</text:p>
          </table:table-cell>
          <table:table-cell table:formula="of:=IF((([.A30]&lt;&gt;[.C30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2">
          <table:table-cell office:value-type="string">
            <text:p>devant la télé</text:p>
          </table:table-cell>
          <table:table-cell office:value-type="string">
            <text:p>pred televíziou</text:p>
          </table:table-cell>
          <table:table-cell office:value-type="string">
            <text:p>devant la télé</text:p>
          </table:table-cell>
          <table:table-cell table:formula="of:=IF((([.A31]&lt;&gt;[.C31])AND([.F$1]=1)) ;&quot;CHYBA&quot;;&quot;&quot;)">
            <text:p/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2">
          <table:table-cell office:value-type="string">
            <text:p>possible</text:p>
          </table:table-cell>
          <table:table-cell office:value-type="string">
            <text:p>možný</text:p>
          </table:table-cell>
          <table:table-cell office:value-type="string">
            <text:p>possible</text:p>
          </table:table-cell>
          <table:table-cell table:formula="of:=IF((([.A32]&lt;&gt;[.C32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rester</text:p>
          </table:table-cell>
          <table:table-cell office:value-type="string">
            <text:p>zostať</text:p>
          </table:table-cell>
          <table:table-cell office:value-type="string">
            <text:p>rester</text:p>
          </table:table-cell>
          <table:table-cell table:formula="of:=IF((([.A33]&lt;&gt;[.C33])AND([.F$1]=1)) ;&quot;CHYBA&quot;;&quot;&quot;)">
            <text:p/>
          </table:table-cell>
          <table:table-cell table:number-columns-repeated="3"/>
          <table:table-cell office:value-type="float" office:value="0.888888888888888">
            <text:p>0,89</text:p>
          </table:table-cell>
          <table:table-cell table:number-columns-repeated="1016"/>
        </table:table-row>
        <table:table-row table:style-name="ro2">
          <table:table-cell office:value-type="string">
            <text:p>la revue</text:p>
          </table:table-cell>
          <table:table-cell office:value-type="string">
            <text:p>časopis</text:p>
          </table:table-cell>
          <table:table-cell office:value-type="string">
            <text:p>la revue</text:p>
          </table:table-cell>
          <table:table-cell table:formula="of:=IF((([.A34]&lt;&gt;[.C34])AND([.F$1]=1)) ;&quot;CHYBA&quot;;&quot;&quot;)">
            <text:p/>
          </table:table-cell>
          <table:table-cell office:value-type="string">
            <text:p>XX</text:p>
          </table:table-cell>
          <table:table-cell table:number-columns-repeated="2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2">
          <table:table-cell office:value-type="string">
            <text:p>aimer</text:p>
          </table:table-cell>
          <table:table-cell office:value-type="string">
            <text:p>mať rád</text:p>
          </table:table-cell>
          <table:table-cell office:value-type="string">
            <text:p>aimer</text:p>
          </table:table-cell>
          <table:table-cell table:formula="of:=IF((([.A35]&lt;&gt;[.C35])AND([.F$1]=1)) ;&quot;CHYBA&quot;;&quot;&quot;)">
            <text:p/>
          </table:table-cell>
          <table:table-cell table:number-columns-repeated="3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étudier</text:p>
          </table:table-cell>
          <table:table-cell office:value-type="string">
            <text:p>študovať</text:p>
          </table:table-cell>
          <table:table-cell office:value-type="string">
            <text:p>étudier</text:p>
          </table:table-cell>
          <table:table-cell table:formula="of:=IF((([.A36]&lt;&gt;[.C36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la langue</text:p>
          </table:table-cell>
          <table:table-cell office:value-type="string">
            <text:p>jazyk</text:p>
          </table:table-cell>
          <table:table-cell office:value-type="string">
            <text:p>la langue</text:p>
          </table:table-cell>
          <table:table-cell table:formula="of:=IF((([.A37]&lt;&gt;[.C37])AND([.F$1]=1)) ;&quot;CHYBA&quot;;&quot;&quot;)">
            <text:p/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2">
          <table:table-cell office:value-type="string">
            <text:p>l'école ž</text:p>
          </table:table-cell>
          <table:table-cell office:value-type="string">
            <text:p>škola</text:p>
          </table:table-cell>
          <table:table-cell office:value-type="string">
            <text:p>l'école ž</text:p>
          </table:table-cell>
          <table:table-cell table:formula="of:=IF((([.A38]&lt;&gt;[.C38])AND([.F$1]=1)) ;&quot;CHYBA&quot;;&quot;&quot;)">
            <text:p/>
          </table:table-cell>
          <table:table-cell office:value-type="string">
            <text:p>XX</text:p>
          </table:table-cell>
          <table:table-cell table:number-columns-repeated="2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2">
          <table:table-cell office:value-type="string">
            <text:p>parler</text:p>
          </table:table-cell>
          <table:table-cell office:value-type="string">
            <text:p>hovoriť</text:p>
          </table:table-cell>
          <table:table-cell office:value-type="string">
            <text:p>parler</text:p>
          </table:table-cell>
          <table:table-cell table:formula="of:=IF((([.A39]&lt;&gt;[.C39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déjà</text:p>
          </table:table-cell>
          <table:table-cell office:value-type="string">
            <text:p>už</text:p>
          </table:table-cell>
          <table:table-cell office:value-type="string">
            <text:p>déjà</text:p>
          </table:table-cell>
          <table:table-cell table:formula="of:=IF((([.A40]&lt;&gt;[.C40])AND([.F$1]=1)) ;&quot;CHYBA&quot;;&quot;&quot;)">
            <text:p/>
          </table:table-cell>
          <table:table-cell table:number-columns-repeated="3"/>
          <table:table-cell office:value-type="float" office:value="1.18518518518518">
            <text:p>1,19</text:p>
          </table:table-cell>
          <table:table-cell table:number-columns-repeated="1016"/>
        </table:table-row>
        <table:table-row table:style-name="ro2">
          <table:table-cell office:value-type="string">
            <text:p>assez</text:p>
          </table:table-cell>
          <table:table-cell office:value-type="string">
            <text:p>dosť</text:p>
          </table:table-cell>
          <table:table-cell office:value-type="string">
            <text:p>assez</text:p>
          </table:table-cell>
          <table:table-cell table:formula="of:=IF((([.A41]&lt;&gt;[.C41])AND([.F$1]=1)) ;&quot;CHYBA&quot;;&quot;&quot;)">
            <text:p/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.790123456790122">
            <text:p>0,79</text:p>
          </table:table-cell>
          <table:table-cell table:number-columns-repeated="1016"/>
        </table:table-row>
        <table:table-row table:style-name="ro2">
          <table:table-cell office:value-type="string">
            <text:p>allemand</text:p>
          </table:table-cell>
          <table:table-cell office:value-type="string">
            <text:p>po nemecky</text:p>
          </table:table-cell>
          <table:table-cell office:value-type="string">
            <text:p>allemand</text:p>
          </table:table-cell>
          <table:table-cell table:formula="of:=IF((([.A42]&lt;&gt;[.C42])AND([.F$1]=1)) ;&quot;CHYBA&quot;;&quot;&quot;)">
            <text:p/>
          </table:table-cell>
          <table:table-cell office:value-type="string">
            <text:p>XX</text:p>
          </table:table-cell>
          <table:table-cell table:number-columns-repeated="2"/>
          <table:table-cell office:value-type="float" office:value="0.93644261545496">
            <text:p>0,94</text:p>
          </table:table-cell>
          <table:table-cell table:number-columns-repeated="1016"/>
        </table:table-row>
        <table:table-row table:style-name="ro2">
          <table:table-cell office:value-type="string">
            <text:p>la grand-mère</text:p>
          </table:table-cell>
          <table:table-cell office:value-type="string">
            <text:p>stará mama</text:p>
          </table:table-cell>
          <table:table-cell office:value-type="string">
            <text:p>la grand-mère</text:p>
          </table:table-cell>
          <table:table-cell table:formula="of:=IF((([.A43]&lt;&gt;[.C43])AND([.F$1]=1)) ;&quot;CHYBA&quot;;&quot;&quot;)">
            <text:p/>
          </table:table-cell>
          <table:table-cell office:value-type="string">
            <text:p>XX</text:p>
          </table:table-cell>
          <table:table-cell table:number-columns-repeated="2"/>
          <table:table-cell office:value-type="float" office:value="0.888888888888887">
            <text:p>0,89</text:p>
          </table:table-cell>
          <table:table-cell table:number-columns-repeated="1016"/>
        </table:table-row>
        <table:table-row table:style-name="ro2">
          <table:table-cell office:value-type="string">
            <text:p>le dîner</text:p>
          </table:table-cell>
          <table:table-cell office:value-type="string">
            <text:p>večera</text:p>
          </table:table-cell>
          <table:table-cell office:value-type="string">
            <text:p>le dîner</text:p>
          </table:table-cell>
          <table:table-cell table:formula="of:=IF((([.A44]&lt;&gt;[.C44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aussi</text:p>
          </table:table-cell>
          <table:table-cell office:value-type="string">
            <text:p>tiež, aj</text:p>
          </table:table-cell>
          <table:table-cell office:value-type="string">
            <text:p>aussi</text:p>
          </table:table-cell>
          <table:table-cell table:formula="of:=IF((([.A45]&lt;&gt;[.C45])AND([.F$1]=1)) ;&quot;CHYBA&quot;;&quot;&quot;)">
            <text:p/>
          </table:table-cell>
          <table:table-cell/>
          <table:table-cell office:value-type="string">
            <text:p>Veni, Vedi, Vici; C'est de la chance aussi </text:p>
          </table:table-cell>
          <table:table-cell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manger</text:p>
          </table:table-cell>
          <table:table-cell office:value-type="string">
            <text:p>jesť</text:p>
          </table:table-cell>
          <table:table-cell office:value-type="string">
            <text:p>manger</text:p>
          </table:table-cell>
          <table:table-cell table:formula="of:=IF((([.A46]&lt;&gt;[.C46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le bonbon</text:p>
          </table:table-cell>
          <table:table-cell office:value-type="string">
            <text:p>cukrík</text:p>
          </table:table-cell>
          <table:table-cell office:value-type="string">
            <text:p>le bonbon</text:p>
          </table:table-cell>
          <table:table-cell table:formula="of:=IF((([.A47]&lt;&gt;[.C47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salut</text:p>
          </table:table-cell>
          <table:table-cell office:value-type="string">
            <text:p>ahoj</text:p>
          </table:table-cell>
          <table:table-cell office:value-type="string">
            <text:p>salut</text:p>
          </table:table-cell>
          <table:table-cell table:formula="of:=IF((([.A48]&lt;&gt;[.C48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 table:number-rows-repeated="65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1" table:print="false">
        <office:forms form:automatic-focus="false" form:apply-design-mode="false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6" table:number-columns-repeated="1021" table:default-cell-style-name="ce23"/>
        <table:table-row table:style-name="ro2">
          <table:table-cell office:value-type="string">
            <text:p>cinq</text:p>
          </table:table-cell>
          <table:table-cell office:value-type="string">
            <text:p>päť</text:p>
          </table:table-cell>
          <table:table-cell office:value-type="string">
            <text:p>cinq</text:p>
          </table:table-cell>
          <table:table-cell table:formula="of:=IF((([.A1]&lt;&gt;[.C1])AND([.F$1]=1)) ;&quot;CHYBA&quot;;&quot;&quot;)">
            <text:p/>
          </table:table-cell>
          <table:table-cell/>
          <table:table-cell office:value-type="float" office:value="1">
            <text:p>1</text:p>
          </table:table-cell>
          <table:table-cell table:formula="of:=COUNTA([.A1:.A200])" office:value-type="float" office:value="45">
            <text:p>45</text:p>
          </table:table-cell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a famille</text:p>
          </table:table-cell>
          <table:table-cell office:value-type="string">
            <text:p>rodina</text:p>
          </table:table-cell>
          <table:table-cell office:value-type="string">
            <text:p>la famille</text:p>
          </table:table-cell>
          <table:table-cell table:formula="of:=IF((([.A2]&lt;&gt;[.C2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'an m</text:p>
          </table:table-cell>
          <table:table-cell office:value-type="string">
            <text:p>rok</text:p>
          </table:table-cell>
          <table:table-cell office:value-type="string">
            <text:p>l'an m</text:p>
          </table:table-cell>
          <table:table-cell table:formula="of:=IF((([.A3]&lt;&gt;[.C3])AND([.F$1]=1)) ;&quot;CHYBA&quot;;&quot;&quot;)">
            <text:p/>
          </table:table-cell>
          <table:table-cell table:number-columns-repeated="3"/>
          <table:table-cell office:value-type="float" office:value="0.526748971193418">
            <text:p>0,53</text:p>
          </table:table-cell>
          <table:table-cell table:number-columns-repeated="1016"/>
        </table:table-row>
        <table:table-row table:style-name="ro2">
          <table:table-cell office:value-type="string">
            <text:p>seulement</text:p>
          </table:table-cell>
          <table:table-cell office:value-type="string">
            <text:p>iba, len</text:p>
          </table:table-cell>
          <table:table-cell office:value-type="string">
            <text:p>seulement</text:p>
          </table:table-cell>
          <table:table-cell table:formula="of:=IF((([.A4]&lt;&gt;[.C4])AND([.F$1]=1)) ;&quot;CHYBA&quot;;&quot;&quot;)">
            <text:p/>
          </table:table-cell>
          <table:table-cell table:number-columns-repeated="3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la soeur</text:p>
          </table:table-cell>
          <table:table-cell office:value-type="string">
            <text:p>sestra</text:p>
          </table:table-cell>
          <table:table-cell office:value-type="string">
            <text:p>la sœur</text:p>
          </table:table-cell>
          <table:table-cell table:formula="of:=IF((([.A5]&lt;&gt;[.C5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888888888888889">
            <text:p>0,89</text:p>
          </table:table-cell>
          <table:table-cell table:number-columns-repeated="1016"/>
        </table:table-row>
        <table:table-row table:style-name="ro2">
          <table:table-cell office:value-type="string">
            <text:p>sept</text:p>
          </table:table-cell>
          <table:table-cell office:value-type="string">
            <text:p>sedem</text:p>
          </table:table-cell>
          <table:table-cell office:value-type="string">
            <text:p>sept</text:p>
          </table:table-cell>
          <table:table-cell table:formula="of:=IF((([.A6]&lt;&gt;[.C6])AND([.F$1]=1)) ;&quot;CHYBA&quot;;&quot;&quot;)">
            <text:p/>
          </table:table-cell>
          <table:table-cell table:number-columns-repeated="3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avec</text:p>
          </table:table-cell>
          <table:table-cell office:value-type="string">
            <text:p>s, so</text:p>
          </table:table-cell>
          <table:table-cell office:value-type="string">
            <text:p>avec</text:p>
          </table:table-cell>
          <table:table-cell table:formula="of:=IF((([.A7]&lt;&gt;[.C7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quand</text:p>
          </table:table-cell>
          <table:table-cell office:value-type="string">
            <text:p>keď</text:p>
          </table:table-cell>
          <table:table-cell office:value-type="string">
            <text:p>quand</text:p>
          </table:table-cell>
          <table:table-cell table:formula="of:=IF((([.A8]&lt;&gt;[.C8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rentrer</text:p>
          </table:table-cell>
          <table:table-cell office:value-type="string">
            <text:p>vrátiť sa</text:p>
          </table:table-cell>
          <table:table-cell office:value-type="string">
            <text:p>rentrer</text:p>
          </table:table-cell>
          <table:table-cell table:formula="of:=IF((([.A9]&lt;&gt;[.C9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souvent</text:p>
          </table:table-cell>
          <table:table-cell office:value-type="string">
            <text:p>často</text:p>
          </table:table-cell>
          <table:table-cell office:value-type="string">
            <text:p>souvent</text:p>
          </table:table-cell>
          <table:table-cell table:formula="of:=IF((([.A10]&lt;&gt;[.C10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ensemble</text:p>
          </table:table-cell>
          <table:table-cell office:value-type="string">
            <text:p>spolu</text:p>
          </table:table-cell>
          <table:table-cell office:value-type="string">
            <text:p>ensemble</text:p>
          </table:table-cell>
          <table:table-cell table:formula="of:=IF((([.A11]&lt;&gt;[.C11])AND([.F$1]=1)) ;&quot;CHYBA&quot;;&quot;&quot;)">
            <text:p/>
          </table:table-cell>
          <table:table-cell office:value-type="string">
            <text:p>XX</text:p>
          </table:table-cell>
          <table:table-cell table:number-columns-repeated="2"/>
          <table:table-cell office:value-type="float" office:value="1.24444444444444">
            <text:p>1,24</text:p>
          </table:table-cell>
          <table:table-cell table:number-columns-repeated="1016"/>
        </table:table-row>
        <table:table-row table:style-name="ro2">
          <table:table-cell office:value-type="string">
            <text:p>le parc</text:p>
          </table:table-cell>
          <table:table-cell office:value-type="string">
            <text:p>park</text:p>
          </table:table-cell>
          <table:table-cell office:value-type="string">
            <text:p>le parc</text:p>
          </table:table-cell>
          <table:table-cell table:formula="of:=IF((([.A12]&lt;&gt;[.C12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en face de</text:p>
          </table:table-cell>
          <table:table-cell office:value-type="string">
            <text:p>naproti</text:p>
          </table:table-cell>
          <table:table-cell office:value-type="string">
            <text:p>en face de</text:p>
          </table:table-cell>
          <table:table-cell table:formula="of:=IF((([.A13]&lt;&gt;[.C13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quatorze</text:p>
          </table:table-cell>
          <table:table-cell office:value-type="string">
            <text:p>štrnásť</text:p>
          </table:table-cell>
          <table:table-cell office:value-type="string">
            <text:p>quatorze</text:p>
          </table:table-cell>
          <table:table-cell table:formula="of:=IF((([.A14]&lt;&gt;[.C14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préférer</text:p>
          </table:table-cell>
          <table:table-cell office:value-type="string">
            <text:p>dávať prednosť</text:p>
          </table:table-cell>
          <table:table-cell office:value-type="string">
            <text:p>préférer</text:p>
          </table:table-cell>
          <table:table-cell table:formula="of:=IF((([.A15]&lt;&gt;[.C15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aller</text:p>
          </table:table-cell>
          <table:table-cell office:value-type="string">
            <text:p>ísť</text:p>
          </table:table-cell>
          <table:table-cell office:value-type="string">
            <text:p>aller</text:p>
          </table:table-cell>
          <table:table-cell table:formula="of:=IF((([.A16]&lt;&gt;[.C16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e cinéma</text:p>
          </table:table-cell>
          <table:table-cell office:value-type="string">
            <text:p>kino</text:p>
          </table:table-cell>
          <table:table-cell office:value-type="string">
            <text:p>le cinéma</text:p>
          </table:table-cell>
          <table:table-cell table:formula="of:=IF((([.A17]&lt;&gt;[.C17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ou</text:p>
          </table:table-cell>
          <table:table-cell office:value-type="string">
            <text:p>alebo</text:p>
          </table:table-cell>
          <table:table-cell office:value-type="string">
            <text:p>ou</text:p>
          </table:table-cell>
          <table:table-cell table:formula="of:=IF((([.A18]&lt;&gt;[.C18])AND([.F$1]=1)) ;&quot;CHYBA&quot;;&quot;&quot;)">
            <text:p/>
          </table:table-cell>
          <table:table-cell table:number-columns-repeated="3"/>
          <table:table-cell office:value-type="float" office:value="0.395061728395062">
            <text:p>0,4</text:p>
          </table:table-cell>
          <table:table-cell table:number-columns-repeated="1016"/>
        </table:table-row>
        <table:table-row table:style-name="ro2">
          <table:table-cell office:value-type="string">
            <text:p>le football</text:p>
          </table:table-cell>
          <table:table-cell office:value-type="string">
            <text:p>futbal</text:p>
          </table:table-cell>
          <table:table-cell office:value-type="string">
            <text:p>le football</text:p>
          </table:table-cell>
          <table:table-cell table:formula="of:=IF((([.A19]&lt;&gt;[.C19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e technicien</text:p>
          </table:table-cell>
          <table:table-cell office:value-type="string">
            <text:p>technik</text:p>
          </table:table-cell>
          <table:table-cell office:value-type="string">
            <text:p>le technicien</text:p>
          </table:table-cell>
          <table:table-cell table:formula="of:=IF((([.A20]&lt;&gt;[.C20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e travail</text:p>
          </table:table-cell>
          <table:table-cell office:value-type="string">
            <text:p>práca</text:p>
          </table:table-cell>
          <table:table-cell office:value-type="string">
            <text:p>le travail</text:p>
          </table:table-cell>
          <table:table-cell table:formula="of:=IF((([.A21]&lt;&gt;[.C21])AND([.F$1]=1)) ;&quot;CHYBA&quot;;&quot;&quot;)">
            <text:p/>
          </table:table-cell>
          <table:table-cell table:number-columns-repeated="3"/>
          <table:table-cell office:value-type="float" office:value="0.888888888888888">
            <text:p>0,89</text:p>
          </table:table-cell>
          <table:table-cell table:number-columns-repeated="1016"/>
        </table:table-row>
        <table:table-row table:style-name="ro2">
          <table:table-cell office:value-type="string">
            <text:p>intéressant</text:p>
          </table:table-cell>
          <table:table-cell office:value-type="string">
            <text:p>zaujimavý</text:p>
          </table:table-cell>
          <table:table-cell office:value-type="string">
            <text:p>intéressant</text:p>
          </table:table-cell>
          <table:table-cell table:formula="of:=IF((([.A22]&lt;&gt;[.C22])AND([.F$1]=1)) ;&quot;CHYBA&quot;;&quot;&quot;)">
            <text:p/>
          </table:table-cell>
          <table:table-cell office:value-type="string">
            <text:p>XX</text:p>
          </table:table-cell>
          <table:table-cell table:number-columns-repeated="2"/>
          <table:table-cell office:value-type="float" office:value="0.936442615454962">
            <text:p>0,94</text:p>
          </table:table-cell>
          <table:table-cell table:number-columns-repeated="1016"/>
        </table:table-row>
        <table:table-row table:style-name="ro2">
          <table:table-cell office:value-type="string">
            <text:p>le magasin</text:p>
          </table:table-cell>
          <table:table-cell office:value-type="string">
            <text:p>obchod</text:p>
          </table:table-cell>
          <table:table-cell office:value-type="string">
            <text:p>le magasin</text:p>
          </table:table-cell>
          <table:table-cell table:formula="of:=IF((([.A23]&lt;&gt;[.C23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e grand magasin</text:p>
          </table:table-cell>
          <table:table-cell office:value-type="string">
            <text:p>obchodný dom</text:p>
          </table:table-cell>
          <table:table-cell office:value-type="string">
            <text:p>le grand magasin</text:p>
          </table:table-cell>
          <table:table-cell table:formula="of:=IF((([.A24]&lt;&gt;[.C24])AND([.F$1]=1)) ;&quot;CHYBA&quot;;&quot;&quot;)">
            <text:p/>
          </table:table-cell>
          <table:table-cell table:number-columns-repeated="3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2">
          <table:table-cell office:value-type="string">
            <text:p>bonne</text:p>
          </table:table-cell>
          <table:table-cell office:value-type="string">
            <text:p>dobrá</text:p>
          </table:table-cell>
          <table:table-cell office:value-type="string">
            <text:p>bonne</text:p>
          </table:table-cell>
          <table:table-cell table:formula="of:=IF((([.A25]&lt;&gt;[.C25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'humeur ž</text:p>
          </table:table-cell>
          <table:table-cell office:value-type="string">
            <text:p>nálada</text:p>
          </table:table-cell>
          <table:table-cell office:value-type="string">
            <text:p>l'humeur ž</text:p>
          </table:table-cell>
          <table:table-cell table:formula="of:=IF((([.A26]&lt;&gt;[.C26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parce que</text:p>
          </table:table-cell>
          <table:table-cell office:value-type="string">
            <text:p>pretože</text:p>
          </table:table-cell>
          <table:table-cell office:value-type="string">
            <text:p>parce que</text:p>
          </table:table-cell>
          <table:table-cell table:formula="of:=IF((([.A27]&lt;&gt;[.C27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malade</text:p>
          </table:table-cell>
          <table:table-cell office:value-type="string">
            <text:p>chorý</text:p>
          </table:table-cell>
          <table:table-cell office:value-type="string">
            <text:p>malade</text:p>
          </table:table-cell>
          <table:table-cell table:formula="of:=IF((([.A28]&lt;&gt;[.C28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'envie ž</text:p>
          </table:table-cell>
          <table:table-cell office:value-type="string">
            <text:p>chuť (na niečo)</text:p>
          </table:table-cell>
          <table:table-cell office:value-type="string">
            <text:p>l'envie ž</text:p>
          </table:table-cell>
          <table:table-cell table:formula="of:=IF((([.A29]&lt;&gt;[.C29])AND([.F$1]=1)) ;&quot;CHYBA&quot;;&quot;&quot;)">
            <text:p/>
          </table:table-cell>
          <table:table-cell table:number-columns-repeated="3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2">
          <table:table-cell office:value-type="string">
            <text:p>le frère</text:p>
          </table:table-cell>
          <table:table-cell office:value-type="string">
            <text:p>brat</text:p>
          </table:table-cell>
          <table:table-cell office:value-type="string">
            <text:p>le frère</text:p>
          </table:table-cell>
          <table:table-cell table:formula="of:=IF((([.A30]&lt;&gt;[.C30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e livre</text:p>
          </table:table-cell>
          <table:table-cell office:value-type="string">
            <text:p>kniha</text:p>
          </table:table-cell>
          <table:table-cell office:value-type="string">
            <text:p>le livre</text:p>
          </table:table-cell>
          <table:table-cell table:formula="of:=IF((([.A31]&lt;&gt;[.C31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e temps</text:p>
          </table:table-cell>
          <table:table-cell office:value-type="string">
            <text:p>čas</text:p>
          </table:table-cell>
          <table:table-cell office:value-type="string">
            <text:p>le temps</text:p>
          </table:table-cell>
          <table:table-cell table:formula="of:=IF((([.A32]&lt;&gt;[.C32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hélas</text:p>
          </table:table-cell>
          <table:table-cell office:value-type="string">
            <text:p>bohužiaľ</text:p>
          </table:table-cell>
          <table:table-cell office:value-type="string">
            <text:p>hélas</text:p>
          </table:table-cell>
          <table:table-cell table:formula="of:=IF((([.A33]&lt;&gt;[.C33])AND([.F$1]=1)) ;&quot;CHYBA&quot;;&quot;&quot;)">
            <text:p/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2">
          <table:table-cell office:value-type="string">
            <text:p>fatigué</text:p>
          </table:table-cell>
          <table:table-cell office:value-type="string">
            <text:p>unavený</text:p>
          </table:table-cell>
          <table:table-cell office:value-type="string">
            <text:p>fatigué</text:p>
          </table:table-cell>
          <table:table-cell table:formula="of:=IF((([.A34]&lt;&gt;[.C34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trop</text:p>
          </table:table-cell>
          <table:table-cell office:value-type="string">
            <text:p>príliš, primnoho</text:p>
          </table:table-cell>
          <table:table-cell office:value-type="string">
            <text:p>trop</text:p>
          </table:table-cell>
          <table:table-cell table:formula="of:=IF((([.A35]&lt;&gt;[.C35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le soir</text:p>
          </table:table-cell>
          <table:table-cell office:value-type="string">
            <text:p>večer</text:p>
          </table:table-cell>
          <table:table-cell office:value-type="string">
            <text:p>le soir</text:p>
          </table:table-cell>
          <table:table-cell table:formula="of:=IF((([.A36]&lt;&gt;[.C36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ce soir</text:p>
          </table:table-cell>
          <table:table-cell office:value-type="string">
            <text:p>dnes večer</text:p>
          </table:table-cell>
          <table:table-cell office:value-type="string">
            <text:p>ce soir</text:p>
          </table:table-cell>
          <table:table-cell table:formula="of:=IF((([.A37]&lt;&gt;[.C37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tellement</text:p>
          </table:table-cell>
          <table:table-cell office:value-type="string">
            <text:p>tak, toľko</text:p>
          </table:table-cell>
          <table:table-cell office:value-type="string">
            <text:p>tellement</text:p>
          </table:table-cell>
          <table:table-cell table:formula="of:=IF((([.A38]&lt;&gt;[.C38])AND([.F$1]=1)) ;&quot;CHYBA&quot;;&quot;&quot;)">
            <text:p/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2">
          <table:table-cell office:value-type="string">
            <text:p>faire</text:p>
          </table:table-cell>
          <table:table-cell office:value-type="string">
            <text:p>robiť</text:p>
          </table:table-cell>
          <table:table-cell office:value-type="string">
            <text:p>faire</text:p>
          </table:table-cell>
          <table:table-cell table:formula="of:=IF((([.A39]&lt;&gt;[.C39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la promenade</text:p>
          </table:table-cell>
          <table:table-cell office:value-type="string">
            <text:p>prechádzka</text:p>
          </table:table-cell>
          <table:table-cell office:value-type="string">
            <text:p>la promenade</text:p>
          </table:table-cell>
          <table:table-cell table:formula="of:=IF((([.A40]&lt;&gt;[.C40])AND([.F$1]=1)) ;&quot;CHYBA&quot;;&quot;&quot;)">
            <text:p/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2">
          <table:table-cell office:value-type="string">
            <text:p>triste</text:p>
          </table:table-cell>
          <table:table-cell office:value-type="string">
            <text:p>smutný</text:p>
          </table:table-cell>
          <table:table-cell office:value-type="string">
            <text:p>triste</text:p>
          </table:table-cell>
          <table:table-cell table:formula="of:=IF((([.A41]&lt;&gt;[.C41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penser à</text:p>
          </table:table-cell>
          <table:table-cell office:value-type="string">
            <text:p>myslieť na (niečo)</text:p>
          </table:table-cell>
          <table:table-cell office:value-type="string">
            <text:p>penser à</text:p>
          </table:table-cell>
          <table:table-cell table:formula="of:=IF((([.A42]&lt;&gt;[.C42])AND([.F$1]=1)) ;&quot;CHYBA&quot;;&quot;&quot;)">
            <text:p/>
          </table:table-cell>
          <table:table-cell office:value-type="string">
            <text:p>XXXP</text:p>
          </table:table-cell>
          <table:table-cell table:number-columns-repeated="2"/>
          <table:table-cell office:value-type="float" office:value="0.702331961591224">
            <text:p>0,7</text:p>
          </table:table-cell>
          <table:table-cell table:number-columns-repeated="1016"/>
        </table:table-row>
        <table:table-row table:style-name="ro2">
          <table:table-cell office:value-type="string">
            <text:p>le match perdu</text:p>
          </table:table-cell>
          <table:table-cell office:value-type="string">
            <text:p>prehratý zápas</text:p>
          </table:table-cell>
          <table:table-cell office:value-type="string">
            <text:p>le match perdu</text:p>
          </table:table-cell>
          <table:table-cell table:formula="of:=IF((([.A43]&lt;&gt;[.C43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aimer bien</text:p>
          </table:table-cell>
          <table:table-cell office:value-type="string">
            <text:p>mať (celkom) rád</text:p>
          </table:table-cell>
          <table:table-cell office:value-type="string">
            <text:p>aimer bien</text:p>
          </table:table-cell>
          <table:table-cell table:formula="of:=IF((([.A44]&lt;&gt;[.C44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tout de même</text:p>
          </table:table-cell>
          <table:table-cell office:value-type="string">
            <text:p>predsa. napriek tomu</text:p>
          </table:table-cell>
          <table:table-cell office:value-type="string">
            <text:p>tout de même</text:p>
          </table:table-cell>
          <table:table-cell table:formula="of:=IF((([.A45]&lt;&gt;[.C45])AND([.F$1]=1)) ;&quot;CHYBA&quot;;&quot;&quot;)">
            <text:p/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.33333333333333">
            <text:p>1,33</text:p>
          </table:table-cell>
          <table:table-cell table:number-columns-repeated="1016"/>
        </table:table-row>
        <table:table-row table:style-name="ro2" table:number-rows-repeated="65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1" table:print="false">
        <office:forms form:automatic-focus="false" form:apply-design-mode="false"/>
        <table:table-column table:style-name="co28" table:default-cell-style-name="ce30"/>
        <table:table-column table:style-name="co30" table:default-cell-style-name="ce23"/>
        <table:table-column table:style-name="co31" table:default-cell-style-name="ce17"/>
        <table:table-column table:style-name="co6" table:number-columns-repeated="1021" table:default-cell-style-name="ce23"/>
        <table:table-row table:style-name="ro2">
          <table:table-cell office:value-type="string">
            <text:p>quelque</text:p>
          </table:table-cell>
          <table:table-cell office:value-type="string">
            <text:p>nejaký, niektorý</text:p>
          </table:table-cell>
          <table:table-cell/>
          <table:table-cell table:formula="of:=IF((([.A1]&lt;&gt;[.C1])AND([.F$1]=1)) ;&quot;CHYBA&quot;;&quot;&quot;)">
            <text:p/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formula="of:=COUNTA([.A1:.A200])" office:value-type="float" office:value="47">
            <text:p>47</text:p>
          </table:table-cell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a nouvelle</text:p>
          </table:table-cell>
          <table:table-cell office:value-type="string">
            <text:p>správa</text:p>
          </table:table-cell>
          <table:table-cell/>
          <table:table-cell table:formula="of:=IF((([.A2]&lt;&gt;[.C2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e train</text:p>
          </table:table-cell>
          <table:table-cell office:value-type="string">
            <text:p>vlak</text:p>
          </table:table-cell>
          <table:table-cell/>
          <table:table-cell table:formula="of:=IF((([.A3]&lt;&gt;[.C3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e transport</text:p>
          </table:table-cell>
          <table:table-cell office:value-type="string">
            <text:p>doprava</text:p>
          </table:table-cell>
          <table:table-cell/>
          <table:table-cell table:formula="of:=IF((([.A4]&lt;&gt;[.C4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notre</text:p>
          </table:table-cell>
          <table:table-cell office:value-type="string">
            <text:p>náš, naša</text:p>
          </table:table-cell>
          <table:table-cell/>
          <table:table-cell table:formula="of:=IF((([.A5]&lt;&gt;[.C5])AND([.F$1]=1)) ;&quot;CHYBA&quot;;&quot;&quot;)">
            <text:p/>
          </table:table-cell>
          <table:table-cell table:number-columns-repeated="3"/>
          <table:table-cell office:value-type="float" office:value="0.88888888888889">
            <text:p>0,89</text:p>
          </table:table-cell>
          <table:table-cell table:number-columns-repeated="1016"/>
        </table:table-row>
        <table:table-row table:style-name="ro2">
          <table:table-cell office:value-type="string">
            <text:p>économiser</text:p>
          </table:table-cell>
          <table:table-cell office:value-type="string">
            <text:p>šetriť</text:p>
          </table:table-cell>
          <table:table-cell/>
          <table:table-cell table:formula="of:=IF((([.A6]&lt;&gt;[.C6])AND([.F$1]=1)) ;&quot;CHYBA&quot;;&quot;&quot;)">
            <text:p/>
          </table:table-cell>
          <table:table-cell table:number-columns-repeated="3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l'énergie ž</text:p>
          </table:table-cell>
          <table:table-cell office:value-type="string">
            <text:p>energia</text:p>
          </table:table-cell>
          <table:table-cell/>
          <table:table-cell table:formula="of:=IF((([.A7]&lt;&gt;[.C7])AND([.F$1]=1)) ;&quot;CHYBA&quot;;&quot;&quot;)">
            <text:p/>
          </table:table-cell>
          <table:table-cell table:number-columns-repeated="3"/>
          <table:table-cell office:value-type="float" office:value="0.395061728395062">
            <text:p>0,4</text:p>
          </table:table-cell>
          <table:table-cell table:number-columns-repeated="1016"/>
        </table:table-row>
        <table:table-row table:style-name="ro2">
          <table:table-cell office:value-type="string">
            <text:p>utiliser</text:p>
          </table:table-cell>
          <table:table-cell office:value-type="string">
            <text:p>používať</text:p>
          </table:table-cell>
          <table:table-cell/>
          <table:table-cell table:formula="of:=IF((([.A8]&lt;&gt;[.C8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e pétrole</text:p>
          </table:table-cell>
          <table:table-cell office:value-type="string">
            <text:p>nafta</text:p>
          </table:table-cell>
          <table:table-cell/>
          <table:table-cell table:formula="of:=IF((([.A9]&lt;&gt;[.C9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.10985791461329">
            <text:p>1,11</text:p>
          </table:table-cell>
          <table:table-cell table:number-columns-repeated="1016"/>
        </table:table-row>
        <table:table-row table:style-name="ro2">
          <table:table-cell office:value-type="string">
            <text:p>le bruit</text:p>
          </table:table-cell>
          <table:table-cell office:value-type="string">
            <text:p>hluk</text:p>
          </table:table-cell>
          <table:table-cell/>
          <table:table-cell table:formula="of:=IF((([.A10]&lt;&gt;[.C10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rapide</text:p>
          </table:table-cell>
          <table:table-cell office:value-type="string">
            <text:p>rýchly</text:p>
          </table:table-cell>
          <table:table-cell/>
          <table:table-cell table:formula="of:=IF((([.A11]&lt;&gt;[.C11])AND([.F$1]=1)) ;&quot;CHYBA&quot;;&quot;&quot;)">
            <text:p/>
          </table:table-cell>
          <table:table-cell table:number-columns-repeated="3"/>
          <table:table-cell office:value-type="float" office:value="0.888888888888888">
            <text:p>0,89</text:p>
          </table:table-cell>
          <table:table-cell table:number-columns-repeated="1016"/>
        </table:table-row>
        <table:table-row table:style-name="ro2">
          <table:table-cell office:value-type="string">
            <text:p>relier</text:p>
          </table:table-cell>
          <table:table-cell office:value-type="string">
            <text:p>spájať, spojiť</text:p>
          </table:table-cell>
          <table:table-cell/>
          <table:table-cell table:formula="of:=IF((([.A12]&lt;&gt;[.C12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'heure ž</text:p>
          </table:table-cell>
          <table:table-cell office:value-type="string">
            <text:p>hodina</text:p>
          </table:table-cell>
          <table:table-cell/>
          <table:table-cell table:formula="of:=IF((([.A13]&lt;&gt;[.C13])AND([.F$1]=1)) ;&quot;CHYBA&quot;;&quot;&quot;)">
            <text:p/>
          </table:table-cell>
          <table:table-cell table:number-columns-repeated="3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2">
          <table:table-cell office:value-type="string">
            <text:p>l'exposition ž</text:p>
          </table:table-cell>
          <table:table-cell office:value-type="string">
            <text:p>výstava</text:p>
          </table:table-cell>
          <table:table-cell/>
          <table:table-cell table:formula="of:=IF((([.A14]&lt;&gt;[.C14])AND([.F$1]=1)) ;&quot;CHYBA&quot;;&quot;&quot;)">
            <text:p/>
          </table:table-cell>
          <table:table-cell table:number-columns-repeated="3"/>
          <table:table-cell office:value-type="float" office:value="0.395061728395062">
            <text:p>0,4</text:p>
          </table:table-cell>
          <table:table-cell table:number-columns-repeated="1016"/>
        </table:table-row>
        <table:table-row table:style-name="ro2">
          <table:table-cell office:value-type="string">
            <text:p>la ville</text:p>
          </table:table-cell>
          <table:table-cell office:value-type="string">
            <text:p>mesto</text:p>
          </table:table-cell>
          <table:table-cell/>
          <table:table-cell table:formula="of:=IF((([.A15]&lt;&gt;[.C15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oublier</text:p>
          </table:table-cell>
          <table:table-cell office:value-type="string">
            <text:p>zabudnúť</text:p>
          </table:table-cell>
          <table:table-cell/>
          <table:table-cell table:formula="of:=IF((([.A16]&lt;&gt;[.C16])AND([.F$1]=1)) ;&quot;CHYBA&quot;;&quot;&quot;)">
            <text:p/>
          </table:table-cell>
          <table:table-cell table:number-columns-repeated="3"/>
          <table:table-cell office:value-type="float" office:value="0.0877914951989027">
            <text:p>0,09</text:p>
          </table:table-cell>
          <table:table-cell table:number-columns-repeated="1016"/>
        </table:table-row>
        <table:table-row table:style-name="ro2">
          <table:table-cell office:value-type="string">
            <text:p>célèbre</text:p>
          </table:table-cell>
          <table:table-cell office:value-type="string">
            <text:p>slávny</text:p>
          </table:table-cell>
          <table:table-cell/>
          <table:table-cell table:formula="of:=IF((([.A17]&lt;&gt;[.C17])AND([.F$1]=1)) ;&quot;CHYBA&quot;;&quot;&quot;)">
            <text:p/>
          </table:table-cell>
          <table:table-cell table:number-columns-repeated="3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2">
          <table:table-cell office:value-type="string">
            <text:p>l'évolution ž</text:p>
          </table:table-cell>
          <table:table-cell office:value-type="string">
            <text:p>vývin, vývoj</text:p>
          </table:table-cell>
          <table:table-cell/>
          <table:table-cell table:formula="of:=IF((([.A18]&lt;&gt;[.C18])AND([.F$1]=1)) ;&quot;CHYBA&quot;;&quot;&quot;)">
            <text:p/>
          </table:table-cell>
          <table:table-cell table:number-columns-repeated="3"/>
          <table:table-cell office:value-type="float" office:value="1.33333333333334">
            <text:p>1,33</text:p>
          </table:table-cell>
          <table:table-cell table:number-columns-repeated="1016"/>
        </table:table-row>
        <table:table-row table:style-name="ro2">
          <table:table-cell office:value-type="string">
            <text:p>l'architecture ž</text:p>
          </table:table-cell>
          <table:table-cell office:value-type="string">
            <text:p>architektúra</text:p>
          </table:table-cell>
          <table:table-cell/>
          <table:table-cell table:formula="of:=IF((([.A19]&lt;&gt;[.C19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métallique</text:p>
          </table:table-cell>
          <table:table-cell office:value-type="string">
            <text:p>kovový</text:p>
          </table:table-cell>
          <table:table-cell/>
          <table:table-cell table:formula="of:=IF((([.A20]&lt;&gt;[.C20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0.35116598079561">
            <text:p>0,35</text:p>
          </table:table-cell>
          <table:table-cell table:number-columns-repeated="1016"/>
        </table:table-row>
        <table:table-row table:style-name="ro2">
          <table:table-cell office:value-type="string">
            <text:p>l'influence ž</text:p>
          </table:table-cell>
          <table:table-cell office:value-type="string">
            <text:p>vplyv</text:p>
          </table:table-cell>
          <table:table-cell/>
          <table:table-cell table:formula="of:=IF((([.A21]&lt;&gt;[.C21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'art m</text:p>
          </table:table-cell>
          <table:table-cell office:value-type="string">
            <text:p>umenie</text:p>
          </table:table-cell>
          <table:table-cell/>
          <table:table-cell table:formula="of:=IF((([.A22]&lt;&gt;[.C22])AND([.F$1]=1)) ;&quot;CHYBA&quot;;&quot;&quot;)">
            <text:p/>
          </table:table-cell>
          <table:table-cell table:number-columns-repeated="3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4">
          <table:table-cell office:value-type="string">
            <text:p>l'art<text:span text:style-name="T2"> plastique</text:span></text:p>
          </table:table-cell>
          <table:table-cell office:value-type="string">
            <text:p>výtvarné umenie</text:p>
          </table:table-cell>
          <table:table-cell/>
          <table:table-cell table:formula="of:=IF((([.A23]&lt;&gt;[.C23])AND([.F$1]=1)) ;&quot;CHYBA&quot;;&quot;&quot;)">
            <text:p/>
          </table:table-cell>
          <table:table-cell table:number-columns-repeated="3"/>
          <table:table-cell office:value-type="float" office:value="1.77777777777777">
            <text:p>1,78</text:p>
          </table:table-cell>
          <table:table-cell table:number-columns-repeated="1016"/>
        </table:table-row>
        <table:table-row table:style-name="ro2">
          <table:table-cell office:value-type="string">
            <text:p>rappeler</text:p>
          </table:table-cell>
          <table:table-cell office:value-type="string">
            <text:p>pripomínať</text:p>
          </table:table-cell>
          <table:table-cell/>
          <table:table-cell table:formula="of:=IF((([.A24]&lt;&gt;[.C24])AND([.F$1]=1)) ;&quot;CHYBA&quot;;&quot;&quot;)">
            <text:p/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a période</text:p>
          </table:table-cell>
          <table:table-cell office:value-type="string">
            <text:p>obdobie</text:p>
          </table:table-cell>
          <table:table-cell/>
          <table:table-cell table:formula="of:=IF((([.A25]&lt;&gt;[.C25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importante</text:p>
          </table:table-cell>
          <table:table-cell office:value-type="string">
            <text:p>dôležitá</text:p>
          </table:table-cell>
          <table:table-cell/>
          <table:table-cell table:formula="of:=IF((([.A26]&lt;&gt;[.C26])AND([.F$1]=1)) ;&quot;CHYBA&quot;;&quot;&quot;)">
            <text:p/>
          </table:table-cell>
          <table:table-cell table:number-columns-repeated="3"/>
          <table:table-cell office:value-type="float" office:value="0.296296296296297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e musée</text:p>
          </table:table-cell>
          <table:table-cell office:value-type="string">
            <text:p>múzeum</text:p>
          </table:table-cell>
          <table:table-cell/>
          <table:table-cell table:formula="of:=IF((([.A27]&lt;&gt;[.C27])AND([.F$1]=1)) ;&quot;CHYBA&quot;;&quot;&quot;)">
            <text:p/>
          </table:table-cell>
          <table:table-cell table:number-columns-repeated="3"/>
          <table:table-cell office:value-type="float" office:value="0.888888888888888">
            <text:p>0,89</text:p>
          </table:table-cell>
          <table:table-cell table:number-columns-repeated="1016"/>
        </table:table-row>
        <table:table-row table:style-name="ro2">
          <table:table-cell office:value-type="string">
            <text:p>moderne</text:p>
          </table:table-cell>
          <table:table-cell office:value-type="string">
            <text:p>moderný</text:p>
          </table:table-cell>
          <table:table-cell/>
          <table:table-cell table:formula="of:=IF((([.A28]&lt;&gt;[.C28])AND([.F$1]=1)) ;&quot;CHYBA&quot;;&quot;&quot;)">
            <text:p/>
          </table:table-cell>
          <table:table-cell office:value-type="string">
            <text:p>XX</text:p>
          </table:table-cell>
          <table:table-cell table:number-columns-repeated="2"/>
          <table:table-cell office:value-type="float" office:value="0.888888888888888">
            <text:p>0,89</text:p>
          </table:table-cell>
          <table:table-cell table:number-columns-repeated="1016"/>
        </table:table-row>
        <table:table-row table:style-name="ro2">
          <table:table-cell office:value-type="string">
            <text:p>le restaurant</text:p>
          </table:table-cell>
          <table:table-cell office:value-type="string">
            <text:p>reštaurácia</text:p>
          </table:table-cell>
          <table:table-cell/>
          <table:table-cell table:formula="of:=IF((([.A29]&lt;&gt;[.C29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e client</text:p>
          </table:table-cell>
          <table:table-cell office:value-type="string">
            <text:p>zákazník</text:p>
          </table:table-cell>
          <table:table-cell/>
          <table:table-cell table:formula="of:=IF((([.A30]&lt;&gt;[.C30])AND([.F$1]=1)) ;&quot;CHYBA&quot;;&quot;&quot;)">
            <text:p/>
          </table:table-cell>
          <table:table-cell table:number-columns-repeated="3"/>
          <table:table-cell office:value-type="float" office:value="0.0877914951989027">
            <text:p>0,09</text:p>
          </table:table-cell>
          <table:table-cell table:number-columns-repeated="1016"/>
        </table:table-row>
        <table:table-row table:style-name="ro2">
          <table:table-cell office:value-type="string">
            <text:p>le patron</text:p>
          </table:table-cell>
          <table:table-cell office:value-type="string">
            <text:p>majiteľ, šéf, hostinský</text:p>
          </table:table-cell>
          <table:table-cell/>
          <table:table-cell table:formula="of:=IF((([.A31]&lt;&gt;[.C31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a cuisine</text:p>
          </table:table-cell>
          <table:table-cell office:value-type="string">
            <text:p>kuchyňa</text:p>
          </table:table-cell>
          <table:table-cell/>
          <table:table-cell table:formula="of:=IF((([.A32]&lt;&gt;[.C32])AND([.F$1]=1)) ;&quot;CHYBA&quot;;&quot;&quot;)">
            <text:p/>
          </table:table-cell>
          <table:table-cell table:number-columns-repeated="3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propre</text:p>
          </table:table-cell>
          <table:table-cell office:value-type="string">
            <text:p>čistý</text:p>
          </table:table-cell>
          <table:table-cell/>
          <table:table-cell table:formula="of:=IF((([.A33]&lt;&gt;[.C33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gentil</text:p>
          </table:table-cell>
          <table:table-cell office:value-type="string">
            <text:p>milý, láskavý</text:p>
          </table:table-cell>
          <table:table-cell/>
          <table:table-cell table:formula="of:=IF((([.A34]&lt;&gt;[.C34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tout</text:p>
          </table:table-cell>
          <table:table-cell office:value-type="string">
            <text:p>všetko</text:p>
          </table:table-cell>
          <table:table-cell/>
          <table:table-cell table:formula="of:=IF((([.A35]&lt;&gt;[.C35])AND([.F$1]=1)) ;&quot;CHYBA&quot;;&quot;&quot;)">
            <text:p/>
          </table:table-cell>
          <table:table-cell table:number-columns-repeated="3"/>
          <table:table-cell office:value-type="float" office:value="0.0877914951989027">
            <text:p>0,09</text:p>
          </table:table-cell>
          <table:table-cell table:number-columns-repeated="1016"/>
        </table:table-row>
        <table:table-row table:style-name="ro2">
          <table:table-cell office:value-type="string">
            <text:p>le goût</text:p>
          </table:table-cell>
          <table:table-cell office:value-type="string">
            <text:p>chuť</text:p>
          </table:table-cell>
          <table:table-cell/>
          <table:table-cell table:formula="of:=IF((([.A36]&lt;&gt;[.C36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e savon</text:p>
          </table:table-cell>
          <table:table-cell office:value-type="string">
            <text:p>mydlo</text:p>
          </table:table-cell>
          <table:table-cell/>
          <table:table-cell table:formula="of:=IF((([.A37]&lt;&gt;[.C37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curieux</text:p>
          </table:table-cell>
          <table:table-cell office:value-type="string">
            <text:p>zvláštny, zaujímavý</text:p>
          </table:table-cell>
          <table:table-cell/>
          <table:table-cell table:formula="of:=IF((([.A38]&lt;&gt;[.C38])AND([.F$1]=1)) ;&quot;CHYBA&quot;;&quot;&quot;)">
            <text:p/>
          </table:table-cell>
          <table:table-cell table:number-columns-repeated="3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2">
          <table:table-cell office:value-type="string">
            <text:p>le chien</text:p>
          </table:table-cell>
          <table:table-cell office:value-type="string">
            <text:p>pes</text:p>
          </table:table-cell>
          <table:table-cell/>
          <table:table-cell table:formula="of:=IF((([.A39]&lt;&gt;[.C39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entrer</text:p>
          </table:table-cell>
          <table:table-cell office:value-type="string">
            <text:p>vstúpiť</text:p>
          </table:table-cell>
          <table:table-cell/>
          <table:table-cell table:formula="of:=IF((([.A40]&lt;&gt;[.C40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commander</text:p>
          </table:table-cell>
          <table:table-cell office:value-type="string">
            <text:p>objednať (si)</text:p>
          </table:table-cell>
          <table:table-cell/>
          <table:table-cell table:formula="of:=IF((([.A41]&lt;&gt;[.C41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e garçon</text:p>
          </table:table-cell>
          <table:table-cell office:value-type="string">
            <text:p>čašník</text:p>
          </table:table-cell>
          <table:table-cell/>
          <table:table-cell table:formula="of:=IF((([.A42]&lt;&gt;[.C42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e cognac</text:p>
          </table:table-cell>
          <table:table-cell office:value-type="string">
            <text:p>koňak</text:p>
          </table:table-cell>
          <table:table-cell/>
          <table:table-cell table:formula="of:=IF((([.A43]&lt;&gt;[.C43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étonné</text:p>
          </table:table-cell>
          <table:table-cell office:value-type="string">
            <text:p>udivený, začudovaný</text:p>
          </table:table-cell>
          <table:table-cell/>
          <table:table-cell table:formula="of:=IF((([.A44]&lt;&gt;[.C44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normalement</text:p>
          </table:table-cell>
          <table:table-cell office:value-type="string">
            <text:p>normálne, obyčajne</text:p>
          </table:table-cell>
          <table:table-cell/>
          <table:table-cell table:formula="of:=IF((([.A45]&lt;&gt;[.C45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a bière</text:p>
          </table:table-cell>
          <table:table-cell office:value-type="string">
            <text:p>pivo</text:p>
          </table:table-cell>
          <table:table-cell/>
          <table:table-cell table:formula="of:=IF((([.A46]&lt;&gt;[.C46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très</text:p>
          </table:table-cell>
          <table:table-cell office:value-type="string">
            <text:p>veľmi</text:p>
          </table:table-cell>
          <table:table-cell/>
          <table:table-cell table:formula="of:=IF((([.A47]&lt;&gt;[.C47])AND([.F$1]=1)) ;&quot;CHYBA&quot;;&quot;&quot;)">
            <text:p/>
          </table:table-cell>
          <table:table-cell/>
          <table:table-cell office:value-type="string">
            <text:p>N</text:p>
          </table:table-cell>
          <table:table-cell/>
          <table:table-cell office:value-type="float" office:value="1.18518518518519">
            <text:p>1,19</text:p>
          </table:table-cell>
          <table:table-cell table:number-columns-repeated="1016"/>
        </table:table-row>
        <table:table-row table:style-name="ro2" table:number-rows-repeated="65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azy 1-6" table:style-name="ta1" table:print="false">
        <office:forms form:automatic-focus="false" form:apply-design-mode="false"/>
        <table:table-column table:style-name="co32" table:default-cell-style-name="ce23"/>
        <table:table-column table:style-name="co33" table:default-cell-style-name="ce17"/>
        <table:table-column table:style-name="co34" table:default-cell-style-name="Default"/>
        <table:table-column table:style-name="co6" table:number-columns-repeated="1021" table:default-cell-style-name="ce17"/>
        <table:table-row table:style-name="ro2">
          <table:table-cell office:value-type="string">
            <text:p>Est-ce que vous parlez français?</text:p>
          </table:table-cell>
          <table:table-cell office:value-type="string">
            <text:p>Hovoríte po francúzsky?</text:p>
          </table:table-cell>
          <table:table-cell table:number-columns-repeated="1022"/>
        </table:table-row>
        <table:table-row table:style-name="ro2">
          <table:table-cell office:value-type="string">
            <text:p>Qui est-ce?</text:p>
          </table:table-cell>
          <table:table-cell office:value-type="string">
            <text:p>Kto je to?</text:p>
          </table:table-cell>
          <table:table-cell table:number-columns-repeated="1022"/>
        </table:table-row>
        <table:table-row table:style-name="ro2">
          <table:table-cell office:value-type="string">
            <text:p>Je vous présente monsieur Picard.</text:p>
          </table:table-cell>
          <table:table-cell office:value-type="string">
            <text:p>Predstavujem vám pána Picarda.</text:p>
          </table:table-cell>
          <table:table-cell table:number-columns-repeated="1022"/>
        </table:table-row>
        <table:table-row table:style-name="ro2">
          <table:table-cell office:value-type="string">
            <text:p>Enchenté, monsieur.</text:p>
          </table:table-cell>
          <table:table-cell office:value-type="string">
            <text:p>Teší ma. (pane)</text:p>
          </table:table-cell>
          <table:table-cell table:number-columns-repeated="1022"/>
        </table:table-row>
        <table:table-row table:style-name="ro2">
          <table:table-cell office:value-type="string">
            <text:p>Il est à la maison.</text:p>
          </table:table-cell>
          <table:table-cell office:value-type="string">
            <text:p>Je doma.</text:p>
          </table:table-cell>
          <table:table-cell/>
          <table:table-cell office:value-type="string">
            <text:p>pozor na výslovnost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>
            <text:p>C'est ça.</text:p>
          </table:table-cell>
          <table:table-cell office:value-type="string">
            <text:p>Áno. (Je to tak.)</text:p>
          </table:table-cell>
          <table:table-cell table:number-columns-repeated="1022"/>
        </table:table-row>
        <table:table-row table:style-name="ro2">
          <table:table-cell office:value-type="string">
            <text:p>S'il vous plaît.</text:p>
          </table:table-cell>
          <table:table-cell office:value-type="string">
            <text:p>Prosím vás.</text:p>
          </table:table-cell>
          <table:table-cell table:number-columns-repeated="1022"/>
        </table:table-row>
        <table:table-row table:style-name="ro2">
          <table:table-cell office:value-type="string">
            <text:p>C'est juste à côté.</text:p>
          </table:table-cell>
          <table:table-cell office:value-type="string">
            <text:p>Je to hneď vedľa.</text:p>
          </table:table-cell>
          <table:table-cell/>
          <table:table-cell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Je ne sais pas.</text:p>
          </table:table-cell>
          <table:table-cell office:value-type="string">
            <text:p>Neviem</text:p>
          </table:table-cell>
          <table:table-cell/>
          <table:table-cell office:value-type="string">
            <text:p>P</text:p>
          </table:table-cell>
          <table:table-cell table:number-columns-repeated="1020"/>
        </table:table-row>
        <table:table-row table:style-name="ro2">
          <table:table-cell office:value-type="string">
            <text:p>Où est-tu?</text:p>
          </table:table-cell>
          <table:table-cell office:value-type="string">
            <text:p>Kde si?</text:p>
          </table:table-cell>
          <table:table-cell/>
          <table:table-cell office:value-type="string">
            <text:p>Chyba???</text:p>
          </table:table-cell>
          <table:table-cell table:number-columns-repeated="1020"/>
        </table:table-row>
        <table:table-row table:style-name="ro2">
          <table:table-cell office:value-type="string">
            <text:p>Qu'est-ce que tu fais</text:p>
          </table:table-cell>
          <table:table-cell office:value-type="string">
            <text:p>Čo robíš?</text:p>
          </table:table-cell>
          <table:table-cell table:number-columns-repeated="1022"/>
        </table:table-row>
        <table:table-row table:style-name="ro2">
          <table:table-cell office:value-type="string">
            <text:p>Je vois.</text:p>
          </table:table-cell>
          <table:table-cell office:value-type="string">
            <text:p>Už viem.</text:p>
          </table:table-cell>
          <table:table-cell/>
          <table:table-cell office:value-type="string">
            <text:p>P</text:p>
          </table:table-cell>
          <table:table-cell table:number-columns-repeated="1020"/>
        </table:table-row>
        <table:table-row table:style-name="ro4">
          <table:table-cell table:style-name="ce31" office:value-type="string">
            <text:p>Ça va?</text:p>
          </table:table-cell>
          <table:table-cell office:value-type="string">
            <text:p>Ako sa máš?</text:p>
          </table:table-cell>
          <table:table-cell table:number-columns-repeated="1022"/>
        </table:table-row>
        <table:table-row table:style-name="ro4">
          <table:table-cell table:style-name="ce31" office:value-type="string">
            <text:p>Ça va bien.</text:p>
          </table:table-cell>
          <table:table-cell office:value-type="string">
            <text:p>Mám sa dobre.</text:p>
          </table:table-cell>
          <table:table-cell table:number-columns-repeated="1022"/>
        </table:table-row>
        <table:table-row table:style-name="ro2">
          <table:table-cell office:value-type="string">
            <text:p>Pas mal.</text:p>
          </table:table-cell>
          <table:table-cell office:value-type="string">
            <text:p>Ujde to.</text:p>
          </table:table-cell>
          <table:table-cell table:number-columns-repeated="1022"/>
        </table:table-row>
        <table:table-row table:style-name="ro2">
          <table:table-cell office:value-type="string">
            <text:p>Je suis prêt.</text:p>
          </table:table-cell>
          <table:table-cell office:value-type="string">
            <text:p>Som pripravený.</text:p>
          </table:table-cell>
          <table:table-cell table:number-columns-repeated="1022"/>
        </table:table-row>
        <table:table-row table:style-name="ro2">
          <table:table-cell office:value-type="string">
            <text:p>Ce n'est pas possible.</text:p>
          </table:table-cell>
          <table:table-cell office:value-type="string">
            <text:p>To nie je možné.</text:p>
          </table:table-cell>
          <table:table-cell table:number-columns-repeated="1022"/>
        </table:table-row>
        <table:table-row table:style-name="ro2">
          <table:table-cell office:value-type="string">
            <text:p>Ce n'est pas vrai.</text:p>
          </table:table-cell>
          <table:table-cell office:value-type="string">
            <text:p>To nie je pravda.</text:p>
          </table:table-cell>
          <table:table-cell table:number-columns-repeated="1022"/>
        </table:table-row>
        <table:table-row table:style-name="ro2">
          <table:table-cell office:value-type="string">
            <text:p>aimer + inf</text:p>
          </table:table-cell>
          <table:table-cell office:value-type="string">
            <text:p>mať rád (niečo)</text:p>
          </table:table-cell>
          <table:table-cell table:number-columns-repeated="1022"/>
        </table:table-row>
        <table:table-row table:style-name="ro2">
          <table:table-cell office:value-type="string">
            <text:p>aider ... à + inf</text:p>
          </table:table-cell>
          <table:table-cell office:value-type="string">
            <text:p>pomáhať (niekomu) s (niečím)</text:p>
          </table:table-cell>
          <table:table-cell table:number-columns-repeated="1022"/>
        </table:table-row>
        <table:table-row table:style-name="ro2">
          <table:table-cell office:value-type="string">
            <text:p>Il a quatre ans.</text:p>
          </table:table-cell>
          <table:table-cell office:value-type="string">
            <text:p>Má štyri roky.</text:p>
          </table:table-cell>
          <table:table-cell table:number-columns-repeated="1022"/>
        </table:table-row>
        <table:table-row table:style-name="ro2">
          <table:table-cell office:value-type="string">
            <text:p>Il n'est pas de bonne humeur.</text:p>
          </table:table-cell>
          <table:table-cell office:value-type="string">
            <text:p>Nemá dobrú náladu.</text:p>
          </table:table-cell>
          <table:table-cell table:number-columns-repeated="1022"/>
        </table:table-row>
        <table:table-row table:style-name="ro2">
          <table:table-cell office:value-type="string">
            <text:p>avoir envie de + inf</text:p>
          </table:table-cell>
          <table:table-cell office:value-type="string">
            <text:p>mať chuť na (niečo)</text:p>
          </table:table-cell>
          <table:table-cell table:number-columns-repeated="1022"/>
        </table:table-row>
        <table:table-row table:style-name="ro2">
          <table:table-cell office:value-type="string">
            <text:p>pas beaucoup</text:p>
          </table:table-cell>
          <table:table-cell office:value-type="string">
            <text:p>nie veľa</text:p>
          </table:table-cell>
          <table:table-cell table:number-columns-repeated="1022"/>
        </table:table-row>
        <table:table-row table:style-name="ro2">
          <table:table-cell office:value-type="string">
            <text:p>pas tellement</text:p>
          </table:table-cell>
          <table:table-cell office:value-type="string">
            <text:p>veľmy nie, ani nie</text:p>
          </table:table-cell>
          <table:table-cell table:number-columns-repeated="1022"/>
        </table:table-row>
        <table:table-row table:style-name="ro2">
          <table:table-cell office:value-type="string">
            <text:p>faire une promenade</text:p>
          </table:table-cell>
          <table:table-cell office:value-type="string">
            <text:p>ísť na prechádzku</text:p>
          </table:table-cell>
          <table:table-cell table:number-columns-repeated="1022"/>
        </table:table-row>
        <table:table-row table:style-name="ro2">
          <table:table-cell office:value-type="string">
            <text:p>Il préfère jouer au football</text:p>
          </table:table-cell>
          <table:table-cell office:value-type="string">
            <text:p>Radšej hrá futbal.</text:p>
          </table:table-cell>
          <table:table-cell table:number-columns-repeated="1022"/>
        </table:table-row>
        <table:table-row table:style-name="ro2" table:number-rows-repeated="65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7" table:style-name="ta1" table:print="false">
        <office:forms form:automatic-focus="false" form:apply-design-mode="false"/>
        <table:table-column table:style-name="co35" table:default-cell-style-name="ce30"/>
        <table:table-column table:style-name="co36" table:default-cell-style-name="ce17"/>
        <table:table-column table:style-name="co37" table:default-cell-style-name="ce17"/>
        <table:table-column table:style-name="co38" table:default-cell-style-name="ce17"/>
        <table:table-column table:style-name="co39" table:default-cell-style-name="ce17"/>
        <table:table-column table:style-name="co40" table:default-cell-style-name="ce17"/>
        <table:table-column table:style-name="co41" table:default-cell-style-name="ce17"/>
        <table:table-column table:style-name="co42" table:default-cell-style-name="ce17"/>
        <table:table-column table:style-name="co43" table:number-columns-repeated="1016" table:default-cell-style-name="ce17"/>
        <table:table-row table:style-name="ro2">
          <table:table-cell office:value-type="string">
            <text:p>au revoir</text:p>
          </table:table-cell>
          <table:table-cell table:style-name="ce23" office:value-type="string">
            <text:p>do videnia</text:p>
          </table:table-cell>
          <table:table-cell/>
          <table:table-cell table:style-name="ce23" table:formula="of:=IF((([.A1]&lt;&gt;[.C1])AND([.F$1]=1)) ;&quot;CHYBA&quot;;&quot;&quot;)">
            <text:p/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table:formula="of:=COUNTA([.A1:.A200])" office:value-type="float" office:value="27">
            <text:p>27</text:p>
          </table:table-cell>
          <table:table-cell table:style-name="ce23" office:value-type="float" office:value="0.296296296296297">
            <text:p>0,3</text:p>
          </table:table-cell>
          <table:table-cell table:style-name="ce23" table:number-columns-repeated="1016"/>
        </table:table-row>
        <table:table-row table:style-name="ro2">
          <table:table-cell office:value-type="string">
            <text:p>bleu</text:p>
          </table:table-cell>
          <table:table-cell office:value-type="string">
            <text:p>modrý</text:p>
          </table:table-cell>
          <table:table-cell/>
          <table:table-cell table:style-name="ce23" table:formula="of:=IF((([.A2]&lt;&gt;[.C2])AND([.F$1]=1)) ;&quot;CHYBA&quot;;&quot;&quot;)">
            <text:p/>
          </table:table-cell>
          <table:table-cell table:number-columns-repeated="3"/>
          <table:table-cell office:value-type="float" office:value="1.18518518518518">
            <text:p>1,19</text:p>
          </table:table-cell>
          <table:table-cell table:number-columns-repeated="1016"/>
        </table:table-row>
        <table:table-row table:style-name="ro2">
          <table:table-cell office:value-type="string">
            <text:p>blond</text:p>
          </table:table-cell>
          <table:table-cell office:value-type="string">
            <text:p>svetlovlasý</text:p>
          </table:table-cell>
          <table:table-cell/>
          <table:table-cell table:style-name="ce23" table:formula="of:=IF((([.A3]&lt;&gt;[.C3])AND([.F$1]=1)) ;&quot;CHYBA&quot;;&quot;&quot;)">
            <text:p/>
          </table:table-cell>
          <table:table-cell table:number-columns-repeated="3"/>
          <table:table-cell table:style-name="ce23"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brun</text:p>
          </table:table-cell>
          <table:table-cell office:value-type="string">
            <text:p>hnedý, tmavovlasý</text:p>
          </table:table-cell>
          <table:table-cell/>
          <table:table-cell table:style-name="ce23" table:formula="of:=IF((([.A4]&lt;&gt;[.C4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a chemise</text:p>
          </table:table-cell>
          <table:table-cell office:value-type="string">
            <text:p>košeľa</text:p>
          </table:table-cell>
          <table:table-cell/>
          <table:table-cell table:style-name="ce23" table:formula="of:=IF((([.A5]&lt;&gt;[.C5])AND([.F$1]=1)) ;&quot;CHYBA&quot;;&quot;&quot;)">
            <text:p/>
          </table:table-cell>
          <table:table-cell table:number-columns-repeated="3"/>
          <table:table-cell table:style-name="ce23" office:value-type="float" office:value="0.131687242798354">
            <text:p>0,13</text:p>
          </table:table-cell>
          <table:table-cell table:number-columns-repeated="1016"/>
        </table:table-row>
        <table:table-row table:style-name="ro2">
          <table:table-cell office:value-type="string">
            <text:p>la couleur</text:p>
          </table:table-cell>
          <table:table-cell office:value-type="string">
            <text:p>farba</text:p>
          </table:table-cell>
          <table:table-cell/>
          <table:table-cell table:style-name="ce23" table:formula="of:=IF((([.A6]&lt;&gt;[.C6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la cravate</text:p>
          </table:table-cell>
          <table:table-cell office:value-type="string">
            <text:p>kravata</text:p>
          </table:table-cell>
          <table:table-cell/>
          <table:table-cell table:style-name="ce23" table:formula="of:=IF((([.A7]&lt;&gt;[.C7])AND([.F$1]=1)) ;&quot;CHYBA&quot;;&quot;&quot;)">
            <text:p/>
          </table:table-cell>
          <table:table-cell table:number-columns-repeated="3"/>
          <table:table-cell table:style-name="ce23"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décorer</text:p>
          </table:table-cell>
          <table:table-cell office:value-type="string">
            <text:p>ozdobovať</text:p>
          </table:table-cell>
          <table:table-cell/>
          <table:table-cell table:style-name="ce23" table:formula="of:=IF((([.A8]&lt;&gt;[.C8])AND([.F$1]=1)) ;&quot;CHYBA&quot;;&quot;&quot;)">
            <text:p/>
          </table:table-cell>
          <table:table-cell table:number-columns-repeated="3"/>
          <table:table-cell office:value-type="float" office:value="0.592592592592593">
            <text:p>0,59</text:p>
          </table:table-cell>
          <table:table-cell table:number-columns-repeated="1016"/>
        </table:table-row>
        <table:table-row table:style-name="ro2">
          <table:table-cell office:value-type="string">
            <text:p>le dessin</text:p>
          </table:table-cell>
          <table:table-cell office:value-type="string">
            <text:p>kresba, výkres</text:p>
          </table:table-cell>
          <table:table-cell/>
          <table:table-cell table:style-name="ce23" table:formula="of:=IF((([.A9]&lt;&gt;[.C9])AND([.F$1]=1)) ;&quot;CHYBA&quot;;&quot;&quot;)">
            <text:p/>
          </table:table-cell>
          <table:table-cell table:number-columns-repeated="3"/>
          <table:table-cell table:style-name="ce23" office:value-type="float" office:value="0.131687242798354">
            <text:p>0,13</text:p>
          </table:table-cell>
          <table:table-cell table:number-columns-repeated="1016"/>
        </table:table-row>
        <table:table-row table:style-name="ro2">
          <table:table-cell office:value-type="string">
            <text:p>dessiner</text:p>
          </table:table-cell>
          <table:table-cell office:value-type="string">
            <text:p>kresliť</text:p>
          </table:table-cell>
          <table:table-cell/>
          <table:table-cell table:style-name="ce23" table:formula="of:=IF((([.A10]&lt;&gt;[.C10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a fleur</text:p>
          </table:table-cell>
          <table:table-cell office:value-type="string">
            <text:p>kvet</text:p>
          </table:table-cell>
          <table:table-cell/>
          <table:table-cell table:style-name="ce23" table:formula="of:=IF((([.A11]&lt;&gt;[.C11])AND([.F$1]=1)) ;&quot;CHYBA&quot;;&quot;&quot;)">
            <text:p/>
          </table:table-cell>
          <table:table-cell table:number-columns-repeated="3"/>
          <table:table-cell table:style-name="ce23" office:value-type="float" office:value="0.296296296296297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il y a</text:p>
          </table:table-cell>
          <table:table-cell office:value-type="string">
            <text:p>je, sú (= there is...)</text:p>
          </table:table-cell>
          <table:table-cell/>
          <table:table-cell table:style-name="ce23" table:formula="of:=IF((([.A12]&lt;&gt;[.C12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e jardin</text:p>
          </table:table-cell>
          <table:table-cell office:value-type="string">
            <text:p>záhrada</text:p>
          </table:table-cell>
          <table:table-cell/>
          <table:table-cell table:style-name="ce23" table:formula="of:=IF((([.A13]&lt;&gt;[.C13])AND([.F$1]=1)) ;&quot;CHYBA&quot;;&quot;&quot;)">
            <text:p/>
          </table:table-cell>
          <table:table-cell office:value-type="string">
            <text:p>X</text:p>
          </table:table-cell>
          <table:table-cell table:number-columns-repeated="2"/>
          <table:table-cell table:style-name="ce23"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jaune</text:p>
          </table:table-cell>
          <table:table-cell office:value-type="string">
            <text:p>žltý</text:p>
          </table:table-cell>
          <table:table-cell/>
          <table:table-cell table:style-name="ce23" table:formula="of:=IF((([.A14]&lt;&gt;[.C14])AND([.F$1]=1)) ;&quot;CHYBA&quot;;&quot;&quot;)">
            <text:p/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joli</text:p>
          </table:table-cell>
          <table:table-cell office:value-type="string">
            <text:p>pekný</text:p>
          </table:table-cell>
          <table:table-cell/>
          <table:table-cell table:style-name="ce23" table:formula="of:=IF((([.A15]&lt;&gt;[.C15])AND([.F$1]=1)) ;&quot;CHYBA&quot;;&quot;&quot;)">
            <text:p/>
          </table:table-cell>
          <table:table-cell table:number-columns-repeated="3"/>
          <table:table-cell table:style-name="ce23"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montrer</text:p>
          </table:table-cell>
          <table:table-cell office:value-type="string">
            <text:p>ukázať</text:p>
          </table:table-cell>
          <table:table-cell/>
          <table:table-cell table:style-name="ce23" table:formula="of:=IF((([.A16]&lt;&gt;[.C16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montre-moi</text:p>
          </table:table-cell>
          <table:table-cell office:value-type="string">
            <text:p>ukáž my</text:p>
          </table:table-cell>
          <table:table-cell/>
          <table:table-cell table:style-name="ce23" table:formula="of:=IF((([.A17]&lt;&gt;[.C17])AND([.F$1]=1)) ;&quot;CHYBA&quot;;&quot;&quot;)">
            <text:p/>
          </table:table-cell>
          <table:table-cell table:number-columns-repeated="3"/>
          <table:table-cell table:style-name="ce23" office:value-type="float" office:value="0.624295076969973">
            <text:p>0,62</text:p>
          </table:table-cell>
          <table:table-cell table:number-columns-repeated="1016"/>
        </table:table-row>
        <table:table-row table:style-name="ro2">
          <table:table-cell office:value-type="string">
            <text:p>le mur</text:p>
          </table:table-cell>
          <table:table-cell office:value-type="string">
            <text:p>stena, múr</text:p>
          </table:table-cell>
          <table:table-cell/>
          <table:table-cell table:style-name="ce23" table:formula="of:=IF((([.A18]&lt;&gt;[.C18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noir</text:p>
          </table:table-cell>
          <table:table-cell office:value-type="string">
            <text:p>čierny</text:p>
          </table:table-cell>
          <table:table-cell/>
          <table:table-cell table:style-name="ce23" table:formula="of:=IF((([.A19]&lt;&gt;[.C19])AND([.F$1]=1)) ;&quot;CHYBA&quot;;&quot;&quot;)">
            <text:p/>
          </table:table-cell>
          <table:table-cell table:number-columns-repeated="3"/>
          <table:table-cell table:style-name="ce23"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e père</text:p>
          </table:table-cell>
          <table:table-cell office:value-type="string">
            <text:p>otec</text:p>
          </table:table-cell>
          <table:table-cell/>
          <table:table-cell table:style-name="ce23" table:formula="of:=IF((([.A20]&lt;&gt;[.C20])AND([.F$1]=1)) ;&quot;CHYBA&quot;;&quot;&quot;)">
            <text:p/>
          </table:table-cell>
          <table:table-cell office:value-type="string">
            <text:p>XP</text:p>
          </table:table-cell>
          <table:table-cell table:number-columns-repeated="2"/>
          <table:table-cell office:value-type="float" office:value="0.395061728395061">
            <text:p>0,4</text:p>
          </table:table-cell>
          <table:table-cell table:number-columns-repeated="1016"/>
        </table:table-row>
        <table:table-row table:style-name="ro2">
          <table:table-cell office:value-type="string">
            <text:p>la poupée</text:p>
          </table:table-cell>
          <table:table-cell office:value-type="string">
            <text:p>bábika</text:p>
          </table:table-cell>
          <table:table-cell/>
          <table:table-cell table:style-name="ce23" table:formula="of:=IF((([.A21]&lt;&gt;[.C21])AND([.F$1]=1)) ;&quot;CHYBA&quot;;&quot;&quot;)">
            <text:p/>
          </table:table-cell>
          <table:table-cell table:number-columns-repeated="3"/>
          <table:table-cell table:style-name="ce23" office:value-type="float" office:value="0.444444444444445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quel, le</text:p>
          </table:table-cell>
          <table:table-cell office:value-type="string">
            <text:p>aký, ktorý</text:p>
          </table:table-cell>
          <table:table-cell/>
          <table:table-cell table:style-name="ce23" table:formula="of:=IF((([.A22]&lt;&gt;[.C22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rouge</text:p>
          </table:table-cell>
          <table:table-cell office:value-type="string">
            <text:p>červený</text:p>
          </table:table-cell>
          <table:table-cell/>
          <table:table-cell table:style-name="ce23" table:formula="of:=IF((([.A23]&lt;&gt;[.C23])AND([.F$1]=1)) ;&quot;CHYBA&quot;;&quot;&quot;)">
            <text:p/>
          </table:table-cell>
          <table:table-cell table:number-columns-repeated="3"/>
          <table:table-cell table:style-name="ce23"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salut</text:p>
          </table:table-cell>
          <table:table-cell office:value-type="string">
            <text:p>ahoj</text:p>
          </table:table-cell>
          <table:table-cell/>
          <table:table-cell table:style-name="ce23" table:formula="of:=IF((([.A24]&lt;&gt;[.C24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seul</text:p>
          </table:table-cell>
          <table:table-cell office:value-type="string">
            <text:p>sám</text:p>
          </table:table-cell>
          <table:table-cell/>
          <table:table-cell table:style-name="ce23" table:formula="of:=IF((([.A25]&lt;&gt;[.C25])AND([.F$1]=1)) ;&quot;CHYBA&quot;;&quot;&quot;)">
            <text:p/>
          </table:table-cell>
          <table:table-cell table:number-columns-repeated="3"/>
          <table:table-cell table:style-name="ce23" office:value-type="float" office:value="0.666666666666667">
            <text:p>0,67</text:p>
          </table:table-cell>
          <table:table-cell table:number-columns-repeated="1016"/>
        </table:table-row>
        <table:table-row table:style-name="ro2">
          <table:table-cell office:value-type="string">
            <text:p>vert</text:p>
          </table:table-cell>
          <table:table-cell office:value-type="string">
            <text:p>zelený</text:p>
          </table:table-cell>
          <table:table-cell/>
          <table:table-cell table:style-name="ce23" table:formula="of:=IF((([.A26]&lt;&gt;[.C26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eur</text:p>
          </table:table-cell>
          <table:table-cell office:value-type="string">
            <text:p>ich (privlastnovacie -1č 3os, m)</text:p>
          </table:table-cell>
          <table:table-cell/>
          <table:table-cell table:style-name="ce23" table:formula="of:=IF((([.A27]&lt;&gt;[.C27])AND([.F$1]=1)) ;&quot;CHYBA&quot;;&quot;&quot;)">
            <text:p/>
          </table:table-cell>
          <table:table-cell/>
          <table:table-cell office:value-type="string">
            <text:p>N</text:p>
          </table:table-cell>
          <table:table-cell/>
          <table:table-cell table:style-name="ce23" office:value-type="float" office:value="0.0877914951989027">
            <text:p>0,09</text:p>
          </table:table-cell>
          <table:table-cell table:number-columns-repeated="1016"/>
        </table:table-row>
        <table:table-row table:style-name="ro2" table:number-rows-repeated="65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azy 7-12" table:style-name="ta1" table:print="false">
        <office:forms form:automatic-focus="false" form:apply-design-mode="false"/>
        <table:table-column table:style-name="co44" table:default-cell-style-name="ce17"/>
        <table:table-column table:style-name="co45" table:default-cell-style-name="ce17"/>
        <table:table-column table:style-name="co46" table:default-cell-style-name="ce17"/>
        <table:table-column table:style-name="co6" table:number-columns-repeated="1021" table:default-cell-style-name="ce17"/>
        <table:table-row table:style-name="ro2">
          <table:table-cell office:value-type="string">
            <text:p>De quelle couleur sont-elles?</text:p>
          </table:table-cell>
          <table:table-cell office:value-type="string">
            <text:p>Akú majú farbu?</text:p>
          </table:table-cell>
          <table:table-cell table:number-columns-repeated="1022"/>
        </table:table-row>
        <table:table-row table:style-name="ro2">
          <table:table-cell office:value-type="string">
            <text:p>Qu'est-ce qu'il y a sur la photo?</text:p>
          </table:table-cell>
          <table:table-cell office:value-type="string">
            <text:p>Čo je na fotke?</text:p>
          </table:table-cell>
          <table:table-cell table:number-columns-repeated="1022"/>
        </table:table-row>
        <table:table-row table:style-name="ro2" table:number-rows-repeated="65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8" table:style-name="ta1" table:print="false">
        <office:forms form:automatic-focus="false" form:apply-design-mode="false"/>
        <table:table-column table:style-name="co47" table:default-cell-style-name="ce32"/>
        <table:table-column table:style-name="co48" table:default-cell-style-name="ce23"/>
        <table:table-column table:style-name="co14" table:default-cell-style-name="ce17"/>
        <table:table-column table:style-name="co6" table:default-cell-style-name="ce17"/>
        <table:table-column table:style-name="co49" table:default-cell-style-name="ce17"/>
        <table:table-column table:style-name="co6" table:number-columns-repeated="1019" table:default-cell-style-name="ce17"/>
        <table:table-row table:style-name="ro2">
          <table:table-cell table:style-name="ce20" office:value-type="string">
            <text:p>à peu près</text:p>
          </table:table-cell>
          <table:table-cell office:value-type="string">
            <text:p>približne, asi</text:p>
          </table:table-cell>
          <table:table-cell office:value-type="string">
            <text:p>à peu près</text:p>
          </table:table-cell>
          <table:table-cell table:style-name="ce23" table:formula="of:=IF((([.A1]&lt;&gt;[.C1])AND([.F$1]=1)) ;&quot;CHYBA&quot;;&quot;&quot;)">
            <text:p/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table:formula="of:=COUNTA([.A1:.A200])" office:value-type="float" office:value="44">
            <text:p>44</text:p>
          </table:table-cell>
          <table:table-cell table:style-name="ce23" office:value-type="float" office:value="0.296296296296296">
            <text:p>0,3</text:p>
          </table:table-cell>
          <table:table-cell table:style-name="ce23" table:number-columns-repeated="1016"/>
        </table:table-row>
        <table:table-row table:style-name="ro2">
          <table:table-cell office:value-type="string">
            <text:p>l'allumette ž</text:p>
          </table:table-cell>
          <table:table-cell office:value-type="string">
            <text:p>zápalka</text:p>
          </table:table-cell>
          <table:table-cell office:value-type="string">
            <text:p>l'allumette ž</text:p>
          </table:table-cell>
          <table:table-cell table:style-name="ce23" table:formula="of:=IF((([.A2]&lt;&gt;[.C2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'ami m</text:p>
          </table:table-cell>
          <table:table-cell office:value-type="string">
            <text:p>priateľ</text:p>
          </table:table-cell>
          <table:table-cell office:value-type="string">
            <text:p>l'ami m</text:p>
          </table:table-cell>
          <table:table-cell table:style-name="ce23" table:formula="of:=IF((([.A3]&lt;&gt;[.C3])AND([.F$1]=1)) ;&quot;CHYBA&quot;;&quot;&quot;)">
            <text:p/>
          </table:table-cell>
          <table:table-cell table:number-columns-repeated="3"/>
          <table:table-cell table:style-name="ce23" office:value-type="float" office:value="0.131687242798354">
            <text:p>0,13</text:p>
          </table:table-cell>
          <table:table-cell table:number-columns-repeated="1016"/>
        </table:table-row>
        <table:table-row table:style-name="ro2">
          <table:table-cell office:value-type="string">
            <text:p>l'article m</text:p>
          </table:table-cell>
          <table:table-cell office:value-type="string">
            <text:p>článok</text:p>
          </table:table-cell>
          <table:table-cell office:value-type="string">
            <text:p>l'article m</text:p>
          </table:table-cell>
          <table:table-cell table:style-name="ce23" table:formula="of:=IF((([.A4]&lt;&gt;[.C4])AND([.F$1]=1)) ;&quot;CHYBA&quot;;&quot;&quot;)">
            <text:p/>
          </table:table-cell>
          <table:table-cell table:number-columns-repeated="3"/>
          <table:table-cell office:value-type="float" office:value="0.0877914951989025">
            <text:p>0,09</text:p>
          </table:table-cell>
          <table:table-cell table:number-columns-repeated="1016"/>
        </table:table-row>
        <table:table-row table:style-name="ro2">
          <table:table-cell office:value-type="string">
            <text:p>l'auto ž</text:p>
          </table:table-cell>
          <table:table-cell office:value-type="string">
            <text:p>auto</text:p>
          </table:table-cell>
          <table:table-cell office:value-type="string">
            <text:p>l'auto ž</text:p>
          </table:table-cell>
          <table:table-cell table:style-name="ce23" table:formula="of:=IF((([.A5]&lt;&gt;[.C5])AND([.F$1]=1)) ;&quot;CHYBA&quot;;&quot;&quot;)">
            <text:p/>
          </table:table-cell>
          <table:table-cell table:number-columns-repeated="3"/>
          <table:table-cell table:style-name="ce23"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avant</text:p>
          </table:table-cell>
          <table:table-cell office:value-type="string">
            <text:p>pred (časovo)</text:p>
          </table:table-cell>
          <table:table-cell office:value-type="string">
            <text:p>avant</text:p>
          </table:table-cell>
          <table:table-cell table:style-name="ce23" table:formula="of:=IF((([.A6]&lt;&gt;[.C6])AND([.F$1]=1)) ;&quot;CHYBA&quot;;&quot;&quot;)">
            <text:p/>
          </table:table-cell>
          <table:table-cell table:number-columns-repeated="3"/>
          <table:table-cell office:value-type="float" office:value="0.395061728395062">
            <text:p>0,4</text:p>
          </table:table-cell>
          <table:table-cell table:number-columns-repeated="1016"/>
        </table:table-row>
        <table:table-row table:style-name="ro2">
          <table:table-cell office:value-type="string">
            <text:p>la chose</text:p>
          </table:table-cell>
          <table:table-cell office:value-type="string">
            <text:p>vec</text:p>
          </table:table-cell>
          <table:table-cell office:value-type="string">
            <text:p>la chose</text:p>
          </table:table-cell>
          <table:table-cell table:style-name="ce23" table:formula="of:=IF((([.A7]&lt;&gt;[.C7])AND([.F$1]=1)) ;&quot;CHYBA&quot;;&quot;&quot;)">
            <text:p/>
          </table:table-cell>
          <table:table-cell table:number-columns-repeated="3"/>
          <table:table-cell table:style-name="ce23" office:value-type="float" office:value="0.0877914951989025">
            <text:p>0,09</text:p>
          </table:table-cell>
          <table:table-cell table:number-columns-repeated="1016"/>
        </table:table-row>
        <table:table-row table:style-name="ro2">
          <table:table-cell office:value-type="string">
            <text:p>combien de</text:p>
          </table:table-cell>
          <table:table-cell office:value-type="string">
            <text:p>koľko (čoho)</text:p>
          </table:table-cell>
          <table:table-cell office:value-type="string">
            <text:p>combien de</text:p>
          </table:table-cell>
          <table:table-cell table:style-name="ce23" table:formula="of:=IF((([.A8]&lt;&gt;[.C8])AND([.F$1]=1)) ;&quot;CHYBA&quot;;&quot;&quot;)">
            <text:p/>
          </table:table-cell>
          <table:table-cell table:number-columns-repeated="3"/>
          <table:table-cell office:value-type="float" office:value="0.0877914951989027">
            <text:p>0,09</text:p>
          </table:table-cell>
          <table:table-cell table:number-columns-repeated="1016"/>
        </table:table-row>
        <table:table-row table:style-name="ro2">
          <table:table-cell office:value-type="string">
            <text:p>comment</text:p>
          </table:table-cell>
          <table:table-cell office:value-type="string">
            <text:p>ako</text:p>
          </table:table-cell>
          <table:table-cell office:value-type="string">
            <text:p>comment</text:p>
          </table:table-cell>
          <table:table-cell table:style-name="ce23" table:formula="of:=IF((([.A9]&lt;&gt;[.C9])AND([.F$1]=1)) ;&quot;CHYBA&quot;;&quot;&quot;)">
            <text:p/>
          </table:table-cell>
          <table:table-cell table:number-columns-repeated="3"/>
          <table:table-cell table:style-name="ce23"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copier</text:p>
          </table:table-cell>
          <table:table-cell office:value-type="string">
            <text:p>odpísať, kopírovať</text:p>
          </table:table-cell>
          <table:table-cell office:value-type="string">
            <text:p>copier</text:p>
          </table:table-cell>
          <table:table-cell table:style-name="ce23" table:formula="of:=IF((([.A10]&lt;&gt;[.C10])AND([.F$1]=1)) ;&quot;CHYBA&quot;;&quot;&quot;)">
            <text:p/>
          </table:table-cell>
          <table:table-cell table:number-columns-repeated="3"/>
          <table:table-cell office:value-type="float" office:value="0.0877914951989027">
            <text:p>0,09</text:p>
          </table:table-cell>
          <table:table-cell table:number-columns-repeated="1016"/>
        </table:table-row>
        <table:table-row table:style-name="ro2">
          <table:table-cell office:value-type="string">
            <text:p>le départ</text:p>
          </table:table-cell>
          <table:table-cell office:value-type="string">
            <text:p>odchod</text:p>
          </table:table-cell>
          <table:table-cell office:value-type="string">
            <text:p>le départ</text:p>
          </table:table-cell>
          <table:table-cell table:style-name="ce23" table:formula="of:=IF((([.A11]&lt;&gt;[.C11])AND([.F$1]=1)) ;&quot;CHYBA&quot;;&quot;&quot;)">
            <text:p/>
          </table:table-cell>
          <table:table-cell table:number-columns-repeated="3"/>
          <table:table-cell table:style-name="ce23" office:value-type="float" office:value="1.24859015393995">
            <text:p>1,25</text:p>
          </table:table-cell>
          <table:table-cell table:number-columns-repeated="1016"/>
        </table:table-row>
        <table:table-row table:style-name="ro2">
          <table:table-cell office:value-type="string">
            <text:p>désirer</text:p>
          </table:table-cell>
          <table:table-cell office:value-type="string">
            <text:p>priať si</text:p>
          </table:table-cell>
          <table:table-cell office:value-type="string">
            <text:p>désirer</text:p>
          </table:table-cell>
          <table:table-cell table:style-name="ce23" table:formula="of:=IF((([.A12]&lt;&gt;[.C12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enfin</text:p>
          </table:table-cell>
          <table:table-cell office:value-type="string">
            <text:p>konečne</text:p>
          </table:table-cell>
          <table:table-cell office:value-type="string">
            <text:p>enfin</text:p>
          </table:table-cell>
          <table:table-cell table:style-name="ce23" table:formula="of:=IF((([.A13]&lt;&gt;[.C13])AND([.F$1]=1)) ;&quot;CHYBA&quot;;&quot;&quot;)">
            <text:p/>
          </table:table-cell>
          <table:table-cell table:number-columns-repeated="3"/>
          <table:table-cell table:style-name="ce23" office:value-type="float" office:value="0.0877914951989025">
            <text:p>0,09</text:p>
          </table:table-cell>
          <table:table-cell table:number-columns-repeated="1016"/>
        </table:table-row>
        <table:table-row table:style-name="ro2">
          <table:table-cell office:value-type="string">
            <text:p>exactement</text:p>
          </table:table-cell>
          <table:table-cell office:value-type="string">
            <text:p>presne</text:p>
          </table:table-cell>
          <table:table-cell office:value-type="string">
            <text:p>exactement</text:p>
          </table:table-cell>
          <table:table-cell table:style-name="ce23" table:formula="of:=IF((([.A14]&lt;&gt;[.C14])AND([.F$1]=1)) ;&quot;CHYBA&quot;;&quot;&quot;)">
            <text:p/>
          </table:table-cell>
          <table:table-cell table:number-columns-repeated="3"/>
          <table:table-cell office:value-type="float" office:value="0.592592592592593">
            <text:p>0,59</text:p>
          </table:table-cell>
          <table:table-cell table:number-columns-repeated="1016"/>
        </table:table-row>
        <table:table-row table:style-name="ro2">
          <table:table-cell office:value-type="string">
            <text:p>l'homme m</text:p>
          </table:table-cell>
          <table:table-cell office:value-type="string">
            <text:p>muž, človek</text:p>
          </table:table-cell>
          <table:table-cell office:value-type="string">
            <text:p>l'homme m</text:p>
          </table:table-cell>
          <table:table-cell table:style-name="ce23" table:formula="of:=IF((([.A15]&lt;&gt;[.C15])AND([.F$1]=1)) ;&quot;CHYBA&quot;;&quot;&quot;)">
            <text:p/>
          </table:table-cell>
          <table:table-cell table:number-columns-repeated="3"/>
          <table:table-cell table:style-name="ce23"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e jour</text:p>
          </table:table-cell>
          <table:table-cell office:value-type="string">
            <text:p>deň</text:p>
          </table:table-cell>
          <table:table-cell office:value-type="string">
            <text:p>le jour</text:p>
          </table:table-cell>
          <table:table-cell table:style-name="ce23" table:formula="of:=IF((([.A16]&lt;&gt;[.C16])AND([.F$1]=1)) ;&quot;CHYBA&quot;;&quot;&quot;)">
            <text:p/>
          </table:table-cell>
          <table:table-cell table:number-columns-repeated="3"/>
          <table:table-cell office:value-type="float" office:value="0.296296296296297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par jour</text:p>
          </table:table-cell>
          <table:table-cell office:value-type="string">
            <text:p>denne</text:p>
          </table:table-cell>
          <table:table-cell office:value-type="string">
            <text:p>par jour</text:p>
          </table:table-cell>
          <table:table-cell table:style-name="ce23" table:formula="of:=IF((([.A17]&lt;&gt;[.C17])AND([.F$1]=1)) ;&quot;CHYBA&quot;;&quot;&quot;)">
            <text:p/>
          </table:table-cell>
          <table:table-cell table:number-columns-repeated="3"/>
          <table:table-cell table:style-name="ce23"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à-bas</text:p>
          </table:table-cell>
          <table:table-cell office:value-type="string">
            <text:p>tam</text:p>
          </table:table-cell>
          <table:table-cell office:value-type="string">
            <text:p>là-bas</text:p>
          </table:table-cell>
          <table:table-cell table:style-name="ce23" table:formula="of:=IF((([.A18]&lt;&gt;[.C18])AND([.F$1]=1)) ;&quot;CHYBA&quot;;&quot;&quot;)">
            <text:p/>
          </table:table-cell>
          <table:table-cell table:number-columns-repeated="3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2">
          <table:table-cell office:value-type="string">
            <text:p>la lettre</text:p>
          </table:table-cell>
          <table:table-cell office:value-type="string">
            <text:p>list</text:p>
          </table:table-cell>
          <table:table-cell office:value-type="string">
            <text:p>la lettre</text:p>
          </table:table-cell>
          <table:table-cell table:style-name="ce23" table:formula="of:=IF((([.A19]&lt;&gt;[.C19])AND([.F$1]=1)) ;&quot;CHYBA&quot;;&quot;&quot;)">
            <text:p/>
          </table:table-cell>
          <table:table-cell table:number-columns-repeated="3"/>
          <table:table-cell table:style-name="ce23" office:value-type="float" office:value="0.131687242798354">
            <text:p>0,13</text:p>
          </table:table-cell>
          <table:table-cell table:number-columns-repeated="1016"/>
        </table:table-row>
        <table:table-row table:style-name="ro2">
          <table:table-cell office:value-type="string">
            <text:p>lire</text:p>
          </table:table-cell>
          <table:table-cell office:value-type="string">
            <text:p>čítať</text:p>
          </table:table-cell>
          <table:table-cell office:value-type="string">
            <text:p>lire</text:p>
          </table:table-cell>
          <table:table-cell table:style-name="ce23" table:formula="of:=IF((([.A20]&lt;&gt;[.C20])AND([.F$1]=1)) ;&quot;CHYBA&quot;;&quot;&quot;)">
            <text:p/>
          </table:table-cell>
          <table:table-cell table:number-columns-repeated="3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2">
          <table:table-cell office:value-type="string">
            <text:p>le mois</text:p>
          </table:table-cell>
          <table:table-cell office:value-type="string">
            <text:p>mesiac</text:p>
          </table:table-cell>
          <table:table-cell office:value-type="string">
            <text:p>le mois</text:p>
          </table:table-cell>
          <table:table-cell table:style-name="ce23" table:formula="of:=IF((([.A21]&lt;&gt;[.C21])AND([.F$1]=1)) ;&quot;CHYBA&quot;;&quot;&quot;)">
            <text:p/>
          </table:table-cell>
          <table:table-cell table:number-columns-repeated="3"/>
          <table:table-cell office:value-type="float" office:value="0.526748971193413">
            <text:p>0,53</text:p>
          </table:table-cell>
          <table:table-cell table:number-columns-repeated="1016"/>
        </table:table-row>
        <table:table-row table:style-name="ro2">
          <table:table-cell office:value-type="string">
            <text:p>se moquer de</text:p>
          </table:table-cell>
          <table:table-cell office:value-type="string">
            <text:p>robiť si (z niekoho) srandu</text:p>
          </table:table-cell>
          <table:table-cell office:value-type="string">
            <text:p>se moquer de</text:p>
          </table:table-cell>
          <table:table-cell table:style-name="ce23" table:formula="of:=IF((([.A22]&lt;&gt;[.C22])AND([.F$1]=1)) ;&quot;CHYBA&quot;;&quot;&quot;)">
            <text:p/>
          </table:table-cell>
          <table:table-cell table:number-columns-repeated="3"/>
          <table:table-cell office:value-type="float" office:value="0.592592592592593">
            <text:p>0,59</text:p>
          </table:table-cell>
          <table:table-cell table:number-columns-repeated="1016"/>
        </table:table-row>
        <table:table-row table:style-name="ro2">
          <table:table-cell office:value-type="string">
            <text:p>occupé</text:p>
          </table:table-cell>
          <table:table-cell office:value-type="string">
            <text:p>zaneprazdnený</text:p>
          </table:table-cell>
          <table:table-cell office:value-type="string">
            <text:p>occupé</text:p>
          </table:table-cell>
          <table:table-cell table:style-name="ce23" table:formula="of:=IF((([.A23]&lt;&gt;[.C23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oublier</text:p>
          </table:table-cell>
          <table:table-cell office:value-type="string">
            <text:p>zabudnúť</text:p>
          </table:table-cell>
          <table:table-cell office:value-type="string">
            <text:p>oublier</text:p>
          </table:table-cell>
          <table:table-cell table:style-name="ce23" table:formula="of:=IF((([.A24]&lt;&gt;[.C24])AND([.F$1]=1)) ;&quot;CHYBA&quot;;&quot;&quot;)">
            <text:p/>
          </table:table-cell>
          <table:table-cell table:number-columns-repeated="3"/>
          <table:table-cell office:value-type="float" office:value="0.0877914951989027">
            <text:p>0,09</text:p>
          </table:table-cell>
          <table:table-cell table:number-columns-repeated="1016"/>
        </table:table-row>
        <table:table-row table:style-name="ro2">
          <table:table-cell office:value-type="string">
            <text:p>le paquet</text:p>
          </table:table-cell>
          <table:table-cell office:value-type="string">
            <text:p>balík, balíček</text:p>
          </table:table-cell>
          <table:table-cell office:value-type="string">
            <text:p>le paquet</text:p>
          </table:table-cell>
          <table:table-cell table:style-name="ce23" table:formula="of:=IF((([.A25]&lt;&gt;[.C25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passer</text:p>
          </table:table-cell>
          <table:table-cell office:value-type="string">
            <text:p>(s)tráviť (čas)</text:p>
          </table:table-cell>
          <table:table-cell office:value-type="string">
            <text:p>passer</text:p>
          </table:table-cell>
          <table:table-cell table:style-name="ce23" table:formula="of:=IF((([.A26]&lt;&gt;[.C26])AND([.F$1]=1)) ;&quot;CHYBA&quot;;&quot;&quot;)">
            <text:p/>
          </table:table-cell>
          <table:table-cell table:number-columns-repeated="3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2">
          <table:table-cell office:value-type="string">
            <text:p>perfectionner</text:p>
          </table:table-cell>
          <table:table-cell office:value-type="string">
            <text:p>zdokonaliť</text:p>
          </table:table-cell>
          <table:table-cell office:value-type="string">
            <text:p>perfectionner</text:p>
          </table:table-cell>
          <table:table-cell table:style-name="ce23" table:formula="of:=IF((([.A27]&lt;&gt;[.C27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prochain</text:p>
          </table:table-cell>
          <table:table-cell office:value-type="string">
            <text:p>budúci</text:p>
          </table:table-cell>
          <table:table-cell office:value-type="string">
            <text:p>prochain</text:p>
          </table:table-cell>
          <table:table-cell table:style-name="ce23" table:formula="of:=IF((([.A28]&lt;&gt;[.C28])AND([.F$1]=1)) ;&quot;CHYBA&quot;;&quot;&quot;)">
            <text:p/>
          </table:table-cell>
          <table:table-cell table:number-columns-repeated="3"/>
          <table:table-cell office:value-type="float" office:value="0.592592592592593">
            <text:p>0,59</text:p>
          </table:table-cell>
          <table:table-cell table:number-columns-repeated="1016"/>
        </table:table-row>
        <table:table-row table:style-name="ro2">
          <table:table-cell office:value-type="string">
            <text:p>remercier</text:p>
          </table:table-cell>
          <table:table-cell office:value-type="string">
            <text:p>ďakovať (niekomu)</text:p>
          </table:table-cell>
          <table:table-cell office:value-type="string">
            <text:p>remercier</text:p>
          </table:table-cell>
          <table:table-cell table:style-name="ce23" table:formula="of:=IF((([.A29]&lt;&gt;[.C29])AND([.F$1]=1)) ;&quot;CHYBA&quot;;&quot;&quot;)">
            <text:p/>
          </table:table-cell>
          <table:table-cell table:number-columns-repeated="3"/>
          <table:table-cell office:value-type="float" office:value="0.592592592592593">
            <text:p>0,59</text:p>
          </table:table-cell>
          <table:table-cell table:number-columns-repeated="1016"/>
        </table:table-row>
        <table:table-row table:style-name="ro2">
          <table:table-cell office:value-type="string">
            <text:p>je vous remercie</text:p>
          </table:table-cell>
          <table:table-cell office:value-type="string">
            <text:p>ďakujem vám</text:p>
          </table:table-cell>
          <table:table-cell office:value-type="string">
            <text:p>je vous remercie</text:p>
          </table:table-cell>
          <table:table-cell table:style-name="ce23" table:formula="of:=IF((([.A30]&lt;&gt;[.C30])AND([.F$1]=1)) ;&quot;CHYBA&quot;;&quot;&quot;)">
            <text:p/>
          </table:table-cell>
          <table:table-cell table:number-columns-repeated="3"/>
          <table:table-cell office:value-type="float" office:value="0.444444444444445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rencontrer</text:p>
          </table:table-cell>
          <table:table-cell office:value-type="string">
            <text:p>stretnúť</text:p>
          </table:table-cell>
          <table:table-cell office:value-type="string">
            <text:p>rencontrer</text:p>
          </table:table-cell>
          <table:table-cell table:style-name="ce23" table:formula="of:=IF((([.A31]&lt;&gt;[.C31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a semaine</text:p>
          </table:table-cell>
          <table:table-cell office:value-type="string">
            <text:p>týždeň</text:p>
          </table:table-cell>
          <table:table-cell office:value-type="string">
            <text:p>la semaine</text:p>
          </table:table-cell>
          <table:table-cell table:style-name="ce23" table:formula="of:=IF((([.A32]&lt;&gt;[.C32])AND([.F$1]=1)) ;&quot;CHYBA&quot;;&quot;&quot;)">
            <text:p/>
          </table:table-cell>
          <table:table-cell table:number-columns-repeated="3"/>
          <table:table-cell office:value-type="float" office:value="1.24859015393995">
            <text:p>1,25</text:p>
          </table:table-cell>
          <table:table-cell table:number-columns-repeated="1016"/>
        </table:table-row>
        <table:table-row table:style-name="ro2">
          <table:table-cell office:value-type="string">
            <text:p>sérieusement</text:p>
          </table:table-cell>
          <table:table-cell office:value-type="string">
            <text:p>vážne</text:p>
          </table:table-cell>
          <table:table-cell office:value-type="string">
            <text:p>sérieusement</text:p>
          </table:table-cell>
          <table:table-cell table:style-name="ce23" table:formula="of:=IF((([.A33]&lt;&gt;[.C33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s'il vous plaît</text:p>
          </table:table-cell>
          <table:table-cell office:value-type="string">
            <text:p>prosím</text:p>
          </table:table-cell>
          <table:table-cell office:value-type="string">
            <text:p>s'il vous plaît</text:p>
          </table:table-cell>
          <table:table-cell table:style-name="ce23" table:formula="of:=IF((([.A34]&lt;&gt;[.C34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e sport</text:p>
          </table:table-cell>
          <table:table-cell office:value-type="string">
            <text:p>šport</text:p>
          </table:table-cell>
          <table:table-cell office:value-type="string">
            <text:p>le sport</text:p>
          </table:table-cell>
          <table:table-cell table:style-name="ce23" table:formula="of:=IF((([.A35]&lt;&gt;[.C35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e stage</text:p>
          </table:table-cell>
          <table:table-cell office:value-type="string">
            <text:p>stáž</text:p>
          </table:table-cell>
          <table:table-cell office:value-type="string">
            <text:p>le stage</text:p>
          </table:table-cell>
          <table:table-cell table:style-name="ce23" table:formula="of:=IF((([.A36]&lt;&gt;[.C36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tard</text:p>
          </table:table-cell>
          <table:table-cell office:value-type="string">
            <text:p>neskoro</text:p>
          </table:table-cell>
          <table:table-cell office:value-type="string">
            <text:p>tard</text:p>
          </table:table-cell>
          <table:table-cell table:style-name="ce23" table:formula="of:=IF((([.A37]&lt;&gt;[.C37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terminer</text:p>
          </table:table-cell>
          <table:table-cell office:value-type="string">
            <text:p>končiť, dokončiť</text:p>
          </table:table-cell>
          <table:table-cell office:value-type="string">
            <text:p>terminer</text:p>
          </table:table-cell>
          <table:table-cell table:style-name="ce23" table:formula="of:=IF((([.A38]&lt;&gt;[.C38])AND([.F$1]=1)) ;&quot;CHYBA&quot;;&quot;&quot;)">
            <text:p/>
          </table:table-cell>
          <table:table-cell table:number-columns-repeated="3"/>
          <table:table-cell office:value-type="float" office:value="0.888888888888887">
            <text:p>0,89</text:p>
          </table:table-cell>
          <table:table-cell table:number-columns-repeated="1016"/>
        </table:table-row>
        <table:table-row table:style-name="ro2">
          <table:table-cell office:value-type="string">
            <text:p>le texte</text:p>
          </table:table-cell>
          <table:table-cell office:value-type="string">
            <text:p>text</text:p>
          </table:table-cell>
          <table:table-cell office:value-type="string">
            <text:p>le texte</text:p>
          </table:table-cell>
          <table:table-cell table:style-name="ce23" table:formula="of:=IF((([.A39]&lt;&gt;[.C39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tiens!</text:p>
          </table:table-cell>
          <table:table-cell office:value-type="string">
            <text:p>ale nie!, no toto!</text:p>
          </table:table-cell>
          <table:table-cell office:value-type="string">
            <text:p>tiens!</text:p>
          </table:table-cell>
          <table:table-cell table:style-name="ce23" table:formula="of:=IF((([.A40]&lt;&gt;[.C40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tout</text:p>
          </table:table-cell>
          <table:table-cell office:value-type="string">
            <text:p>všetko</text:p>
          </table:table-cell>
          <table:table-cell office:value-type="string">
            <text:p>tout</text:p>
          </table:table-cell>
          <table:table-cell table:style-name="ce23" table:formula="of:=IF((([.A41]&lt;&gt;[.C41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visiter</text:p>
          </table:table-cell>
          <table:table-cell office:value-type="string">
            <text:p>navštíviť</text:p>
          </table:table-cell>
          <table:table-cell office:value-type="string">
            <text:p>visiter</text:p>
          </table:table-cell>
          <table:table-cell table:style-name="ce23" table:formula="of:=IF((([.A42]&lt;&gt;[.C42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vraiment</text:p>
          </table:table-cell>
          <table:table-cell office:value-type="string">
            <text:p>naozaj, skutočne</text:p>
          </table:table-cell>
          <table:table-cell office:value-type="string">
            <text:p>vraiment</text:p>
          </table:table-cell>
          <table:table-cell table:style-name="ce23" table:formula="of:=IF((([.A43]&lt;&gt;[.C43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toujours</text:p>
          </table:table-cell>
          <table:table-cell office:value-type="string">
            <text:p>vždy</text:p>
          </table:table-cell>
          <table:table-cell office:value-type="string">
            <text:p>toujours</text:p>
          </table:table-cell>
          <table:table-cell table:style-name="ce23" table:formula="of:=IF((([.A44]&lt;&gt;[.C44])AND([.F$1]=1)) ;&quot;CHYBA&quot;;&quot;&quot;)">
            <text:p/>
          </table:table-cell>
          <table:table-cell table:number-columns-repeated="3"/>
          <table:table-cell office:value-type="float" office:value="0.263374485596708">
            <text:p>0,26</text:p>
          </table:table-cell>
          <table:table-cell table:number-columns-repeated="1016"/>
        </table:table-row>
        <table:table-row table:style-name="ro2" table:number-rows-repeated="4">
          <table:table-cell table:number-columns-repeated="3"/>
          <table:table-cell table:style-name="ce23"/>
          <table:table-cell table:number-columns-repeated="1020"/>
        </table:table-row>
        <table:table-row table:style-name="ro2" table:number-rows-repeated="65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9" table:style-name="ta1" table:print="false">
        <office:forms form:automatic-focus="false" form:apply-design-mode="false"/>
        <table:table-column table:style-name="co50" table:default-cell-style-name="ce23"/>
        <table:table-column table:style-name="co51" table:default-cell-style-name="ce17"/>
        <table:table-column table:style-name="co52" table:default-cell-style-name="ce17"/>
        <table:table-column table:style-name="co53" table:default-cell-style-name="ce17"/>
        <table:table-column table:style-name="co6" table:number-columns-repeated="1020" table:default-cell-style-name="ce17"/>
        <table:table-row table:style-name="ro2">
          <table:table-cell table:style-name="ce30" office:value-type="string">
            <text:p>alors</text:p>
          </table:table-cell>
          <table:table-cell table:style-name="ce23" office:value-type="string">
            <text:p>teda, už</text:p>
          </table:table-cell>
          <table:table-cell/>
          <table:table-cell table:style-name="ce23" table:formula="of:=IF((([.A1]&lt;&gt;[.C1])AND([.F$1]=1)) ;&quot;CHYBA&quot;;&quot;&quot;)" office:value-type="string" office:string-value="CHYBA">
            <text:p>CHYBA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table:formula="of:=COUNTA([.A1:.A200])" office:value-type="float" office:value="41">
            <text:p>41</text:p>
          </table:table-cell>
          <table:table-cell table:style-name="ce23" office:value-type="float" office:value="0.296296296296296">
            <text:p>0,3</text:p>
          </table:table-cell>
          <table:table-cell table:style-name="ce23" table:number-columns-repeated="1016"/>
        </table:table-row>
        <table:table-row table:style-name="ro2">
          <table:table-cell office:value-type="string">
            <text:p>après</text:p>
          </table:table-cell>
          <table:table-cell office:value-type="string">
            <text:p>po, potom</text:p>
          </table:table-cell>
          <table:table-cell/>
          <table:table-cell table:style-name="ce23" table:formula="of:=IF((([.A2]&lt;&gt;[.C2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2.80932784636488">
            <text:p>2,81</text:p>
          </table:table-cell>
          <table:table-cell table:number-columns-repeated="1016"/>
        </table:table-row>
        <table:table-row table:style-name="ro2">
          <table:table-cell office:value-type="string">
            <text:p>bavard</text:p>
          </table:table-cell>
          <table:table-cell office:value-type="string">
            <text:p>zhovorčivý, táravý</text:p>
          </table:table-cell>
          <table:table-cell/>
          <table:table-cell table:style-name="ce23" table:formula="of:=IF((([.A3]&lt;&gt;[.C3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3" office:value-type="float" office:value="0.175582990397805">
            <text:p>0,18</text:p>
          </table:table-cell>
          <table:table-cell table:number-columns-repeated="1016"/>
        </table:table-row>
        <table:table-row table:style-name="ro2">
          <table:table-cell office:value-type="string">
            <text:p>bavarder</text:p>
          </table:table-cell>
          <table:table-cell office:value-type="string">
            <text:p>zhovárať sa</text:p>
          </table:table-cell>
          <table:table-cell/>
          <table:table-cell table:style-name="ce23" table:formula="of:=IF((([.A4]&lt;&gt;[.C4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75582990397805">
            <text:p>0,18</text:p>
          </table:table-cell>
          <table:table-cell table:number-columns-repeated="1016"/>
        </table:table-row>
        <table:table-row table:style-name="ro2">
          <table:table-cell office:value-type="string">
            <text:p>bon</text:p>
          </table:table-cell>
          <table:table-cell office:value-type="string">
            <text:p>dobrý</text:p>
          </table:table-cell>
          <table:table-cell/>
          <table:table-cell table:style-name="ce23" table:formula="of:=IF((([.A5]&lt;&gt;[.C5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3"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a chance</text:p>
          </table:table-cell>
          <table:table-cell office:value-type="string">
            <text:p>štastie</text:p>
          </table:table-cell>
          <table:table-cell/>
          <table:table-cell table:style-name="ce23" table:formula="of:=IF((([.A6]&lt;&gt;[.C6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2">
          <table:table-cell office:value-type="string">
            <text:p>chaud</text:p>
          </table:table-cell>
          <table:table-cell office:value-type="string">
            <text:p>teplý</text:p>
          </table:table-cell>
          <table:table-cell/>
          <table:table-cell table:style-name="ce23" table:formula="of:=IF((([.A7]&lt;&gt;[.C7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3" office:value-type="float" office:value="0.263374485596708">
            <text:p>0,26</text:p>
          </table:table-cell>
          <table:table-cell table:number-columns-repeated="1016"/>
        </table:table-row>
        <table:table-row table:style-name="ro2">
          <table:table-cell office:value-type="string">
            <text:p>le coin</text:p>
          </table:table-cell>
          <table:table-cell office:value-type="string">
            <text:p>roh, kút</text:p>
          </table:table-cell>
          <table:table-cell/>
          <table:table-cell table:style-name="ce23" table:formula="of:=IF((([.A8]&lt;&gt;[.C8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comme</text:p>
          </table:table-cell>
          <table:table-cell office:value-type="string">
            <text:p>ako (porovnavanie)</text:p>
          </table:table-cell>
          <table:table-cell/>
          <table:table-cell table:style-name="ce23" table:formula="of:=IF((([.A9]&lt;&gt;[.C9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3" office:value-type="float" office:value="1.18518518518519">
            <text:p>1,19</text:p>
          </table:table-cell>
          <table:table-cell table:number-columns-repeated="1016"/>
        </table:table-row>
        <table:table-row table:style-name="ro2">
          <table:table-cell office:value-type="string">
            <text:p>le compliment</text:p>
          </table:table-cell>
          <table:table-cell office:value-type="string">
            <text:p>poklona</text:p>
          </table:table-cell>
          <table:table-cell/>
          <table:table-cell table:style-name="ce23" table:formula="of:=IF((([.A10]&lt;&gt;[.C10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a connaissance</text:p>
          </table:table-cell>
          <table:table-cell office:value-type="string">
            <text:p>znalosť</text:p>
          </table:table-cell>
          <table:table-cell/>
          <table:table-cell table:style-name="ce23" table:formula="of:=IF((([.A11]&lt;&gt;[.C11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3" office:value-type="float" office:value="0.584616514693419">
            <text:p>0,58</text:p>
          </table:table-cell>
          <table:table-cell table:number-columns-repeated="1016"/>
        </table:table-row>
        <table:table-row table:style-name="ro2">
          <table:table-cell office:value-type="string">
            <text:p>le cours</text:p>
          </table:table-cell>
          <table:table-cell office:value-type="string">
            <text:p>kurz, hodina</text:p>
          </table:table-cell>
          <table:table-cell/>
          <table:table-cell table:style-name="ce23" table:formula="of:=IF((([.A12]&lt;&gt;[.C12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dehors</text:p>
          </table:table-cell>
          <table:table-cell office:value-type="string">
            <text:p>vonku, von</text:p>
          </table:table-cell>
          <table:table-cell/>
          <table:table-cell table:style-name="ce23" table:formula="of:=IF((([.A13]&lt;&gt;[.C13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3"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depuis</text:p>
          </table:table-cell>
          <table:table-cell office:value-type="string">
            <text:p>od (časovo)</text:p>
          </table:table-cell>
          <table:table-cell/>
          <table:table-cell table:style-name="ce23" table:formula="of:=IF((([.A14]&lt;&gt;[.C14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702331961591221">
            <text:p>0,7</text:p>
          </table:table-cell>
          <table:table-cell table:number-columns-repeated="1016"/>
        </table:table-row>
        <table:table-row table:style-name="ro2">
          <table:table-cell office:value-type="string">
            <text:p>le devoir</text:p>
          </table:table-cell>
          <table:table-cell office:value-type="string">
            <text:p>úloha</text:p>
          </table:table-cell>
          <table:table-cell/>
          <table:table-cell table:style-name="ce23" table:formula="of:=IF((([.A15]&lt;&gt;[.C15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3"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discuter</text:p>
          </table:table-cell>
          <table:table-cell office:value-type="string">
            <text:p>diskutovať</text:p>
          </table:table-cell>
          <table:table-cell/>
          <table:table-cell table:style-name="ce23" table:formula="of:=IF((([.A16]&lt;&gt;[.C16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e doute</text:p>
          </table:table-cell>
          <table:table-cell office:value-type="string">
            <text:p>pochybnosť</text:p>
          </table:table-cell>
          <table:table-cell/>
          <table:table-cell table:style-name="ce23" table:formula="of:=IF((([.A17]&lt;&gt;[.C17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3"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sans doute</text:p>
          </table:table-cell>
          <table:table-cell office:value-type="string">
            <text:p>nepochybne, iste</text:p>
          </table:table-cell>
          <table:table-cell/>
          <table:table-cell table:style-name="ce23" table:formula="of:=IF((([.A18]&lt;&gt;[.C18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es études ž</text:p>
          </table:table-cell>
          <table:table-cell office:value-type="string">
            <text:p>štúdium</text:p>
          </table:table-cell>
          <table:table-cell/>
          <table:table-cell table:style-name="ce23" table:formula="of:=IF((([.A19]&lt;&gt;[.C19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fameux</text:p>
          </table:table-cell>
          <table:table-cell office:value-type="string">
            <text:p>úžasný, slávny</text:p>
          </table:table-cell>
          <table:table-cell/>
          <table:table-cell table:style-name="ce23" table:formula="of:=IF((([.A20]&lt;&gt;[.C20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3"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a fenêtre</text:p>
          </table:table-cell>
          <table:table-cell office:value-type="string">
            <text:p>okno</text:p>
          </table:table-cell>
          <table:table-cell/>
          <table:table-cell table:style-name="ce23" table:formula="of:=IF((([.A21]&lt;&gt;[.C21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fermer</text:p>
          </table:table-cell>
          <table:table-cell office:value-type="string">
            <text:p>zatvoriť</text:p>
          </table:table-cell>
          <table:table-cell/>
          <table:table-cell table:style-name="ce23" table:formula="of:=IF((([.A22]&lt;&gt;[.C22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froid</text:p>
          </table:table-cell>
          <table:table-cell office:value-type="string">
            <text:p>studený</text:p>
          </table:table-cell>
          <table:table-cell/>
          <table:table-cell table:style-name="ce23" table:formula="of:=IF((([.A23]&lt;&gt;[.C23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3"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fumer</text:p>
          </table:table-cell>
          <table:table-cell office:value-type="string">
            <text:p>fajčiť</text:p>
          </table:table-cell>
          <table:table-cell/>
          <table:table-cell table:style-name="ce23" table:formula="of:=IF((([.A24]&lt;&gt;[.C24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ici</text:p>
          </table:table-cell>
          <table:table-cell office:value-type="string">
            <text:p>tu, sem</text:p>
          </table:table-cell>
          <table:table-cell/>
          <table:table-cell table:style-name="ce23" table:formula="of:=IF((([.A25]&lt;&gt;[.C25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2">
          <table:table-cell office:value-type="string">
            <text:p>incroyable</text:p>
          </table:table-cell>
          <table:table-cell office:value-type="string">
            <text:p>neuveriteľný</text:p>
          </table:table-cell>
          <table:table-cell/>
          <table:table-cell table:style-name="ce23" table:formula="of:=IF((([.A26]&lt;&gt;[.C26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3"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installer</text:p>
          </table:table-cell>
          <table:table-cell office:value-type="string">
            <text:p>usadiť</text:p>
          </table:table-cell>
          <table:table-cell/>
          <table:table-cell table:style-name="ce23" table:formula="of:=IF((([.A27]&lt;&gt;[.C27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ongtemps</text:p>
          </table:table-cell>
          <table:table-cell office:value-type="string">
            <text:p>dlho</text:p>
          </table:table-cell>
          <table:table-cell/>
          <table:table-cell table:style-name="ce23" table:formula="of:=IF((([.A28]&lt;&gt;[.C28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mais enfin</text:p>
          </table:table-cell>
          <table:table-cell office:value-type="string">
            <text:p>veď, však</text:p>
          </table:table-cell>
          <table:table-cell/>
          <table:table-cell table:style-name="ce23" table:formula="of:=IF((([.A29]&lt;&gt;[.C29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3" office:value-type="float" office:value="1.40466392318244">
            <text:p>1,4</text:p>
          </table:table-cell>
          <table:table-cell table:number-columns-repeated="1016"/>
        </table:table-row>
        <table:table-row table:style-name="ro2">
          <table:table-cell office:value-type="string">
            <text:p>la nuit</text:p>
          </table:table-cell>
          <table:table-cell office:value-type="string">
            <text:p>noc</text:p>
          </table:table-cell>
          <table:table-cell/>
          <table:table-cell table:style-name="ce23" table:formula="of:=IF((([.A30]&lt;&gt;[.C30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je peux</text:p>
          </table:table-cell>
          <table:table-cell office:value-type="string">
            <text:p>môžem</text:p>
          </table:table-cell>
          <table:table-cell/>
          <table:table-cell table:style-name="ce23" table:formula="of:=IF((([.A31]&lt;&gt;[.C31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e progrès</text:p>
          </table:table-cell>
          <table:table-cell office:value-type="string">
            <text:p>pokrok</text:p>
          </table:table-cell>
          <table:table-cell/>
          <table:table-cell table:style-name="ce23" table:formula="of:=IF((([.A32]&lt;&gt;[.C32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3" office:value-type="float" office:value="0.592592592592592">
            <text:p>0,59</text:p>
          </table:table-cell>
          <table:table-cell table:number-columns-repeated="1016"/>
        </table:table-row>
        <table:table-row table:style-name="ro2">
          <table:table-cell office:value-type="string">
            <text:p>quel, le</text:p>
          </table:table-cell>
          <table:table-cell office:value-type="string">
            <text:p>aký, ktorý</text:p>
          </table:table-cell>
          <table:table-cell/>
          <table:table-cell table:style-name="ce23" table:formula="of:=IF((([.A33]&lt;&gt;[.C33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sans</text:p>
          </table:table-cell>
          <table:table-cell office:value-type="string">
            <text:p>bez</text:p>
          </table:table-cell>
          <table:table-cell/>
          <table:table-cell table:style-name="ce23" table:formula="of:=IF((([.A34]&lt;&gt;[.C34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e séjour</text:p>
          </table:table-cell>
          <table:table-cell office:value-type="string">
            <text:p>pobyt</text:p>
          </table:table-cell>
          <table:table-cell/>
          <table:table-cell table:style-name="ce23" table:formula="of:=IF((([.A35]&lt;&gt;[.C35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3"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solide</text:p>
          </table:table-cell>
          <table:table-cell office:value-type="string">
            <text:p>solídny, pevný</text:p>
          </table:table-cell>
          <table:table-cell/>
          <table:table-cell table:style-name="ce23" table:formula="of:=IF((([.A36]&lt;&gt;[.C36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e sommeil</text:p>
          </table:table-cell>
          <table:table-cell office:value-type="string">
            <text:p>spánok</text:p>
          </table:table-cell>
          <table:table-cell/>
          <table:table-cell table:style-name="ce23" table:formula="of:=IF((([.A37]&lt;&gt;[.C37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2.66666666666666">
            <text:p>2,67</text:p>
          </table:table-cell>
          <table:table-cell table:number-columns-repeated="1016"/>
        </table:table-row>
        <table:table-row table:style-name="ro2">
          <table:table-cell office:value-type="string">
            <text:p>touristique</text:p>
          </table:table-cell>
          <table:table-cell office:value-type="string">
            <text:p>turistický</text:p>
          </table:table-cell>
          <table:table-cell/>
          <table:table-cell table:style-name="ce23" table:formula="of:=IF((([.A38]&lt;&gt;[.C38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3"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e train</text:p>
          </table:table-cell>
          <table:table-cell office:value-type="string">
            <text:p>vlak</text:p>
          </table:table-cell>
          <table:table-cell/>
          <table:table-cell table:style-name="ce23" table:formula="of:=IF((([.A39]&lt;&gt;[.C39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vieux, vieille</text:p>
          </table:table-cell>
          <table:table-cell office:value-type="string">
            <text:p>starý</text:p>
          </table:table-cell>
          <table:table-cell/>
          <table:table-cell table:style-name="ce23" table:formula="of:=IF((([.A40]&lt;&gt;[.C40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131687242798354">
            <text:p>0,13</text:p>
          </table:table-cell>
          <table:table-cell table:number-columns-repeated="1016"/>
        </table:table-row>
        <table:table-row table:style-name="ro2">
          <table:table-cell office:value-type="string">
            <text:p>le voyage</text:p>
          </table:table-cell>
          <table:table-cell office:value-type="string">
            <text:p>cesta (cestovanie)</text:p>
          </table:table-cell>
          <table:table-cell/>
          <table:table-cell table:style-name="ce23" table:formula="of:=IF((([.A41]&lt;&gt;[.C41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3" office:value-type="float" office:value="0.444444444444444">
            <text:p>0,44</text:p>
          </table:table-cell>
          <table:table-cell table:number-columns-repeated="1016"/>
        </table:table-row>
        <table:table-row table:style-name="ro2" table:number-rows-repeated="65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0" table:style-name="ta1" table:print="false">
        <office:forms form:automatic-focus="false" form:apply-design-mode="false"/>
        <table:table-column table:style-name="co54" table:default-cell-style-name="ce32"/>
        <table:table-column table:style-name="co55" table:default-cell-style-name="ce17"/>
        <table:table-column table:style-name="co56" table:default-cell-style-name="ce17"/>
        <table:table-column table:style-name="co6" table:number-columns-repeated="1021" table:default-cell-style-name="ce17"/>
        <table:table-row table:style-name="ro2">
          <table:table-cell table:style-name="ce20" office:value-type="string">
            <text:p>l'adresse ž</text:p>
          </table:table-cell>
          <table:table-cell table:style-name="ce23" office:value-type="string">
            <text:p>adresa</text:p>
          </table:table-cell>
          <table:table-cell office:value-type="string">
            <text:p>l'adresse ž</text:p>
          </table:table-cell>
          <table:table-cell table:style-name="ce23" table:formula="of:=IF((([.A1]&lt;&gt;[.C1])AND([.F$1]=1)) ;&quot;CHYBA&quot;;&quot;&quot;)">
            <text:p/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table:formula="of:=COUNTA([.A1:.A200])" office:value-type="float" office:value="40">
            <text:p>40</text:p>
          </table:table-cell>
          <table:table-cell table:style-name="ce23" office:value-type="float" office:value="0.296296296296296">
            <text:p>0,3</text:p>
          </table:table-cell>
          <table:table-cell table:style-name="ce23" table:number-columns-repeated="1016"/>
        </table:table-row>
        <table:table-row table:style-name="ro2">
          <table:table-cell office:value-type="string">
            <text:p>les affaires ž</text:p>
          </table:table-cell>
          <table:table-cell office:value-type="string">
            <text:p>veci (predmety)</text:p>
          </table:table-cell>
          <table:table-cell office:value-type="string">
            <text:p>les affaires ž</text:p>
          </table:table-cell>
          <table:table-cell table:style-name="ce23" table:formula="of:=IF((([.A2]&lt;&gt;[.C2])AND([.F$1]=1)) ;&quot;CHYBA&quot;;&quot;&quot;)">
            <text:p/>
          </table:table-cell>
          <table:table-cell table:number-columns-repeated="3"/>
          <table:table-cell office:value-type="float" office:value="1.33333333333333">
            <text:p>1,33</text:p>
          </table:table-cell>
          <table:table-cell table:number-columns-repeated="1016"/>
        </table:table-row>
        <table:table-row table:style-name="ro2">
          <table:table-cell office:value-type="string">
            <text:p>les affaires personnelles</text:p>
          </table:table-cell>
          <table:table-cell office:value-type="string">
            <text:p>osobné veci</text:p>
          </table:table-cell>
          <table:table-cell office:value-type="string">
            <text:p>les affaires personnelles</text:p>
          </table:table-cell>
          <table:table-cell table:style-name="ce23" table:formula="of:=IF((([.A3]&lt;&gt;[.C3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'anniversaire ž</text:p>
          </table:table-cell>
          <table:table-cell office:value-type="string">
            <text:p>narodeniny</text:p>
          </table:table-cell>
          <table:table-cell office:value-type="string">
            <text:p>l'anniversaire ž</text:p>
          </table:table-cell>
          <table:table-cell table:style-name="ce23" table:formula="of:=IF((([.A4]&lt;&gt;[.C4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arriver</text:p>
          </table:table-cell>
          <table:table-cell office:value-type="string">
            <text:p>prísť</text:p>
          </table:table-cell>
          <table:table-cell office:value-type="string">
            <text:p>arriver</text:p>
          </table:table-cell>
          <table:table-cell table:style-name="ce23" table:formula="of:=IF((([.A5]&lt;&gt;[.C5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'avenue ž</text:p>
          </table:table-cell>
          <table:table-cell office:value-type="string">
            <text:p>trieda (ulica)</text:p>
          </table:table-cell>
          <table:table-cell office:value-type="string">
            <text:p>l'avenue ž</text:p>
          </table:table-cell>
          <table:table-cell table:style-name="ce23" table:formula="of:=IF((([.A6]&lt;&gt;[.C6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e bagage</text:p>
          </table:table-cell>
          <table:table-cell office:value-type="string">
            <text:p>batožina</text:p>
          </table:table-cell>
          <table:table-cell office:value-type="string">
            <text:p>le bagage</text:p>
          </table:table-cell>
          <table:table-cell table:style-name="ce23" table:formula="of:=IF((([.A7]&lt;&gt;[.C7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le carton</text:p>
          </table:table-cell>
          <table:table-cell office:value-type="string">
            <text:p>(väčšia) škatula</text:p>
          </table:table-cell>
          <table:table-cell office:value-type="string">
            <text:p>le carton</text:p>
          </table:table-cell>
          <table:table-cell table:style-name="ce23" table:formula="of:=IF((([.A8]&lt;&gt;[.C8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ce, cette</text:p>
          </table:table-cell>
          <table:table-cell office:value-type="string">
            <text:p>ten, tá</text:p>
          </table:table-cell>
          <table:table-cell office:value-type="string">
            <text:p>ce, cette</text:p>
          </table:table-cell>
          <table:table-cell table:style-name="ce23" table:formula="of:=IF((([.A9]&lt;&gt;[.C9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e chapeau</text:p>
          </table:table-cell>
          <table:table-cell office:value-type="string">
            <text:p>klobúk</text:p>
          </table:table-cell>
          <table:table-cell office:value-type="string">
            <text:p>le chapeau</text:p>
          </table:table-cell>
          <table:table-cell table:style-name="ce23" table:formula="of:=IF((([.A10]&lt;&gt;[.C10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le contact</text:p>
          </table:table-cell>
          <table:table-cell office:value-type="string">
            <text:p>styk, kontakt</text:p>
          </table:table-cell>
          <table:table-cell office:value-type="string">
            <text:p>le contact</text:p>
          </table:table-cell>
          <table:table-cell table:style-name="ce23" table:formula="of:=IF((([.A11]&lt;&gt;[.C11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le contrôle</text:p>
          </table:table-cell>
          <table:table-cell office:value-type="string">
            <text:p>kontrola</text:p>
          </table:table-cell>
          <table:table-cell office:value-type="string">
            <text:p>le contrôle</text:p>
          </table:table-cell>
          <table:table-cell table:style-name="ce23" table:formula="of:=IF((([.A12]&lt;&gt;[.C12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dans</text:p>
          </table:table-cell>
          <table:table-cell office:value-type="string">
            <text:p>o (časovo)</text:p>
          </table:table-cell>
          <table:table-cell office:value-type="string">
            <text:p>dans</text:p>
          </table:table-cell>
          <table:table-cell table:style-name="ce23" table:formula="of:=IF((([.A13]&lt;&gt;[.C13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déclarer</text:p>
          </table:table-cell>
          <table:table-cell office:value-type="string">
            <text:p>vyhlásiť, precliť</text:p>
          </table:table-cell>
          <table:table-cell office:value-type="string">
            <text:p>déclarer</text:p>
          </table:table-cell>
          <table:table-cell table:style-name="ce23" table:formula="of:=IF((([.A14]&lt;&gt;[.C14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dites</text:p>
          </table:table-cell>
          <table:table-cell office:value-type="string">
            <text:p>povedzte</text:p>
          </table:table-cell>
          <table:table-cell office:value-type="string">
            <text:p>dites</text:p>
          </table:table-cell>
          <table:table-cell table:style-name="ce23" table:formula="of:=IF((([.A15]&lt;&gt;[.C15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a douane</text:p>
          </table:table-cell>
          <table:table-cell office:value-type="string">
            <text:p>colnica, clo</text:p>
          </table:table-cell>
          <table:table-cell office:value-type="string">
            <text:p>la douane</text:p>
          </table:table-cell>
          <table:table-cell table:style-name="ce23" table:formula="of:=IF((([.A16]&lt;&gt;[.C16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e douanier</text:p>
          </table:table-cell>
          <table:table-cell office:value-type="string">
            <text:p>colník</text:p>
          </table:table-cell>
          <table:table-cell office:value-type="string">
            <text:p>le douanier</text:p>
          </table:table-cell>
          <table:table-cell table:style-name="ce23" table:formula="of:=IF((([.A17]&lt;&gt;[.C17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également</text:p>
          </table:table-cell>
          <table:table-cell office:value-type="string">
            <text:p>rovnako, tiež, tak isto</text:p>
          </table:table-cell>
          <table:table-cell office:value-type="string">
            <text:p>également</text:p>
          </table:table-cell>
          <table:table-cell table:style-name="ce23" table:formula="of:=IF((([.A18]&lt;&gt;[.C18])AND([.F$1]=1)) ;&quot;CHYBA&quot;;&quot;&quot;)">
            <text:p/>
          </table:table-cell>
          <table:table-cell table:number-columns-repeated="3"/>
          <table:table-cell office:value-type="float" office:value="1.33333333333333">
            <text:p>1,33</text:p>
          </table:table-cell>
          <table:table-cell table:number-columns-repeated="1016"/>
        </table:table-row>
        <table:table-row table:style-name="ro2">
          <table:table-cell office:value-type="string">
            <text:p>l'est m</text:p>
          </table:table-cell>
          <table:table-cell office:value-type="string">
            <text:p>východ (svet. strana)</text:p>
          </table:table-cell>
          <table:table-cell office:value-type="string">
            <text:p>l'est m</text:p>
          </table:table-cell>
          <table:table-cell table:style-name="ce23" table:formula="of:=IF((([.A19]&lt;&gt;[.C19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la faim</text:p>
          </table:table-cell>
          <table:table-cell office:value-type="string">
            <text:p>hlad</text:p>
          </table:table-cell>
          <table:table-cell office:value-type="string">
            <text:p>la faim</text:p>
          </table:table-cell>
          <table:table-cell table:style-name="ce23" table:formula="of:=IF((([.A20]&lt;&gt;[.C20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la frontière</text:p>
          </table:table-cell>
          <table:table-cell office:value-type="string">
            <text:p>hranica</text:p>
          </table:table-cell>
          <table:table-cell office:value-type="string">
            <text:p>la frontière</text:p>
          </table:table-cell>
          <table:table-cell table:style-name="ce23" table:formula="of:=IF((([.A21]&lt;&gt;[.C21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a gare</text:p>
          </table:table-cell>
          <table:table-cell office:value-type="string">
            <text:p>stanica</text:p>
          </table:table-cell>
          <table:table-cell office:value-type="string">
            <text:p>la gare</text:p>
          </table:table-cell>
          <table:table-cell table:style-name="ce23" table:formula="of:=IF((([.A22]&lt;&gt;[.C22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jamais</text:p>
          </table:table-cell>
          <table:table-cell office:value-type="string">
            <text:p>nikdy</text:p>
          </table:table-cell>
          <table:table-cell office:value-type="string">
            <text:p>jamais</text:p>
          </table:table-cell>
          <table:table-cell table:style-name="ce23" table:formula="of:=IF((([.A23]&lt;&gt;[.C23])AND([.F$1]=1)) ;&quot;CHYBA&quot;;&quot;&quot;)">
            <text:p/>
          </table:table-cell>
          <table:table-cell table:number-columns-repeated="3"/>
          <table:table-cell office:value-type="float" office:value="0.296296296296297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ui</text:p>
          </table:table-cell>
          <table:table-cell office:value-type="string">
            <text:p>on</text:p>
          </table:table-cell>
          <table:table-cell office:value-type="string">
            <text:p>lui</text:p>
          </table:table-cell>
          <table:table-cell table:style-name="ce23" table:formula="of:=IF((([.A24]&lt;&gt;[.C24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e matin</text:p>
          </table:table-cell>
          <table:table-cell office:value-type="string">
            <text:p>ráno</text:p>
          </table:table-cell>
          <table:table-cell office:value-type="string">
            <text:p>le matin</text:p>
          </table:table-cell>
          <table:table-cell table:style-name="ce23" table:formula="of:=IF((([.A25]&lt;&gt;[.C25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messieurs</text:p>
          </table:table-cell>
          <table:table-cell office:value-type="string">
            <text:p>páni</text:p>
          </table:table-cell>
          <table:table-cell office:value-type="string">
            <text:p>messieurs</text:p>
          </table:table-cell>
          <table:table-cell table:style-name="ce23" table:formula="of:=IF((([.A26]&lt;&gt;[.C26])AND([.F$1]=1)) ;&quot;CHYBA&quot;;&quot;&quot;)">
            <text:p/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2"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oi</text:p>
          </table:table-cell>
          <table:table-cell table:style-name="ce23" table:formula="of:=IF((([.A27]&lt;&gt;[.C27])AND([.F$1]=1)) ;&quot;CHYBA&quot;;&quot;&quot;)">
            <text:p/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1016"/>
        </table:table-row>
        <table:table-row table:style-name="ro2">
          <table:table-cell office:value-type="string">
            <text:p>pas mal de</text:p>
          </table:table-cell>
          <table:table-cell office:value-type="string">
            <text:p>dosť, veľa</text:p>
          </table:table-cell>
          <table:table-cell office:value-type="string">
            <text:p>pas mal de</text:p>
          </table:table-cell>
          <table:table-cell table:style-name="ce23" table:formula="of:=IF((([.A28]&lt;&gt;[.C28])AND([.F$1]=1)) ;&quot;CHYBA&quot;;&quot;&quot;)">
            <text:p/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2">
          <table:table-cell office:value-type="string">
            <text:p>le passeport</text:p>
          </table:table-cell>
          <table:table-cell office:value-type="string">
            <text:p>cestovný pas</text:p>
          </table:table-cell>
          <table:table-cell office:value-type="string">
            <text:p>le passeport</text:p>
          </table:table-cell>
          <table:table-cell table:style-name="ce23" table:formula="of:=IF((([.A29]&lt;&gt;[.C29])AND([.F$1]=1)) ;&quot;CHYBA&quot;;&quot;&quot;)">
            <text:p/>
          </table:table-cell>
          <table:table-cell table:number-columns-repeated="3"/>
          <table:table-cell office:value-type="float" office:value="1.18518518518518">
            <text:p>1,19</text:p>
          </table:table-cell>
          <table:table-cell table:number-columns-repeated="1016"/>
        </table:table-row>
        <table:table-row table:style-name="ro2">
          <table:table-cell office:value-type="string">
            <text:p>personne</text:p>
          </table:table-cell>
          <table:table-cell office:value-type="string">
            <text:p>nikto, nik</text:p>
          </table:table-cell>
          <table:table-cell office:value-type="string">
            <text:p>personne</text:p>
          </table:table-cell>
          <table:table-cell table:style-name="ce23" table:formula="of:=IF((([.A30]&lt;&gt;[.C30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personnel, le</text:p>
          </table:table-cell>
          <table:table-cell office:value-type="string">
            <text:p>osobný</text:p>
          </table:table-cell>
          <table:table-cell office:value-type="string">
            <text:p>personnel, le</text:p>
          </table:table-cell>
          <table:table-cell table:style-name="ce23" table:formula="of:=IF((([.A31]&lt;&gt;[.C31])AND([.F$1]=1)) ;&quot;CHYBA&quot;;&quot;&quot;)">
            <text:p/>
          </table:table-cell>
          <table:table-cell table:number-columns-repeated="3"/>
          <table:table-cell office:value-type="float" office:value="0.526748971193416">
            <text:p>0,53</text:p>
          </table:table-cell>
          <table:table-cell table:number-columns-repeated="1016"/>
        </table:table-row>
        <table:table-row table:style-name="ro2">
          <table:table-cell office:value-type="string">
            <text:p>le prénom</text:p>
          </table:table-cell>
          <table:table-cell office:value-type="string">
            <text:p>krstné meno</text:p>
          </table:table-cell>
          <table:table-cell office:value-type="string">
            <text:p>le prénom</text:p>
          </table:table-cell>
          <table:table-cell table:style-name="ce23" table:formula="of:=IF((([.A32]&lt;&gt;[.C32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quelque chose</text:p>
          </table:table-cell>
          <table:table-cell office:value-type="string">
            <text:p>niečo</text:p>
          </table:table-cell>
          <table:table-cell office:value-type="string">
            <text:p>quelque chose</text:p>
          </table:table-cell>
          <table:table-cell table:style-name="ce23" table:formula="of:=IF((([.A33]&lt;&gt;[.C33])AND([.F$1]=1)) ;&quot;CHYBA&quot;;&quot;&quot;)">
            <text:p/>
          </table:table-cell>
          <table:table-cell table:number-columns-repeated="3"/>
          <table:table-cell office:value-type="float" office:value="0.263374485596708">
            <text:p>0,26</text:p>
          </table:table-cell>
          <table:table-cell table:number-columns-repeated="1016"/>
        </table:table-row>
        <table:table-row table:style-name="ro2">
          <table:table-cell office:value-type="string">
            <text:p>quelqu'un</text:p>
          </table:table-cell>
          <table:table-cell office:value-type="string">
            <text:p>niekto</text:p>
          </table:table-cell>
          <table:table-cell office:value-type="string">
            <text:p>quelqu'un</text:p>
          </table:table-cell>
          <table:table-cell table:style-name="ce23" table:formula="of:=IF((([.A34]&lt;&gt;[.C34])AND([.F$1]=1)) ;&quot;CHYBA&quot;;&quot;&quot;)">
            <text:p/>
          </table:table-cell>
          <table:table-cell table:number-columns-repeated="3"/>
          <table:table-cell office:value-type="float" office:value="0.444444444444444">
            <text:p>0,44</text:p>
          </table:table-cell>
          <table:table-cell table:number-columns-repeated="1016"/>
        </table:table-row>
        <table:table-row table:style-name="ro2">
          <table:table-cell office:value-type="string">
            <text:p>rien</text:p>
          </table:table-cell>
          <table:table-cell office:value-type="string">
            <text:p>nič</text:p>
          </table:table-cell>
          <table:table-cell office:value-type="string">
            <text:p>rien</text:p>
          </table:table-cell>
          <table:table-cell table:style-name="ce23" table:formula="of:=IF((([.A35]&lt;&gt;[.C35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le sac</text:p>
          </table:table-cell>
          <table:table-cell office:value-type="string">
            <text:p>taška</text:p>
          </table:table-cell>
          <table:table-cell office:value-type="string">
            <text:p>le sac</text:p>
          </table:table-cell>
          <table:table-cell table:style-name="ce23" table:formula="of:=IF((([.A36]&lt;&gt;[.C36])AND([.F$1]=1)) ;&quot;CHYBA&quot;;&quot;&quot;)">
            <text:p/>
          </table:table-cell>
          <table:table-cell table:number-columns-repeated="3"/>
          <table:table-cell office:value-type="float" office:value="0.666666666666667">
            <text:p>0,67</text:p>
          </table:table-cell>
          <table:table-cell table:number-columns-repeated="1016"/>
        </table:table-row>
        <table:table-row table:style-name="ro2">
          <table:table-cell office:value-type="string">
            <text:p>sûr</text:p>
          </table:table-cell>
          <table:table-cell office:value-type="string">
            <text:p>istý</text:p>
          </table:table-cell>
          <table:table-cell office:value-type="string">
            <text:p>sûr</text:p>
          </table:table-cell>
          <table:table-cell table:style-name="ce23" table:formula="of:=IF((([.A37]&lt;&gt;[.C37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>
          <table:table-cell office:value-type="string">
            <text:p>tôt</text:p>
          </table:table-cell>
          <table:table-cell office:value-type="string">
            <text:p>skoro</text:p>
          </table:table-cell>
          <table:table-cell office:value-type="string">
            <text:p>tôt</text:p>
          </table:table-cell>
          <table:table-cell table:style-name="ce23" table:formula="of:=IF((([.A38]&lt;&gt;[.C38])AND([.F$1]=1)) ;&quot;CHYBA&quot;;&quot;&quot;)">
            <text:p/>
          </table:table-cell>
          <table:table-cell table:number-columns-repeated="3"/>
          <table:table-cell office:value-type="float" office:value="0.197530864197531">
            <text:p>0,2</text:p>
          </table:table-cell>
          <table:table-cell table:number-columns-repeated="1016"/>
        </table:table-row>
        <table:table-row table:style-name="ro2">
          <table:table-cell office:value-type="string">
            <text:p>le tour</text:p>
          </table:table-cell>
          <table:table-cell office:value-type="string">
            <text:p>rad, poradie</text:p>
          </table:table-cell>
          <table:table-cell office:value-type="string">
            <text:p>le tour</text:p>
          </table:table-cell>
          <table:table-cell table:style-name="ce23" table:formula="of:=IF((([.A39]&lt;&gt;[.C39])AND([.F$1]=1)) ;&quot;CHYBA&quot;;&quot;&quot;)">
            <text:p/>
          </table:table-cell>
          <table:table-cell table:number-columns-repeated="3"/>
          <table:table-cell office:value-type="float" office:value="1.33333333333333">
            <text:p>1,33</text:p>
          </table:table-cell>
          <table:table-cell table:number-columns-repeated="1016"/>
        </table:table-row>
        <table:table-row table:style-name="ro2">
          <table:table-cell office:value-type="string">
            <text:p>la valise</text:p>
          </table:table-cell>
          <table:table-cell office:value-type="string">
            <text:p>kufor</text:p>
          </table:table-cell>
          <table:table-cell office:value-type="string">
            <text:p>la valise</text:p>
          </table:table-cell>
          <table:table-cell table:style-name="ce23" table:formula="of:=IF((([.A40]&lt;&gt;[.C40])AND([.F$1]=1)) ;&quot;CHYBA&quot;;&quot;&quot;)">
            <text:p/>
          </table:table-cell>
          <table:table-cell table:number-columns-repeated="3"/>
          <table:table-cell office:value-type="float" office:value="0.296296296296296">
            <text:p>0,3</text:p>
          </table:table-cell>
          <table:table-cell table:number-columns-repeated="1016"/>
        </table:table-row>
        <table:table-row table:style-name="ro2" table:number-rows-repeated="65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olingo - animals" table:style-name="ta1">
        <office:forms form:automatic-focus="false" form:apply-design-mode="false"/>
        <table:table-column table:style-name="co57" table:default-cell-style-name="ce33"/>
        <table:table-column table:style-name="co58" table:default-cell-style-name="ce5"/>
        <table:table-column table:style-name="co59" table:default-cell-style-name="ce5"/>
        <table:table-column table:style-name="co60" table:number-columns-repeated="1021" table:default-cell-style-name="ce5"/>
        <table:table-row table:style-name="ro2">
          <table:table-cell office:value-type="string">
            <text:p>le cheval</text:p>
          </table:table-cell>
          <table:table-cell table:style-name="ce35" office:value-type="string">
            <text:p>kôň</text:p>
          </table:table-cell>
          <table:table-cell office:value-type="string">
            <text:p>le cheval</text:p>
          </table:table-cell>
          <table:table-cell table:style-name="ce35" table:formula="of:=IF((([.A1]&lt;&gt;[.C1])AND([.F$1]=1)) ;&quot;CHYBA&quot;;&quot;&quot;)">
            <text:p/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35" table:formula="of:=COUNTA([.A1:.A200])" office:value-type="float" office:value="27">
            <text:p>27</text:p>
          </table:table-cell>
          <table:table-cell table:style-name="ce35" office:value-type="float" office:value="0.0260122948737489">
            <text:p>0,03</text:p>
          </table:table-cell>
          <table:table-cell table:style-name="ce35"/>
          <table:table-cell table:number-columns-repeated="1015"/>
        </table:table-row>
        <table:table-row table:style-name="ro2">
          <table:table-cell office:value-type="string">
            <text:p>le chien</text:p>
          </table:table-cell>
          <table:table-cell office:value-type="string">
            <text:p>pes</text:p>
          </table:table-cell>
          <table:table-cell office:value-type="string">
            <text:p>le chien</text:p>
          </table:table-cell>
          <table:table-cell table:style-name="ce35" table:formula="of:=IF((([.A2]&lt;&gt;[.C2])AND([.F$1]=1)) ;&quot;CHYBA&quot;;&quot;&quot;)">
            <text:p/>
          </table:table-cell>
          <table:table-cell table:number-columns-repeated="3"/>
          <table:table-cell office:value-type="float" office:value="0.0411058486893809">
            <text:p>0,04</text:p>
          </table:table-cell>
          <table:table-cell table:number-columns-repeated="1016"/>
        </table:table-row>
        <table:table-row table:style-name="ro2">
          <table:table-cell office:value-type="string">
            <text:p>l'animal, m</text:p>
          </table:table-cell>
          <table:table-cell office:value-type="string">
            <text:p>zviera</text:p>
          </table:table-cell>
          <table:table-cell/>
          <table:table-cell table:style-name="ce35" table:formula="of:=IF((([.A3]&lt;&gt;[.C3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5" office:value-type="float" office:value="0.0520245897474977">
            <text:p>0,05</text:p>
          </table:table-cell>
          <table:table-cell table:number-columns-repeated="1016"/>
        </table:table-row>
        <table:table-row table:style-name="ro4">
          <table:table-cell table:style-name="ce34" office:value-type="string">
            <text:p>l'oiseau, m</text:p>
          </table:table-cell>
          <table:table-cell office:value-type="string">
            <text:p>vták</text:p>
          </table:table-cell>
          <table:table-cell/>
          <table:table-cell table:style-name="ce35" table:formula="of:=IF((([.A4]&lt;&gt;[.C4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0308293865170358">
            <text:p>0,03</text:p>
          </table:table-cell>
          <table:table-cell table:number-columns-repeated="1016"/>
        </table:table-row>
        <table:table-row table:style-name="ro2">
          <table:table-cell office:value-type="string">
            <text:p>le canard</text:p>
          </table:table-cell>
          <table:table-cell office:value-type="string">
            <text:p>kačka</text:p>
          </table:table-cell>
          <table:table-cell/>
          <table:table-cell table:style-name="ce35" table:formula="of:=IF((([.A5]&lt;&gt;[.C5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5" office:value-type="float" office:value="0.0346830598316652">
            <text:p>0,03</text:p>
          </table:table-cell>
          <table:table-cell table:number-columns-repeated="1016"/>
        </table:table-row>
        <table:table-row table:style-name="ro2">
          <table:table-cell office:value-type="string">
            <text:p>la chatte</text:p>
          </table:table-cell>
          <table:table-cell office:value-type="string">
            <text:p>mačka (dievčatko)</text:p>
          </table:table-cell>
          <table:table-cell/>
          <table:table-cell table:style-name="ce35" table:formula="of:=IF((([.A6]&lt;&gt;[.C6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0390184423106234">
            <text:p>0,04</text:p>
          </table:table-cell>
          <table:table-cell table:number-columns-repeated="1016"/>
        </table:table-row>
        <table:table-row table:style-name="ro2">
          <table:table-cell office:value-type="string">
            <text:p>l'éléphant, m</text:p>
          </table:table-cell>
          <table:table-cell office:value-type="string">
            <text:p>slon</text:p>
          </table:table-cell>
          <table:table-cell/>
          <table:table-cell table:style-name="ce35" table:formula="of:=IF((([.A7]&lt;&gt;[.C7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5" office:value-type="float" office:value="0.026012294873749">
            <text:p>0,03</text:p>
          </table:table-cell>
          <table:table-cell table:number-columns-repeated="1016"/>
        </table:table-row>
        <table:table-row table:style-name="ro4">
          <table:table-cell table:style-name="ce34" office:value-type="string">
            <text:p>l'ours, m</text:p>
          </table:table-cell>
          <table:table-cell table:style-name="ce36" office:value-type="string">
            <text:p>medveď </text:p>
          </table:table-cell>
          <table:table-cell/>
          <table:table-cell table:style-name="ce35" table:formula="of:=IF((([.A8]&lt;&gt;[.C8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0173415299158326">
            <text:p>0,02</text:p>
          </table:table-cell>
          <table:table-cell table:number-columns-repeated="1016"/>
        </table:table-row>
        <table:table-row table:style-name="ro4">
          <table:table-cell office:value-type="string">
            <text:p>la tortue</text:p>
          </table:table-cell>
          <table:table-cell table:style-name="ce36" office:value-type="string">
            <text:p>korytnačka </text:p>
          </table:table-cell>
          <table:table-cell/>
          <table:table-cell table:style-name="ce35" table:formula="of:=IF((([.A9]&lt;&gt;[.C9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5" office:value-type="float" office:value="0.0365385321683387">
            <text:p>0,04</text:p>
          </table:table-cell>
          <table:table-cell table:number-columns-repeated="1016"/>
        </table:table-row>
        <table:table-row table:style-name="ro4">
          <table:table-cell table:style-name="ce34" office:value-type="string">
            <text:p>le lion</text:p>
          </table:table-cell>
          <table:table-cell office:value-type="string">
            <text:p>lev</text:p>
          </table:table-cell>
          <table:table-cell/>
          <table:table-cell table:style-name="ce35" table:formula="of:=IF((([.A10]&lt;&gt;[.C10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0390184423106234">
            <text:p>0,04</text:p>
          </table:table-cell>
          <table:table-cell table:number-columns-repeated="1016"/>
        </table:table-row>
        <table:table-row table:style-name="ro2">
          <table:table-cell office:value-type="string">
            <text:p>la chienne</text:p>
          </table:table-cell>
          <table:table-cell office:value-type="string">
            <text:p>sučka</text:p>
          </table:table-cell>
          <table:table-cell/>
          <table:table-cell table:style-name="ce35" table:formula="of:=IF((([.A11]&lt;&gt;[.C11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5" office:value-type="float" office:value="0.0390184423106234">
            <text:p>0,04</text:p>
          </table:table-cell>
          <table:table-cell table:number-columns-repeated="1016"/>
        </table:table-row>
        <table:table-row table:style-name="ro2">
          <table:table-cell office:value-type="string">
            <text:p>la vache</text:p>
          </table:table-cell>
          <table:table-cell office:value-type="string">
            <text:p>krava</text:p>
          </table:table-cell>
          <table:table-cell/>
          <table:table-cell table:style-name="ce35" table:formula="of:=IF((([.A12]&lt;&gt;[.C12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0390184423106234">
            <text:p>0,04</text:p>
          </table:table-cell>
          <table:table-cell table:number-columns-repeated="1016"/>
        </table:table-row>
        <table:table-row table:style-name="ro2">
          <table:table-cell office:value-type="string">
            <text:p>le cochon</text:p>
          </table:table-cell>
          <table:table-cell office:value-type="string">
            <text:p>prasa</text:p>
          </table:table-cell>
          <table:table-cell/>
          <table:table-cell table:style-name="ce35" table:formula="of:=IF((([.A13]&lt;&gt;[.C13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5" office:value-type="float" office:value="0.0390184423106233">
            <text:p>0,04</text:p>
          </table:table-cell>
          <table:table-cell table:number-columns-repeated="1016"/>
        </table:table-row>
        <table:table-row table:style-name="ro2">
          <table:table-cell office:value-type="string">
            <text:p>la mouche</text:p>
          </table:table-cell>
          <table:table-cell office:value-type="string">
            <text:p>mucha</text:p>
          </table:table-cell>
          <table:table-cell/>
          <table:table-cell table:style-name="ce35" table:formula="of:=IF((([.A14]&lt;&gt;[.C14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0390184423106234">
            <text:p>0,04</text:p>
          </table:table-cell>
          <table:table-cell table:number-columns-repeated="1016"/>
        </table:table-row>
        <table:table-row table:style-name="ro2">
          <table:table-cell office:value-type="string">
            <text:p>le singe</text:p>
          </table:table-cell>
          <table:table-cell office:value-type="string">
            <text:p>opica</text:p>
          </table:table-cell>
          <table:table-cell/>
          <table:table-cell table:style-name="ce35" table:formula="of:=IF((([.A15]&lt;&gt;[.C15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5" office:value-type="float" office:value="0.041105848689381">
            <text:p>0,04</text:p>
          </table:table-cell>
          <table:table-cell table:number-columns-repeated="1016"/>
        </table:table-row>
        <table:table-row table:style-name="ro2">
          <table:table-cell office:value-type="string">
            <text:p>le requin</text:p>
          </table:table-cell>
          <table:table-cell office:value-type="string">
            <text:p>žralok</text:p>
          </table:table-cell>
          <table:table-cell/>
          <table:table-cell table:style-name="ce35" table:formula="of:=IF((([.A16]&lt;&gt;[.C16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0346830598316652">
            <text:p>0,03</text:p>
          </table:table-cell>
          <table:table-cell table:number-columns-repeated="1016"/>
        </table:table-row>
        <table:table-row table:style-name="ro2">
          <table:table-cell office:value-type="string">
            <text:p>l'abeille, ž</text:p>
          </table:table-cell>
          <table:table-cell office:value-type="string">
            <text:p>včela</text:p>
          </table:table-cell>
          <table:table-cell/>
          <table:table-cell table:style-name="ce35" table:formula="of:=IF((([.A17]&lt;&gt;[.C17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5" office:value-type="float" office:value="0.041105848689381">
            <text:p>0,04</text:p>
          </table:table-cell>
          <table:table-cell table:number-columns-repeated="1016"/>
        </table:table-row>
        <table:table-row table:style-name="ro2">
          <table:table-cell office:value-type="string">
            <text:p>le tigre</text:p>
          </table:table-cell>
          <table:table-cell office:value-type="string">
            <text:p>tiger</text:p>
          </table:table-cell>
          <table:table-cell/>
          <table:table-cell table:style-name="ce35" table:formula="of:=IF((([.A18]&lt;&gt;[.C18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0390184423106234">
            <text:p>0,04</text:p>
          </table:table-cell>
          <table:table-cell table:number-columns-repeated="1016"/>
        </table:table-row>
        <table:table-row table:style-name="ro2">
          <table:table-cell office:value-type="string">
            <text:p>le dauphin</text:p>
          </table:table-cell>
          <table:table-cell office:value-type="string">
            <text:p>delfín</text:p>
          </table:table-cell>
          <table:table-cell/>
          <table:table-cell table:style-name="ce35" table:formula="of:=IF((([.A19]&lt;&gt;[.C19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5" office:value-type="float" office:value="0.041105848689381">
            <text:p>0,04</text:p>
          </table:table-cell>
          <table:table-cell table:number-columns-repeated="1016"/>
        </table:table-row>
        <table:table-row table:style-name="ro2">
          <table:table-cell office:value-type="string">
            <text:p>le serpent</text:p>
          </table:table-cell>
          <table:table-cell office:value-type="string">
            <text:p>had</text:p>
          </table:table-cell>
          <table:table-cell/>
          <table:table-cell table:style-name="ce35" table:formula="of:=IF((([.A20]&lt;&gt;[.C20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0390184423106234">
            <text:p>0,04</text:p>
          </table:table-cell>
          <table:table-cell table:number-columns-repeated="1016"/>
        </table:table-row>
        <table:table-row table:style-name="ro2">
          <table:table-cell office:value-type="string">
            <text:p>l'araignée, ž</text:p>
          </table:table-cell>
          <table:table-cell office:value-type="string">
            <text:p>pavúk</text:p>
          </table:table-cell>
          <table:table-cell/>
          <table:table-cell table:style-name="ce35" table:formula="of:=IF((([.A21]&lt;&gt;[.C21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5" office:value-type="float" office:value="0.041105848689381">
            <text:p>0,04</text:p>
          </table:table-cell>
          <table:table-cell table:number-columns-repeated="1016"/>
        </table:table-row>
        <table:table-row table:style-name="ro2">
          <table:table-cell office:value-type="string">
            <text:p>la souris</text:p>
          </table:table-cell>
          <table:table-cell office:value-type="string">
            <text:p>myš</text:p>
          </table:table-cell>
          <table:table-cell/>
          <table:table-cell table:style-name="ce35" table:formula="of:=IF((([.A22]&lt;&gt;[.C22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0365385321683387">
            <text:p>0,04</text:p>
          </table:table-cell>
          <table:table-cell table:number-columns-repeated="1016"/>
        </table:table-row>
        <table:table-row table:style-name="ro2">
          <table:table-cell office:value-type="string">
            <text:p>le papillon</text:p>
          </table:table-cell>
          <table:table-cell office:value-type="string">
            <text:p>motýľ</text:p>
          </table:table-cell>
          <table:table-cell/>
          <table:table-cell table:style-name="ce35" table:formula="of:=IF((([.A23]&lt;&gt;[.C23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5" office:value-type="float" office:value="0.0390184423106234">
            <text:p>0,04</text:p>
          </table:table-cell>
          <table:table-cell table:number-columns-repeated="1016"/>
        </table:table-row>
        <table:table-row table:style-name="ro2">
          <table:table-cell office:value-type="string">
            <text:p>l'insecte, m</text:p>
          </table:table-cell>
          <table:table-cell office:value-type="string">
            <text:p>hmyz</text:p>
          </table:table-cell>
          <table:table-cell/>
          <table:table-cell table:style-name="ce35" table:formula="of:=IF((([.A24]&lt;&gt;[.C24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0308293865170358">
            <text:p>0,03</text:p>
          </table:table-cell>
          <table:table-cell table:number-columns-repeated="1016"/>
        </table:table-row>
        <table:table-row table:style-name="ro2">
          <table:table-cell office:value-type="string">
            <text:p>la fourmi</text:p>
          </table:table-cell>
          <table:table-cell office:value-type="string">
            <text:p>mravec</text:p>
          </table:table-cell>
          <table:table-cell/>
          <table:table-cell table:style-name="ce35" table:formula="of:=IF((([.A25]&lt;&gt;[.C25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5" office:value-type="float" office:value="0.0346830598316652">
            <text:p>0,03</text:p>
          </table:table-cell>
          <table:table-cell table:number-columns-repeated="1016"/>
        </table:table-row>
        <table:table-row table:style-name="ro2">
          <table:table-cell office:value-type="string">
            <text:p>la baleine</text:p>
          </table:table-cell>
          <table:table-cell office:value-type="string">
            <text:p>veľryba</text:p>
          </table:table-cell>
          <table:table-cell/>
          <table:table-cell table:style-name="ce35" table:formula="of:=IF((([.A26]&lt;&gt;[.C26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0.0433049270143273">
            <text:p>0,04</text:p>
          </table:table-cell>
          <table:table-cell table:number-columns-repeated="1016"/>
        </table:table-row>
        <table:table-row table:style-name="ro2">
          <table:table-cell office:value-type="string">
            <text:p>le loup</text:p>
          </table:table-cell>
          <table:table-cell office:value-type="string">
            <text:p>vlk</text:p>
          </table:table-cell>
          <table:table-cell/>
          <table:table-cell table:style-name="ce35" table:formula="of:=IF((([.A27]&lt;&gt;[.C27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35" office:value-type="float" office:value="0.0390184423106234">
            <text:p>0,04</text:p>
          </table:table-cell>
          <table:table-cell table:number-columns-repeated="1016"/>
        </table:table-row>
        <table:table-row table:style-name="ro2">
          <table:table-cell/>
          <table:table-cell/>
          <table:table-cell/>
          <table:table-cell table:style-name="ce35" table:formula="of:=IF((([.A28]&lt;&gt;[.C2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9]&lt;&gt;[.C2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0]&lt;&gt;[.C3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1]&lt;&gt;[.C3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2]&lt;&gt;[.C3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3]&lt;&gt;[.C3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4]&lt;&gt;[.C3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5]&lt;&gt;[.C3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6]&lt;&gt;[.C3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7]&lt;&gt;[.C3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8]&lt;&gt;[.C3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9]&lt;&gt;[.C3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0]&lt;&gt;[.C4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1]&lt;&gt;[.C4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2]&lt;&gt;[.C4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3]&lt;&gt;[.C4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4]&lt;&gt;[.C4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5]&lt;&gt;[.C4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6]&lt;&gt;[.C4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7]&lt;&gt;[.C4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8]&lt;&gt;[.C4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9]&lt;&gt;[.C4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50]&lt;&gt;[.C5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51]&lt;&gt;[.C5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52]&lt;&gt;[.C5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53]&lt;&gt;[.C5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54]&lt;&gt;[.C5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55]&lt;&gt;[.C5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56]&lt;&gt;[.C5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57]&lt;&gt;[.C5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58]&lt;&gt;[.C5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59]&lt;&gt;[.C5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60]&lt;&gt;[.C6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61]&lt;&gt;[.C6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62]&lt;&gt;[.C6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63]&lt;&gt;[.C6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64]&lt;&gt;[.C6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65]&lt;&gt;[.C6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66]&lt;&gt;[.C6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67]&lt;&gt;[.C6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68]&lt;&gt;[.C6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69]&lt;&gt;[.C6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70]&lt;&gt;[.C7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71]&lt;&gt;[.C7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72]&lt;&gt;[.C7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73]&lt;&gt;[.C7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74]&lt;&gt;[.C7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75]&lt;&gt;[.C7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76]&lt;&gt;[.C7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77]&lt;&gt;[.C7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78]&lt;&gt;[.C7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79]&lt;&gt;[.C7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80]&lt;&gt;[.C8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81]&lt;&gt;[.C8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82]&lt;&gt;[.C8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83]&lt;&gt;[.C8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84]&lt;&gt;[.C8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85]&lt;&gt;[.C8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86]&lt;&gt;[.C8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87]&lt;&gt;[.C8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88]&lt;&gt;[.C8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89]&lt;&gt;[.C8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90]&lt;&gt;[.C9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91]&lt;&gt;[.C9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92]&lt;&gt;[.C9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93]&lt;&gt;[.C9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94]&lt;&gt;[.C9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95]&lt;&gt;[.C9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96]&lt;&gt;[.C9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97]&lt;&gt;[.C9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98]&lt;&gt;[.C9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99]&lt;&gt;[.C9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00]&lt;&gt;[.C10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01]&lt;&gt;[.C10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02]&lt;&gt;[.C10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03]&lt;&gt;[.C10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04]&lt;&gt;[.C10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05]&lt;&gt;[.C10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06]&lt;&gt;[.C10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07]&lt;&gt;[.C10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08]&lt;&gt;[.C10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09]&lt;&gt;[.C10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10]&lt;&gt;[.C11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11]&lt;&gt;[.C11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12]&lt;&gt;[.C11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13]&lt;&gt;[.C11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14]&lt;&gt;[.C11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15]&lt;&gt;[.C11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16]&lt;&gt;[.C11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17]&lt;&gt;[.C11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18]&lt;&gt;[.C11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19]&lt;&gt;[.C11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20]&lt;&gt;[.C12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21]&lt;&gt;[.C12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22]&lt;&gt;[.C12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23]&lt;&gt;[.C12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24]&lt;&gt;[.C12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25]&lt;&gt;[.C12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26]&lt;&gt;[.C12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27]&lt;&gt;[.C12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28]&lt;&gt;[.C12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29]&lt;&gt;[.C12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30]&lt;&gt;[.C13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31]&lt;&gt;[.C13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32]&lt;&gt;[.C13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33]&lt;&gt;[.C13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34]&lt;&gt;[.C13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35]&lt;&gt;[.C13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36]&lt;&gt;[.C13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37]&lt;&gt;[.C13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38]&lt;&gt;[.C13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39]&lt;&gt;[.C13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40]&lt;&gt;[.C14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41]&lt;&gt;[.C14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42]&lt;&gt;[.C14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43]&lt;&gt;[.C14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44]&lt;&gt;[.C14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45]&lt;&gt;[.C14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46]&lt;&gt;[.C14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47]&lt;&gt;[.C14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48]&lt;&gt;[.C14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49]&lt;&gt;[.C14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50]&lt;&gt;[.C15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51]&lt;&gt;[.C15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52]&lt;&gt;[.C15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53]&lt;&gt;[.C15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54]&lt;&gt;[.C15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55]&lt;&gt;[.C15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56]&lt;&gt;[.C15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57]&lt;&gt;[.C15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58]&lt;&gt;[.C15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59]&lt;&gt;[.C15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60]&lt;&gt;[.C16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61]&lt;&gt;[.C16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62]&lt;&gt;[.C16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63]&lt;&gt;[.C16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64]&lt;&gt;[.C16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65]&lt;&gt;[.C16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66]&lt;&gt;[.C16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67]&lt;&gt;[.C16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68]&lt;&gt;[.C16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69]&lt;&gt;[.C16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70]&lt;&gt;[.C17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71]&lt;&gt;[.C17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72]&lt;&gt;[.C17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73]&lt;&gt;[.C17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74]&lt;&gt;[.C17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75]&lt;&gt;[.C17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76]&lt;&gt;[.C17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77]&lt;&gt;[.C17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78]&lt;&gt;[.C17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79]&lt;&gt;[.C17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80]&lt;&gt;[.C18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81]&lt;&gt;[.C18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82]&lt;&gt;[.C18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83]&lt;&gt;[.C18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84]&lt;&gt;[.C18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85]&lt;&gt;[.C18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86]&lt;&gt;[.C18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87]&lt;&gt;[.C18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88]&lt;&gt;[.C18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89]&lt;&gt;[.C18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90]&lt;&gt;[.C19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91]&lt;&gt;[.C19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92]&lt;&gt;[.C19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93]&lt;&gt;[.C19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94]&lt;&gt;[.C19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95]&lt;&gt;[.C19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96]&lt;&gt;[.C19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97]&lt;&gt;[.C19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98]&lt;&gt;[.C19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199]&lt;&gt;[.C19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00]&lt;&gt;[.C20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01]&lt;&gt;[.C20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02]&lt;&gt;[.C20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03]&lt;&gt;[.C20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04]&lt;&gt;[.C20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05]&lt;&gt;[.C20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06]&lt;&gt;[.C20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07]&lt;&gt;[.C20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08]&lt;&gt;[.C20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09]&lt;&gt;[.C20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10]&lt;&gt;[.C21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11]&lt;&gt;[.C21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12]&lt;&gt;[.C21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13]&lt;&gt;[.C21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14]&lt;&gt;[.C21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15]&lt;&gt;[.C21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16]&lt;&gt;[.C21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17]&lt;&gt;[.C21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18]&lt;&gt;[.C21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19]&lt;&gt;[.C21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20]&lt;&gt;[.C22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21]&lt;&gt;[.C22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22]&lt;&gt;[.C22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23]&lt;&gt;[.C22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24]&lt;&gt;[.C22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25]&lt;&gt;[.C22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26]&lt;&gt;[.C22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27]&lt;&gt;[.C22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28]&lt;&gt;[.C22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29]&lt;&gt;[.C22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30]&lt;&gt;[.C23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31]&lt;&gt;[.C23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32]&lt;&gt;[.C23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33]&lt;&gt;[.C23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34]&lt;&gt;[.C23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35]&lt;&gt;[.C23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36]&lt;&gt;[.C23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37]&lt;&gt;[.C23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38]&lt;&gt;[.C23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39]&lt;&gt;[.C23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40]&lt;&gt;[.C24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41]&lt;&gt;[.C24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42]&lt;&gt;[.C24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43]&lt;&gt;[.C24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44]&lt;&gt;[.C24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45]&lt;&gt;[.C24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46]&lt;&gt;[.C24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47]&lt;&gt;[.C24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48]&lt;&gt;[.C24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49]&lt;&gt;[.C24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50]&lt;&gt;[.C25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51]&lt;&gt;[.C25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52]&lt;&gt;[.C25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53]&lt;&gt;[.C25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54]&lt;&gt;[.C25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55]&lt;&gt;[.C25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56]&lt;&gt;[.C25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57]&lt;&gt;[.C25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58]&lt;&gt;[.C25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59]&lt;&gt;[.C25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60]&lt;&gt;[.C26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61]&lt;&gt;[.C26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62]&lt;&gt;[.C26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63]&lt;&gt;[.C26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64]&lt;&gt;[.C26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65]&lt;&gt;[.C26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66]&lt;&gt;[.C26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67]&lt;&gt;[.C26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68]&lt;&gt;[.C26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69]&lt;&gt;[.C26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70]&lt;&gt;[.C27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71]&lt;&gt;[.C27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72]&lt;&gt;[.C27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73]&lt;&gt;[.C27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74]&lt;&gt;[.C27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75]&lt;&gt;[.C27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76]&lt;&gt;[.C27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77]&lt;&gt;[.C27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78]&lt;&gt;[.C27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79]&lt;&gt;[.C27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80]&lt;&gt;[.C28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81]&lt;&gt;[.C28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82]&lt;&gt;[.C28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83]&lt;&gt;[.C28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84]&lt;&gt;[.C28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85]&lt;&gt;[.C28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86]&lt;&gt;[.C28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87]&lt;&gt;[.C28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88]&lt;&gt;[.C28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89]&lt;&gt;[.C28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90]&lt;&gt;[.C29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91]&lt;&gt;[.C29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92]&lt;&gt;[.C29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93]&lt;&gt;[.C29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94]&lt;&gt;[.C29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95]&lt;&gt;[.C29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96]&lt;&gt;[.C29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97]&lt;&gt;[.C29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98]&lt;&gt;[.C29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299]&lt;&gt;[.C29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00]&lt;&gt;[.C30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01]&lt;&gt;[.C30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02]&lt;&gt;[.C30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03]&lt;&gt;[.C30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04]&lt;&gt;[.C30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05]&lt;&gt;[.C30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06]&lt;&gt;[.C30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07]&lt;&gt;[.C30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08]&lt;&gt;[.C30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09]&lt;&gt;[.C30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10]&lt;&gt;[.C31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11]&lt;&gt;[.C31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12]&lt;&gt;[.C31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13]&lt;&gt;[.C31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14]&lt;&gt;[.C31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15]&lt;&gt;[.C31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16]&lt;&gt;[.C31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17]&lt;&gt;[.C31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18]&lt;&gt;[.C31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19]&lt;&gt;[.C31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20]&lt;&gt;[.C32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21]&lt;&gt;[.C32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22]&lt;&gt;[.C32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23]&lt;&gt;[.C32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24]&lt;&gt;[.C32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25]&lt;&gt;[.C32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26]&lt;&gt;[.C32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27]&lt;&gt;[.C32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28]&lt;&gt;[.C32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29]&lt;&gt;[.C32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30]&lt;&gt;[.C33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31]&lt;&gt;[.C33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32]&lt;&gt;[.C33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33]&lt;&gt;[.C33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34]&lt;&gt;[.C33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35]&lt;&gt;[.C33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36]&lt;&gt;[.C33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37]&lt;&gt;[.C33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38]&lt;&gt;[.C33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39]&lt;&gt;[.C33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40]&lt;&gt;[.C34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41]&lt;&gt;[.C34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42]&lt;&gt;[.C34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43]&lt;&gt;[.C34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44]&lt;&gt;[.C34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45]&lt;&gt;[.C34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46]&lt;&gt;[.C34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47]&lt;&gt;[.C34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48]&lt;&gt;[.C34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49]&lt;&gt;[.C34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50]&lt;&gt;[.C35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51]&lt;&gt;[.C35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52]&lt;&gt;[.C35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53]&lt;&gt;[.C35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54]&lt;&gt;[.C35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55]&lt;&gt;[.C35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56]&lt;&gt;[.C35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57]&lt;&gt;[.C35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58]&lt;&gt;[.C35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59]&lt;&gt;[.C35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60]&lt;&gt;[.C36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61]&lt;&gt;[.C36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62]&lt;&gt;[.C36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63]&lt;&gt;[.C36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64]&lt;&gt;[.C36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65]&lt;&gt;[.C36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66]&lt;&gt;[.C36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67]&lt;&gt;[.C36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68]&lt;&gt;[.C36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69]&lt;&gt;[.C36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70]&lt;&gt;[.C37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71]&lt;&gt;[.C37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72]&lt;&gt;[.C37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73]&lt;&gt;[.C37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74]&lt;&gt;[.C37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75]&lt;&gt;[.C37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76]&lt;&gt;[.C37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77]&lt;&gt;[.C37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78]&lt;&gt;[.C37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79]&lt;&gt;[.C37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80]&lt;&gt;[.C38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81]&lt;&gt;[.C38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82]&lt;&gt;[.C38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83]&lt;&gt;[.C38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84]&lt;&gt;[.C38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85]&lt;&gt;[.C38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86]&lt;&gt;[.C38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87]&lt;&gt;[.C38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88]&lt;&gt;[.C38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89]&lt;&gt;[.C38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90]&lt;&gt;[.C39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91]&lt;&gt;[.C39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92]&lt;&gt;[.C39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93]&lt;&gt;[.C39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94]&lt;&gt;[.C39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95]&lt;&gt;[.C39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96]&lt;&gt;[.C39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97]&lt;&gt;[.C39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98]&lt;&gt;[.C39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399]&lt;&gt;[.C39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00]&lt;&gt;[.C40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01]&lt;&gt;[.C40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02]&lt;&gt;[.C40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03]&lt;&gt;[.C40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04]&lt;&gt;[.C40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05]&lt;&gt;[.C40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06]&lt;&gt;[.C40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07]&lt;&gt;[.C40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08]&lt;&gt;[.C40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09]&lt;&gt;[.C40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10]&lt;&gt;[.C41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11]&lt;&gt;[.C41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12]&lt;&gt;[.C41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13]&lt;&gt;[.C41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14]&lt;&gt;[.C41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15]&lt;&gt;[.C41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16]&lt;&gt;[.C41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17]&lt;&gt;[.C41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18]&lt;&gt;[.C41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19]&lt;&gt;[.C41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20]&lt;&gt;[.C42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21]&lt;&gt;[.C42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22]&lt;&gt;[.C42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23]&lt;&gt;[.C42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24]&lt;&gt;[.C42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25]&lt;&gt;[.C42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26]&lt;&gt;[.C42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27]&lt;&gt;[.C42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28]&lt;&gt;[.C42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29]&lt;&gt;[.C42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30]&lt;&gt;[.C43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31]&lt;&gt;[.C43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32]&lt;&gt;[.C43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33]&lt;&gt;[.C43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34]&lt;&gt;[.C43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35]&lt;&gt;[.C43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36]&lt;&gt;[.C43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37]&lt;&gt;[.C43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38]&lt;&gt;[.C43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39]&lt;&gt;[.C43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40]&lt;&gt;[.C44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41]&lt;&gt;[.C44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42]&lt;&gt;[.C44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43]&lt;&gt;[.C44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44]&lt;&gt;[.C44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45]&lt;&gt;[.C44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46]&lt;&gt;[.C44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47]&lt;&gt;[.C44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48]&lt;&gt;[.C44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49]&lt;&gt;[.C44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50]&lt;&gt;[.C45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51]&lt;&gt;[.C45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52]&lt;&gt;[.C45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53]&lt;&gt;[.C45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54]&lt;&gt;[.C45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55]&lt;&gt;[.C45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56]&lt;&gt;[.C45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57]&lt;&gt;[.C45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58]&lt;&gt;[.C45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59]&lt;&gt;[.C45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60]&lt;&gt;[.C46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61]&lt;&gt;[.C46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62]&lt;&gt;[.C46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63]&lt;&gt;[.C46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64]&lt;&gt;[.C46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65]&lt;&gt;[.C46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66]&lt;&gt;[.C46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67]&lt;&gt;[.C46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68]&lt;&gt;[.C46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69]&lt;&gt;[.C46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70]&lt;&gt;[.C47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71]&lt;&gt;[.C47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72]&lt;&gt;[.C47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73]&lt;&gt;[.C47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74]&lt;&gt;[.C47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75]&lt;&gt;[.C47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76]&lt;&gt;[.C47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77]&lt;&gt;[.C47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78]&lt;&gt;[.C47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79]&lt;&gt;[.C47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80]&lt;&gt;[.C48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81]&lt;&gt;[.C48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82]&lt;&gt;[.C48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83]&lt;&gt;[.C48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84]&lt;&gt;[.C48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85]&lt;&gt;[.C48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86]&lt;&gt;[.C48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87]&lt;&gt;[.C48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88]&lt;&gt;[.C48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89]&lt;&gt;[.C48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90]&lt;&gt;[.C49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91]&lt;&gt;[.C49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92]&lt;&gt;[.C49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93]&lt;&gt;[.C49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94]&lt;&gt;[.C49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95]&lt;&gt;[.C49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96]&lt;&gt;[.C49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97]&lt;&gt;[.C49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98]&lt;&gt;[.C49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499]&lt;&gt;[.C49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500]&lt;&gt;[.C50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501]&lt;&gt;[.C50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502]&lt;&gt;[.C50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503]&lt;&gt;[.C503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504]&lt;&gt;[.C504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505]&lt;&gt;[.C505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506]&lt;&gt;[.C506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507]&lt;&gt;[.C507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508]&lt;&gt;[.C508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509]&lt;&gt;[.C509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510]&lt;&gt;[.C510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511]&lt;&gt;[.C511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512]&lt;&gt;[.C512])AND([.F$1]=1)) ;&quot;CHYBA&quot;;&quot;&quot;)">
            <text:p/>
          </table:table-cell>
          <table:table-cell table:number-columns-repeated="1020"/>
        </table:table-row>
        <table:table-row table:style-name="ro2">
          <table:table-cell/>
          <table:table-cell/>
          <table:table-cell/>
          <table:table-cell table:style-name="ce35" table:formula="of:=IF((([.A513]&lt;&gt;[.C513])AND([.F$1]=1)) ;&quot;CHYBA&quot;;&quot;&quot;)">
            <text:p/>
          </table:table-cell>
          <table:table-cell table:number-columns-repeated="1020"/>
        </table:table-row>
        <table:table-row table:style-name="ro2" table:number-rows-repeated="10480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3" table:target-range-address="Sheet2.G16:Sheet2.H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.00.0000</text:date>, <text:time style:data-style-name="N2" text:time-value="0000-00-00T20:18:35.0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2DT6H3M31S</meta:editing-duration>
    <meta:editing-cycles>82</meta:editing-cycles>
    <meta:generator>LibreOffice/3.6$Windows_x86 LibreOffice_project/932b512-69e3009-7a10e5c-fc86223-a55908</meta:generator>
    <dc:date>2014-10-28T00:20:21.17</dc:date>
    <meta:document-statistic meta:table-count="15" meta:cell-count="3879" meta:object-count="3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REM vygeneruje dalsie slovicko

Dim Doc As Object
Dim Sheet As Object
Dim S As String
Dim Num As Double
Dim MaxNumRows As Integer
Dim I As Integer
Dim Rand As Double
Dim MaxScore As Double



MaxNumRows=100
MaxNumSheets=20
Doc = ThisComponent
Sheet = Doc.Sheets (0)
MaxScore=0
MaxLes=0
Sheet.getCellByPosition(0, 1).Value=47
strictness=Sheet.getCellByPosition(1, 1).Value
For I=0 To MaxNumSheets
	CurSheet=Doc.Sheets(Sheet.getCellByPosition(I, 4).Value)
Sheet.getCellByPosition(I+5,11).String= CurSheet.name
	
	if Sheet.getCellByPosition(I, 4).Value &gt;0 Then
		For J=0 to MaxNumRows
			MaxScore= MaxScore + (CurSheet.getCellByPosition(7, J).Value)^strictness
			if CurSheet.getCellByPosition(7, J).Value = 0 Then
				Exit for
			end if
		Next
REM		MaxScore= MaxScore + CurSheet.getCellRangeByPosition(7,0,7,MaxNumRows).computeFunction(com.sun.star.sheet.GeneralFunction.SUM)
		MaxLes=I
		Sheet.getCellByPosition(I+5,13).Value=CurSheet.getCellRangeByPosition(7,0,7,MaxNumRows).computeFunction(com.sun.star.sheet.GeneralFunction.SUM)

	end if
	Sheet.getCellByPosition(I+5,12).Value= MaxScore
Next
Randomize
Rand=Rnd*MaxScore
Sheet.getCellByPosition(0,10).Value= Rand
Sheet.getCellByPosition(0,11).Value= MaxScore
Num=0
Dim Index as Integer
Dim ok as Integer
ok=0
For J=0 To MaxLes
	CurSheet=Doc.Sheets(Sheet.getCellByPosition(J, 4).Value)
	Sheet.getCellByPosition(0,9).String= CurSheet.name
	For I=0 To MaxNumRows
		Num = Num + ((CurSheet.getCellByPosition(7, I).Value)^strictness)
		If (Num &gt; Rand)and(ok=0) Then
			Index = I
			SheetIndex = J
			ok=1
			Exit For
		End If
		if ok =1 then
			Exit For
		end if
	Next
	if ok =1 then
		Exit For
	end if	
Next
Sheet.getCellByPosition(0,12).Value=Index
Sheet.getCellByPosition(1,12).Value=SheetIndex
CurSheet=Doc.Sheets(Sheet.getCellByPosition(SheetIndex, 4).Value)
Sheet.getCellByPosition(0,14).String=CurSheet.getCellByPosition(1,Index).String
Sheet.getCellByPosition(4,14).String=CurSheet.getCellByPosition(0,Index).String
Sheet.getCellByPosition(1,14).String = ""
Sheet.getCellByPosition(2,14).String = "---"


dim document   as object
dim dispatcher as object
document   = ThisComponent.CurrentController.Frame
dispatcher = createUnoService("com.sun.star.frame.DispatchHelper")

dim args1(0) as new com.sun.star.beans.PropertyValue
args1(0).Name = ToPoint
args1(0).Value = "$B$15"

dispatcher.executeDispatch(document, ".uno:GoToCell", "", 0, args1())


End Sub
</script:module>
</file>

<file path=Basic/Standard/penalizujAdalsie.xml><?xml version="1.0" encoding="utf-8"?>
<!DOCTYPE module  PUBLIC '-//OpenOffice.org//DTD OfficeDocument 1.0//EN'  'module.dtd'>
<script:module xmlns:script="http://openoffice.org/2000/script" script:name="penalizujAdalsie" script:language="StarBasic">REM  *****  BASIC  *****

Sub Main
 
Doc = ThisComponent
Sheet = Doc.Sheets (0)
Dim Penalty As Double
Penalty = 1.5

Dim Index as Integer
Index = Sheet.getCellByPosition(0,12).Value
SheetIndex= Sheet.getCellByPosition(1,12).Value
CurSheet=Doc.Sheets(Sheet.getCellByPosition(SheetIndex, 4).Value)
Fr = CurSheet.getCellByPosition(0,Index).String
ErrorStr = Sheet.getCellByPosition(2,14).String
If Sheet.getCellByPosition(2,14).String = "OK" Then
	CurSheet.getCellByPosition(7,Index).Value = CurSheet.getCellByPosition(7,Index).Value / Penalty
End If
If Sheet.getCellByPosition(2,14).String = "ZLE" Then
	CurSheet.getCellByPosition(7,Index).Value = CurSheet.getCellByPosition(7,Index).Value * Penalty * 2
	Sheet.getCellByPosition(1,15).String = Fr
	For I=0 To 2000000
	Next
 	Sheet.getCellByPosition(1,15).String= ""	
End If

call Module1.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kontroluj"/>
  <library:element library:name="penalizujAdalsie"/>
</library:library>
</file>

<file path=Basic/Standard/skontroluj.xml><?xml version="1.0" encoding="utf-8"?>
<!DOCTYPE module  PUBLIC '-//OpenOffice.org//DTD OfficeDocument 1.0//EN'  'module.dtd'>
<script:module xmlns:script="http://openoffice.org/2000/script" script:name="skontroluj" script:language="StarBasic">REM  *****  BASIC  *****

Sub Main
Dim Doc As Object
Dim Sheet As Object

Doc = ThisComponent
Sheet = Doc.Sheets (0)
Sheet.getCellByPosition(2, 14).String="---"

REM IBA stlacenie enteru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rem ----------------------------------------------------------------------
dispatcher.executeDispatch(document, ".uno:JumpToNextCell", "", 0, Array())

rem ----------------------------------------------------------------------
dim args1(0) as new com.sun.star.beans.PropertyValue
args1(0).Name = "ToPoint"
args1(0).Value = "$B$15"

dispatcher.executeDispatch(document, ".uno:GoToCell", "", 0, args1())


Wait 100
Dim ActSheetIndex as Integer
ActSheetIndex = Sheet.getCellByPosition(1, 12).Value
Dim ActSheet As Object
ActSheet=Doc.Sheets(Sheet.getCellByPosition(ActSheetIndex, 4).Value)
ActRow= Sheet.getCellByPosition(0, 12).Value
CorrectWord=ActSheet.getCellByPosition(0,ActRow).String
InputWord=Sheet.getCellByPosition(1,14).String
if CorrectWord = InputWord then
	Sheet.getCellByPosition(2, 14).String="OK"
else
	Sheet.getCellByPosition(2, 14).String="ZLE"	
end if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